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0CF000000D02F503ED3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="solid" draw:fill-color="#eb613d" draw:textarea-horizontal-align="center" draw:textarea-vertical-align="middle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marker-end="Arrow" draw:marker-end-width="0.3cm" draw:fill="solid" draw:fill-color="#eb613d"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 style:parent-style-name="standard">
      <style:graphic-properties draw:fill="solid" draw:fill-color="#3deb3d" draw:textarea-horizontal-align="center" draw:textarea-vertical-align="middle"/>
    </style:style>
    <style:style style:name="gr8" style:family="graphic" style:parent-style-name="standard">
      <style:graphic-properties svg:stroke-width="0.1cm" svg:stroke-color="#3deb3d" draw:marker-start-width="0.35cm" draw:marker-end-width="0.35cm" draw:fill="solid" draw:fill-color="#eb613d" draw:textarea-horizontal-align="center" draw:textarea-vertical-align="middle" fo:padding-top="0.175cm" fo:padding-bottom="0.175cm" fo:padding-left="0.3cm" fo:padding-right="0.3cm"/>
    </style:style>
    <style:style style:name="gr9" style:family="graphic" style:parent-style-name="standard">
      <style:graphic-properties draw:fill="solid" draw:fill-color="#eb613d" draw:textarea-horizontal-align="center" draw:textarea-vertical-align="middle"/>
    </style:style>
    <style:style style:name="gr10" style:family="graphic" style:parent-style-name="standard">
      <style:graphic-properties svg:stroke-width="0.1cm" svg:stroke-color="#3deb3d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25cm" fo:min-width="1.36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24cm" fo:min-width="1.616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25cm" fo:min-width="3.228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25cm" fo:min-width="2.566cm"/>
    </style:style>
    <style:style style:name="gr16" style:family="graphic" style:parent-style-name="standard">
      <style:graphic-properties draw:fill="solid" draw:fill-color="#e6e6e6" draw:textarea-horizontal-align="center" draw:textarea-vertical-align="middl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5cm" fo:min-width="0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93cm" fo:min-width="5.044cm"/>
    </style:style>
    <style:style style:name="gr19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20" style:family="graphic" style:parent-style-name="standard">
      <style:graphic-properties draw:fill="none" draw:textarea-horizontal-align="center" draw:textarea-vertical-align="middle"/>
    </style:style>
    <style:style style:name="gr21" style:family="graphic" style:parent-style-name="standard">
      <style:graphic-properties draw:textarea-horizontal-align="center" draw:textarea-vertical-align="middle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cm" fo:min-width="0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5cm" fo:min-width="0cm"/>
    </style:style>
    <style:style style:name="gr24" style:family="graphic" style:parent-style-name="standard">
      <style:graphic-properties draw:fill="solid" draw:fill-color="#ffff99" draw:textarea-horizontal-align="center" draw:textarea-vertical-align="middle"/>
    </style:style>
    <style:style style:name="gr25" style:family="graphic" style:parent-style-name="standard">
      <style:graphic-properties draw:fill="solid" draw:fill-color="#ffff99" draw:textarea-horizontal-align="center" draw:textarea-vertical-align="middle"/>
    </style:style>
    <style:style style:name="gr26" style:family="graphic" style:parent-style-name="standard">
      <style:graphic-properties draw:fill="solid" draw:fill-color="#00b8ff" draw:textarea-horizontal-align="center" draw:textarea-vertical-align="middle"/>
    </style:style>
    <style:style style:name="gr27" style:family="graphic" style:parent-style-name="standard">
      <style:graphic-properties draw:textarea-horizontal-align="justify" draw:textarea-vertical-align="middle" draw:auto-grow-height="false"/>
    </style:style>
    <style:style style:name="gr28" style:family="graphic" style:parent-style-name="standard">
      <style:graphic-properties draw:fill="solid" draw:fill-color="#00b8ff" draw:textarea-horizontal-align="center" draw:textarea-vertical-align="middle"/>
    </style:style>
    <style:style style:name="gr29" style:family="graphic" style:parent-style-name="standard">
      <style:graphic-properties draw:textarea-horizontal-align="justify" draw:textarea-vertical-align="middle" draw:auto-grow-height="false"/>
    </style:style>
    <style:style style:name="gr30" style:family="graphic" style:parent-style-name="standard">
      <style:graphic-properties draw:stroke="solid" svg:stroke-width="0.026cm" svg:stroke-color="#000000" draw:stroke-linejoin="miter" draw:fill="none" draw:fill-color="#bbe0e3" draw:textarea-horizontal-align="left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gr31" style:family="graphic" style:parent-style-name="standard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gr32" style:family="graphic" style:parent-style-name="standard">
      <style:graphic-properties draw:fill="solid" draw:fill-color="#ffff99" draw:textarea-horizontal-align="justify" draw:textarea-vertical-align="middle" draw:auto-grow-height="false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28cm" fo:min-width="1.03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28cm" fo:min-width="1.293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28cm" fo:min-width="0.913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28cm" fo:min-width="1.058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28cm" fo:min-width="1.124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29cm" fo:min-width="1.205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5cm" fo:min-width="1.293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4cm" fo:min-width="0.913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cm" fo:min-width="1.018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cm" fo:min-width="0.83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8.737cm" fo:min-width="0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7cm" fo:min-width="1.124cm"/>
    </style:style>
    <style:style style:name="pr1" style:family="presentation" style:parent-style-name="Shark-title">
      <style:graphic-properties draw:stroke="none" draw:fill="none" draw:fill-color="#bbe0e3" draw:textarea-horizontal-align="justify" draw:textarea-vertical-align="middle" draw:auto-grow-height="true" draw:auto-grow-width="false" fo:min-height="3.824cm" fo:min-width="0cm" fo:padding-top="0.13cm" fo:padding-bottom="0.13cm" fo:padding-left="0.25cm" fo:padding-right="0.25cm" fo:wrap-option="wrap" draw:shadow="hidden" draw:shadow-color="#808080"/>
    </style:style>
    <style:style style:name="pr2" style:family="presentation" style:parent-style-name="Shark-subtitle">
      <style:graphic-properties draw:stroke="none" draw:fill="none" draw:fill-color="#bbe0e3" draw:textarea-horizontal-align="justify" draw:textarea-vertical-align="top" draw:auto-grow-height="true" draw:auto-grow-width="false" fo:min-height="4.609cm" fo:min-width="0cm" fo:padding-top="0.13cm" fo:padding-bottom="0.13cm" fo:padding-left="0.25cm" fo:padding-right="0.25cm" fo:wrap-option="wrap" draw:shadow="hidden" draw:shadow-color="#808080"/>
    </style:style>
    <style:style style:name="pr3" style:family="presentation" style:parent-style-name="Shark-notes">
      <style:graphic-properties draw:fill-color="#ffffff" fo:min-height="11.43cm"/>
    </style:style>
    <style:style style:name="pr4" style:family="presentation" style:parent-style-name="Default-title">
      <style:graphic-properties draw:stroke="none" draw:fill="none" draw:fill-color="#bbe0e3" draw:textarea-horizontal-align="justify" draw:textarea-vertical-align="middle" draw:auto-grow-height="true" draw:auto-grow-width="false" fo:min-height="1.518cm" fo:min-width="0cm" fo:padding-top="0.13cm" fo:padding-bottom="0.13cm" fo:padding-left="0.25cm" fo:padding-right="0.25cm" fo:wrap-option="wrap" draw:shadow="hidden" draw:shadow-color="#808080"/>
    </style:style>
    <style:style style:name="pr5" style:family="presentation" style:parent-style-name="Default-outline1">
      <style:graphic-properties draw:stroke="none" draw:fill="none" draw:fill-color="#bbe0e3" draw:textarea-horizontal-align="justify" draw:textarea-vertical-align="top" draw:auto-grow-height="true" draw:auto-grow-width="false" fo:min-height="12.736cm" fo:min-width="0cm" fo:padding-top="0.13cm" fo:padding-bottom="0.13cm" fo:padding-left="0.25cm" fo:padding-right="0.25cm" fo:wrap-option="wrap" draw:shadow="hidden" draw:shadow-color="#808080"/>
    </style:style>
    <style:style style:name="pr6" style:family="presentation" style:parent-style-name="Default-notes">
      <style:graphic-properties draw:fill-color="#ffffff" fo:min-height="11.43cm"/>
    </style:style>
    <style:style style:name="pr7" style:family="presentation" style:parent-style-name="Default-title">
      <style:graphic-properties fo:min-height="1.535cm"/>
    </style:style>
    <style:style style:name="pr8" style:family="presentation" style:parent-style-name="Default-outline1">
      <style:graphic-properties fo:min-height="12.746cm"/>
    </style:style>
    <style:style style:name="pr9" style:family="presentation" style:parent-style-name="Default-notes">
      <style:graphic-properties draw:fill-color="#ffffff" fo:min-height="11.179cm"/>
    </style:style>
    <style:style style:name="pr10" style:family="presentation" style:parent-style-name="Default-title">
      <style:graphic-properties draw:fill-color="#ffffff" draw:auto-grow-height="true" fo:min-height="1.786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 style:writing-mode="lr-tb"/>
    </style:style>
    <style:style style:name="P3" style:family="paragraph">
      <style:paragraph-properties fo:margin-left="0cm" fo:margin-right="0cm" fo:margin-top="0.211cm" fo:margin-bottom="0cm" fo:line-height="90%" fo:text-indent="0cm"/>
    </style:style>
    <style:style style:name="P4" style:family="paragraph">
      <style:paragraph-properties fo:margin-left="0cm" fo:margin-right="0cm" fo:margin-top="0.282cm" fo:margin-bottom="0cm" fo:text-indent="0cm"/>
    </style:style>
    <style:style style:name="P5" style:family="paragraph">
      <style:paragraph-properties fo:margin-left="0.952cm" fo:margin-right="0cm" fo:text-indent="-0.952cm" style:writing-mode="lr-tb"/>
    </style:style>
    <style:style style:name="P6" style:family="paragraph">
      <style:paragraph-properties fo:text-align="end"/>
    </style:style>
    <style:style style:name="P7" style:family="paragraph">
      <style:text-properties fo:font-style="italic" style:font-style-asian="italic" style:font-style-complex="italic"/>
    </style:style>
    <style:style style:name="P8" style:family="paragraph">
      <style:text-properties fo:font-size="14pt" style:font-size-asian="18pt" style:font-size-complex="18pt"/>
    </style:style>
    <style:style style:name="P9" style:family="paragraph">
      <style:paragraph-properties fo:text-align="center"/>
    </style:style>
    <style:style style:name="P10" style:family="paragraph">
      <style:text-properties fo:font-size="32pt" style:font-size-asian="32pt" style:font-size-complex="32pt"/>
    </style:style>
    <style:style style:name="P11" style:family="paragraph">
      <style:text-properties fo:font-size="14pt" style:font-size-asian="14pt" style:font-size-complex="14pt"/>
    </style:style>
    <style:style style:name="P12" style:family="paragraph">
      <style:paragraph-properties fo:text-align="center"/>
      <style:text-properties fo:font-size="14pt" style:font-size-asian="14pt" style:font-size-complex="14pt"/>
    </style:style>
    <style:style style:name="P13" style:family="paragraph">
      <style:paragraph-properties style:writing-mode="lr-tb"/>
    </style:style>
    <style:style style:name="P14" style:family="paragraph">
      <style:paragraph-properties fo:text-align="center" style:writing-mode="lr-tb"/>
      <style:text-properties fo:font-size="24pt"/>
    </style:style>
    <style:style style:name="P15" style:family="paragraph">
      <style:text-properties fo:font-size="16pt"/>
    </style:style>
    <style:style style:name="P16" style:family="paragraph">
      <style:text-properties fo:font-size="16pt" fo:font-style="italic" style:font-style-asian="italic" style:font-style-complex="italic"/>
    </style:style>
    <style:style style:name="P17" style:family="paragraph">
      <style:text-properties fo:font-size="16pt" style:font-size-asian="14pt" style:font-size-complex="14pt"/>
    </style:style>
    <style:style style:name="P18" style:family="paragraph">
      <style:text-properties fo:font-size="28pt" style:font-size-asian="28pt" style:font-size-complex="28pt"/>
    </style:style>
    <style:style style:name="T1" style:family="text">
      <style:text-properties fo:color="#000000" fo:font-size="32pt" style:font-size-asian="32pt" style:font-size-complex="32pt"/>
    </style:style>
    <style:style style:name="T2" style:family="text">
      <style:text-properties fo:font-size="24pt" fo:language="de" fo:country="DE" style:font-size-asian="24pt" style:font-size-complex="24pt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ize="14pt" style:font-size-asian="18pt" style:font-size-complex="18pt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font-size="16pt" fo:font-style="italic" style:font-style-asian="italic" style:font-style-complex="italic"/>
    </style:style>
    <style:style style:name="T9" style:family="text">
      <style:text-properties fo:font-size="16pt"/>
    </style:style>
    <style:style style:name="T10" style:family="text">
      <style:text-properties style:text-position="sub 58%" fo:font-size="28pt" style:font-size-asian="28pt" style:font-size-complex="28pt"/>
    </style:style>
    <style:style style:name="T11" style:family="text">
      <style:text-properties style:text-position="0% 100%" fo:font-size="28pt" style:font-size-asian="28pt" style:font-size-complex="28pt"/>
    </style:style>
    <style:style style:name="T12" style:family="text">
      <style:text-properties fo:font-size="28pt" style:font-size-asian="28pt" style:font-size-complex="28pt"/>
    </style:style>
    <style:style style:name="T13" style:family="text">
      <style:text-properties fo:font-size="24pt" style:font-size-asian="24pt" style:font-size-complex="24pt"/>
    </style:style>
    <text:list-style style:name="L1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draw:page draw:name="Title" draw:style-name="dp1" draw:master-page-name="Shark" presentation:presentation-page-layout-name="AL1T0">
        <office:forms form:automatic-focus="false" form:apply-design-mode="false"/>
        <draw:frame presentation:style-name="pr1" draw:text-style-name="P2" draw:layer="layout" svg:width="21.59cm" svg:height="4.084cm" svg:x="1.905cm" svg:y="5.917cm" presentation:class="title" presentation:user-transformed="true">
          <draw:text-box>
            <text:p text:style-name="P1"><text:span text:style-name="T1">Shark</text:span></text:p>
          </draw:text-box>
        </draw:frame>
        <draw:frame presentation:style-name="pr2" draw:text-style-name="P2" draw:layer="layout" svg:width="17.78cm" svg:height="4.869cm" svg:x="3.81cm" svg:y="10.795cm" presentation:class="subtitle" presentation:user-transformed="true">
          <draw:text-box>
            <text:p text:style-name="P3"><text:span text:style-name="T2"><text:line-break/></text:span><text:span text:style-name="T2">Framework und Shark Grid - Basiskonzepte</text:span></text:p>
          </draw:text-box>
        </draw:frame>
        <presentation:notes draw:style-name="dp2">
          <draw:page-thumbnail draw:style-name="gr1" draw:layer="layout" svg:width="7.142cm" svg:height="9.524cm" svg:x="5.953cm" svg:y="1.93cm" draw:page-number="1" presentation:class="page"/>
          <draw:frame presentation:style-name="pr3" draw:text-style-name="P1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.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22.86cm" svg:height="1.778cm" svg:x="1.27cm" svg:y="0.846cm" presentation:class="title" presentation:user-transformed="true">
          <draw:text-box>
            <text:p text:style-name="P1"><text:span text:style-name="T3">Was ist Shark</text:span></text:p>
          </draw:text-box>
        </draw:frame>
        <draw:frame presentation:style-name="pr5" draw:text-style-name="P5" draw:layer="layout" svg:width="22.86cm" svg:height="12.996cm" svg:x="1.27cm" svg:y="3.937cm" presentation:class="outline" presentation:user-transformed="true">
          <draw:text-box>
            <text:list text:style-name="L3">
              <text:list-item>
                <text:p text:style-name="P4">Open Source Projekt</text:p>
              </text:list-item>
              <text:list-item>
                <text:p text:style-name="P4">Framework zum Bau von Anwendungen</text:p>
              </text:list-item>
              <text:list-item>
                <text:p text:style-name="P4">Cross-Plattform</text:p>
                <text:list>
                  <text:list-item>
                    <text:p>J2SE, J2ME, Android (derzeit)</text:p>
                    <text:p/>
                  </text:list-item>
                </text:list>
              </text:list-item>
              <text:list-item>
                <text:p>Shark Grid</text:p>
                <text:list>
                  <text:list-item>
                    <text:p>Anwendung gebaut mit dem <text:line-break/>Shark Framework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2" presentation:class="page"/>
          <draw:frame presentation:style-name="pr6" draw:text-style-name="P1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7" draw:layer="layout" svg:width="22.86cm" svg:height="1.535cm" svg:x="1.27cm" svg:y="0.968cm" presentation:class="title">
          <draw:text-box>
            <text:p>Shark Anwendungen</text:p>
          </draw:text-box>
        </draw:frame>
        <draw:frame presentation:style-name="pr8" draw:layer="layout" svg:width="22.86cm" svg:height="12.746cm" svg:x="1.27cm" svg:y="3.937cm" presentation:class="outline">
          <draw:text-box>
            <text:list text:style-name="L3">
              <text:list-item>
                <text:p>Shark erlaubt den Bau von verteilten <text:s/>Anwendungen</text:p>
              </text:list-item>
              <text:list-item>
                <text:p>Impliziert keine Infrastruktur</text:p>
              </text:list-item>
              <text:list-item>
                <text:p>Aber designed für spontane semantische P2P Netze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3" presentation:class="page"/>
          <draw:frame presentation:style-name="pr9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7" draw:layer="layout" svg:width="22.86cm" svg:height="1.535cm" svg:x="1.27cm" svg:y="0.968cm" presentation:class="title">
          <draw:text-box>
            <text:p>Shark Grid</text:p>
          </draw:text-box>
        </draw:frame>
        <draw:frame presentation:style-name="pr8" draw:layer="layout" svg:width="22.86cm" svg:height="12.746cm" svg:x="1.27cm" svg:y="3.937cm" presentation:class="outline">
          <draw:text-box>
            <text:list text:style-name="L3">
              <text:list-item>
                <text:p>Spontanes P2P System</text:p>
                <text:list>
                  <text:list-item>
                    <text:p>Topologie des Netzes dynamisch</text:p>
                  </text:list-item>
                  <text:list-item>
                    <text:p>Peers werden als hoch mobile angenommen</text:p>
                  </text:list-item>
                  <text:list-item>
                    <text:p>Kurzer Verbindungsaufbau die Regel</text:p>
                  </text:list-item>
                </text:list>
              </text:list-item>
              <text:list-item>
                <text:p>SG konkretisiert Shark Framework</text:p>
                <text:list>
                  <text:list-item>
                    <text:p>2 dimensionale Context Points</text:p>
                  </text:list-item>
                  <text:list-item>
                    <text:p>Hybrides P2P Syste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4" presentation:class="page"/>
          <draw:frame presentation:style-name="pr9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7" draw:layer="layout" svg:width="22.86cm" svg:height="1.535cm" svg:x="1.27cm" svg:y="0.968cm" presentation:class="title">
          <draw:text-box>
            <text:p>SG Anwendungen</text:p>
          </draw:text-box>
        </draw:frame>
        <draw:frame presentation:style-name="pr8" draw:layer="layout" svg:width="22.86cm" svg:height="12.746cm" svg:x="1.27cm" svg:y="3.937cm" presentation:class="outline">
          <draw:text-box>
            <text:list text:style-name="L3">
              <text:list-item>
                <text:p>Derzeit (Dezember 2009) in Arbeit</text:p>
                <text:list>
                  <text:list-item>
                    <text:p>Lehrmaterial-Verteilung </text:p>
                  </text:list-item>
                  <text:list-item>
                    <text:p>P2P Portal (Master-Student)</text:p>
                  </text:list-item>
                  <text:list-item>
                    <text:p>Dokumentenaustausch (Master-Student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5" presentation:class="page"/>
          <draw:frame presentation:style-name="pr9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7" draw:layer="layout" svg:width="22.86cm" svg:height="1.535cm" svg:x="1.27cm" svg:y="0.968cm" presentation:class="title">
          <draw:text-box>
            <text:p>Kommunikationsmodell (1)</text:p>
          </draw:text-box>
        </draw:frame>
        <draw:frame presentation:style-name="pr8" draw:layer="layout" svg:width="22.86cm" svg:height="12.746cm" svg:x="1.27cm" svg:y="3.937cm" presentation:class="outline">
          <draw:text-box>
            <text:list text:style-name="L3">
              <text:list-item>
                <text:p>Shark Peer </text:p>
                <text:list>
                  <text:list-item>
                    <text:p>hat Interesse (Details folgen) an Informationen</text:p>
                  </text:list-item>
                  <text:list-item>
                    <text:p>beobachtet Umgebung</text:p>
                  </text:list-item>
                  <text:list-item>
                    <text:p>Kann mit beliebigen Peer kommunizieren</text:p>
                  </text:list-item>
                </text:list>
              </text:list-item>
              <text:list-item>
                <text:p>Zweistufiger Prozess möglich</text:p>
                <text:list>
                  <text:list-item>
                    <text:p>Austausch von Interessen</text:p>
                  </text:list-item>
                  <text:list-item>
                    <text:p>Austausch von Informationen</text:p>
                  </text:list-item>
                </text:list>
              </text:list-item>
              <text:list-item>
                <text:p>Unterliegende Protokolle beliebig</text:p>
                <text:list>
                  <text:list-item>
                    <text:p>UDP, TCP, POP/IMAP, Bluetooth, WLA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6" presentation:class="page"/>
          <draw:frame presentation:style-name="pr9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7" draw:layer="layout" svg:width="22.86cm" svg:height="1.535cm" svg:x="1.27cm" svg:y="0.968cm" presentation:class="title">
          <draw:text-box>
            <text:p>Interesse</text:p>
          </draw:text-box>
        </draw:frame>
        <draw:frame presentation:style-name="pr8" draw:layer="layout" svg:width="22.86cm" svg:height="12.746cm" svg:x="1.27cm" svg:y="3.937cm" presentation:class="outline">
          <draw:text-box>
            <text:list text:style-name="L3">
              <text:list-item>
                <text:p>Beschreibt, wofür sich ein Peer interessiert</text:p>
              </text:list-item>
              <text:list-item>
                <text:p>Zwei Arten</text:p>
                <text:list>
                  <text:list-item>
                    <text:p>Sendeinteresse: will senden</text:p>
                  </text:list-item>
                  <text:list-item>
                    <text:p>Empfangsinteresse: will empfangen</text:p>
                  </text:list-item>
                  <text:list-item>
                    <text:p>Peers können beide Arten gleichzeitig habe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7" presentation:class="page"/>
          <draw:frame presentation:style-name="pr9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7" draw:layer="layout" svg:width="22.86cm" svg:height="1.535cm" svg:x="1.27cm" svg:y="0.968cm" presentation:class="title">
          <draw:text-box>
            <text:p>Interesse (2)</text:p>
          </draw:text-box>
        </draw:frame>
        <draw:frame presentation:style-name="pr8" draw:layer="layout" svg:width="22.86cm" svg:height="12.746cm" svg:x="1.27cm" svg:y="3.937cm" presentation:class="outline">
          <draw:text-box>
            <text:list text:style-name="L3">
              <text:list-item>
                <text:p>Shark: mehrdimensionale Ontologie</text:p>
              </text:list-item>
              <text:list-item>
                <text:p>Shark Grid: zweidimensionale Ontologie</text:p>
              </text:list-item>
              <text:list-item>
                <text:p>Ontologie nennt Konzepte und deren Zusammenhang.</text:p>
              </text:list-item>
              <text:list-item>
                <text:p>Shark Grid:</text:p>
                <text:list>
                  <text:list-item>
                    <text:p>Dimension Peer: Kommunikationspartner</text:p>
                  </text:list-item>
                  <text:list-item>
                    <text:p>Dimension Topic: Themen der Kommunik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8" presentation:class="page"/>
          <draw:frame presentation:style-name="pr9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7" draw:layer="layout" svg:width="22.86cm" svg:height="1.535cm" svg:x="1.27cm" svg:y="0.968cm" presentation:class="title">
          <draw:text-box>
            <text:p>Interesse - Beispiele</text:p>
          </draw:text-box>
        </draw:frame>
        <draw:frame presentation:style-name="pr8" draw:layer="layout" svg:width="22.86cm" svg:height="12.746cm" svg:x="1.27cm" svg:y="3.937cm" presentation:class="outline">
          <draw:text-box>
            <text:list text:style-name="L3">
              <text:list-item>
                <text:p>Ich beliebigen Personen Informationen über die „HTW“ zukommen lassen</text:p>
                <text:list>
                  <text:list-item>
                    <text:p>Sendeinteresse</text:p>
                  </text:list-item>
                  <text:list-item>
                    <text:p>Peer: beliebig (== Anonymous)</text:p>
                  </text:list-item>
                  <text:list-item>
                    <text:p>Topic: „HTW“</text:p>
                  </text:list-item>
                </text:list>
              </text:list-item>
              <text:list-item>
                <text:p>Ich interessiere mich für alle zum Thema Physik was Stephan Hawkin sagt.</text:p>
                <text:list>
                  <text:list-item>
                    <text:p>Empfangsinteresse</text:p>
                  </text:list-item>
                  <text:list-item>
                    <text:p>Peer: „Stephan Hawkin“, Topic: „Physik“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9" presentation:class="page"/>
          <draw:frame presentation:style-name="pr9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7" draw:layer="layout" svg:width="22.86cm" svg:height="1.535cm" svg:x="1.27cm" svg:y="0.968cm" presentation:class="title">
          <draw:text-box>
            <text:p>Ontology Concept (1)</text:p>
          </draw:text-box>
        </draw:frame>
        <draw:frame presentation:style-name="pr8" draw:layer="layout" svg:width="22.86cm" svg:height="12.746cm" svg:x="1.27cm" svg:y="3.937cm" presentation:class="outline">
          <draw:text-box>
            <text:list text:style-name="L3">
              <text:list-item>
                <text:p>Was ist „Physik“? Wer ist „Stephan Hawkin“?</text:p>
              </text:list-item>
              <text:list-item>
                <text:p>Bekanntes Problem: Strings mehrdeutig</text:p>
              </text:list-item>
              <text:list-item>
                <text:p>Eindeutigkeit kann durch Subject Indicator erzeugt werden, siehe Topic Maps</text:p>
              </text:list-item>
              <text:list-item>
                <text:p>In Shark:</text:p>
                <text:list>
                  <text:list-item>
                    <text:p>Interessen werden nicht durch Strings, sondern durch Ontology Concepts definier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10" presentation:class="page"/>
          <draw:frame presentation:style-name="pr9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7" draw:layer="layout" svg:width="22.86cm" svg:height="1.535cm" svg:x="1.27cm" svg:y="0.968cm" presentation:class="title">
          <draw:text-box>
            <text:p>Ontology Concept (2)</text:p>
          </draw:text-box>
        </draw:frame>
        <draw:frame presentation:style-name="pr8" draw:layer="layout" svg:width="22.86cm" svg:height="12.746cm" svg:x="1.27cm" svg:y="3.937cm" presentation:class="outline">
          <draw:text-box>
            <text:list text:style-name="L3">
              <text:list-item>
                <text:p>Eigenschaften</text:p>
                <text:list>
                  <text:list-item>
                    <text:p>Name (einer oder keiner)</text:p>
                  </text:list-item>
                  <text:list-item>
                    <text:p>Beliebig viele Subject Indicator</text:p>
                  </text:list-item>
                  <text:list-item>
                    <text:p>Liste von beliebige Properties</text:p>
                  </text:list-item>
                </text:list>
              </text:list-item>
              <text:list-item>
                <text:p>Sis definieren eindeutig, was gemeint ist</text:p>
              </text:list-item>
              <text:list-item>
                <text:p>Bsp:</text:p>
                <text:list>
                  <text:list-item>
                    <text:p><text:span text:style-name="T4"><text:a xlink:href="http://www.bhak-bludenz.ac.at/physik/geschichte/physiker/hawkins.shtml">http://www.bhak-bludenz.ac.at/physik/geschichte/physiker/hawkins.shtml</text:a></text:span></text:p>
                  </text:list-item>
                  <text:list-item>
                    <text:p><text:span text:style-name="T4">http://de.wikipedia.org/wiki/Stephen_Hawking</text:span></text:p>
                  </text:list-item>
                  <text:list-item>
                    <text:p><text:span text:style-name="T4"><text:a xlink:href="http://de.wikipedia.org/wiki/Physik">http://de.wikipedia.org/wiki/Physik</text:a></text:span></text:p>
                  </text:list-item>
                  <text:list-item>
                    <text:p><text:span text:style-name="T4">http://www.htw-berlin.de/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11" presentation:class="page"/>
          <draw:frame presentation:style-name="pr9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line draw:style-name="gr2" draw:layer="layout" svg:x1="11.8cm" svg:y1="17.5cm" svg:x2="11.8cm" svg:y2="9cm">
          <text:p/>
        </draw:line>
        <draw:line draw:style-name="gr2" draw:layer="layout" svg:x1="3cm" svg:y1="9.5cm" svg:x2="13.5cm" svg:y2="9.5cm">
          <text:p/>
        </draw:line>
        <draw:frame presentation:style-name="pr7" draw:layer="layout" svg:width="22.86cm" svg:height="1.535cm" svg:x="1.27cm" svg:y="0.968cm" presentation:class="title">
          <draw:text-box>
            <text:p>Interesse - diskreter Subraum</text:p>
          </draw:text-box>
        </draw:frame>
        <draw:line draw:style-name="gr3" draw:layer="layout" svg:x1="6.2cm" svg:y1="16.9cm" svg:x2="6.2cm" svg:y2="3.9cm">
          <text:p/>
        </draw:line>
        <draw:line draw:style-name="gr3" draw:layer="layout" svg:x1="4.3cm" svg:y1="16cm" svg:x2="23.3cm" svg:y2="16cm">
          <text:p/>
        </draw:line>
        <draw:circle draw:style-name="gr2" draw:layer="layout" svg:width="1cm" svg:height="1cm" svg:x="5.7cm" svg:y="9cm">
          <text:p/>
        </draw:circle>
        <draw:frame draw:style-name="gr4" draw:text-style-name="P6" draw:layer="layout" svg:width="5.099cm" svg:height="1.775cm" svg:x="1cm" svg:y="7.3cm">
          <draw:text-box>
            <text:p text:style-name="P6">Stephan Hawkin</text:p>
            <text:p text:style-name="P6">[SI]</text:p>
          </draw:text-box>
        </draw:frame>
        <draw:circle draw:style-name="gr2" draw:layer="layout" svg:width="1cm" svg:height="1cm" svg:x="11.3cm" svg:y="15.5cm">
          <text:p/>
        </draw:circle>
        <draw:frame draw:style-name="gr4" draw:layer="layout" svg:width="3.673cm" svg:height="1.013cm" svg:x="12.5cm" svg:y="14.5cm">
          <draw:text-box>
            <text:p>Physik, [SI]</text:p>
          </draw:text-box>
        </draw:frame>
        <draw:line draw:style-name="gr5" draw:layer="layout" svg:x1="14.8cm" svg:y1="7.5cm" svg:x2="11.8cm" svg:y2="9.5cm">
          <text:p/>
        </draw:line>
        <draw:frame draw:style-name="gr6" draw:layer="layout" svg:width="5cm" svg:height="1.013cm" svg:x="14.5cm" svg:y="6.5cm">
          <draw:text-box>
            <text:p>Interesse</text:p>
          </draw:text-box>
        </draw:frame>
        <draw:frame draw:style-name="gr6" draw:text-style-name="P7" draw:layer="layout" svg:width="5.7cm" svg:height="1.013cm" svg:x="17.8cm" svg:y="16.187cm">
          <draw:text-box>
            <text:p><text:span text:style-name="T5">Dimension <text:s/>Topic</text:span></text:p>
          </draw:text-box>
        </draw:frame>
        <draw:frame draw:style-name="gr6" draw:text-style-name="P7" draw:layer="layout" svg:width="5.7cm" svg:height="1.013cm" svg:x="0.6cm" svg:y="3.987cm">
          <draw:text-box>
            <text:p><text:span text:style-name="T5">Dimension <text:s/>Peer</text:span></text:p>
          </draw:text-box>
        </draw:frame>
        <draw:circle draw:style-name="gr7" draw:layer="layout" svg:width="0.5cm" svg:height="0.5cm" svg:x="11.5cm" svg:y="9.3cm">
          <text:p/>
        </draw:circle>
        <presentation:notes draw:style-name="dp2">
          <draw:page-thumbnail draw:style-name="gr1" draw:layer="layout" svg:width="0.001cm" svg:height="0.001cm" svg:x="0cm" svg:y="1.93cm" draw:page-number="12" presentation:class="page"/>
          <draw:frame presentation:style-name="pr9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line draw:style-name="gr8" draw:layer="layout" svg:x1="11.8cm" svg:y1="17.2cm" svg:x2="11.8cm" svg:y2="4.2cm">
          <text:p/>
        </draw:line>
        <draw:frame presentation:style-name="pr7" draw:layer="layout" svg:width="22.86cm" svg:height="1.535cm" svg:x="1.27cm" svg:y="0.968cm" presentation:class="title">
          <draw:text-box>
            <text:p>Interesse (2)</text:p>
          </draw:text-box>
        </draw:frame>
        <draw:line draw:style-name="gr3" draw:layer="layout" svg:x1="6.2cm" svg:y1="16.9cm" svg:x2="6.2cm" svg:y2="3.9cm">
          <text:p/>
        </draw:line>
        <draw:line draw:style-name="gr3" draw:layer="layout" svg:x1="4.3cm" svg:y1="16cm" svg:x2="23.3cm" svg:y2="16cm">
          <text:p/>
        </draw:line>
        <draw:circle draw:style-name="gr2" draw:layer="layout" svg:width="1cm" svg:height="1cm" svg:x="11.3cm" svg:y="15.5cm">
          <text:p/>
        </draw:circle>
        <draw:frame draw:style-name="gr4" draw:layer="layout" svg:width="9.447cm" svg:height="1.013cm" svg:x="12.5cm" svg:y="14.5cm">
          <draw:text-box>
            <text:p>HTW, „http://www.htw-berlin.de“</text:p>
          </draw:text-box>
        </draw:frame>
        <draw:line draw:style-name="gr5" draw:layer="layout" svg:x1="14.8cm" svg:y1="7.5cm" svg:x2="11.8cm" svg:y2="9.5cm">
          <text:p/>
        </draw:line>
        <draw:frame draw:style-name="gr6" draw:layer="layout" svg:width="5cm" svg:height="1.013cm" svg:x="14.5cm" svg:y="6.5cm">
          <draw:text-box>
            <text:p>Interesse</text:p>
          </draw:text-box>
        </draw:frame>
        <draw:frame draw:style-name="gr6" draw:text-style-name="P7" draw:layer="layout" svg:width="5.7cm" svg:height="1.013cm" svg:x="0.6cm" svg:y="3.988cm">
          <draw:text-box>
            <text:p><text:span text:style-name="T5">Dimension <text:s/>Peer</text:span></text:p>
          </draw:text-box>
        </draw:frame>
        <draw:frame draw:style-name="gr6" draw:text-style-name="P7" draw:layer="layout" svg:width="5.7cm" svg:height="1.013cm" svg:x="17.8cm" svg:y="16.188cm">
          <draw:text-box>
            <text:p><text:span text:style-name="T5">Dimension <text:s/>Topic</text:span></text:p>
          </draw:text-box>
        </draw:frame>
        <draw:frame draw:style-name="gr4" draw:layer="layout" svg:width="2.678cm" svg:height="1.013cm" svg:x="1.5cm" svg:y="9.5cm">
          <draw:text-box>
            <text:p>beliebig</text:p>
          </draw:text-box>
        </draw:frame>
        <presentation:notes draw:style-name="dp2">
          <draw:page-thumbnail draw:style-name="gr1" draw:layer="layout" svg:width="0.001cm" svg:height="0.001cm" svg:x="0cm" svg:y="1.93cm" draw:page-number="13" presentation:class="page"/>
          <draw:frame presentation:style-name="pr9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7" draw:layer="layout" svg:width="22.86cm" svg:height="1.535cm" svg:x="1.27cm" svg:y="0.968cm" presentation:class="title">
          <draw:text-box>
            <text:p>Interesse als Struktur</text:p>
          </draw:text-box>
        </draw:frame>
        <draw:frame presentation:style-name="pr8" draw:layer="layout" svg:width="22.86cm" svg:height="13.559cm" svg:x="1.27cm" svg:y="3.937cm" presentation:class="outline" presentation:user-transformed="true">
          <draw:text-box>
            <text:list text:style-name="L3">
              <text:list-item>
                <text:p>Interesse 1 beinhaltet</text:p>
                <text:list>
                  <text:list-item>
                    <text:p>Peer: Stephan Hawkin, „http:/...“</text:p>
                  </text:list-item>
                  <text:list-item>
                    <text:p>Topic: Physik, „http://...“</text:p>
                  </text:list-item>
                  <text:list-item>
                    <text:p>Empfangen</text:p>
                  </text:list-item>
                  <text:list-item>
                    <text:p>Besitzer des Interesses 1</text:p>
                  </text:list-item>
                </text:list>
              </text:list-item>
              <text:list-item>
                <text:p>Interesse 2 beinhaltet</text:p>
                <text:list>
                  <text:list-item>
                    <text:p>Peer: anonymous</text:p>
                  </text:list-item>
                  <text:list-item>
                    <text:p>Topic: HTW, „http://www.htw-berlin.de“</text:p>
                  </text:list-item>
                  <text:list-item>
                    <text:p>Senden</text:p>
                  </text:list-item>
                  <text:list-item>
                    <text:p>Besitzer des Interesses 2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14" presentation:class="page"/>
          <draw:frame presentation:style-name="pr9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7" draw:layer="layout" svg:width="22.86cm" svg:height="1.535cm" svg:x="1.27cm" svg:y="0.968cm" presentation:class="title">
          <draw:text-box>
            <text:p>Klassen von Ontologien</text:p>
          </draw:text-box>
        </draw:frame>
        <draw:frame presentation:style-name="pr8" draw:layer="layout" svg:width="22.86cm" svg:height="12.746cm" svg:x="1.27cm" svg:y="3.937cm" presentation:class="outline">
          <draw:text-box>
            <text:list text:style-name="L3">
              <text:list-item>
                <text:p>Diskrete</text:p>
                <text:list>
                  <text:list-item>
                    <text:p>Diskrete Konzepte, keine Verbindung</text:p>
                  </text:list-item>
                </text:list>
              </text:list-item>
              <text:list-item>
                <text:p>Diskret hierarchisch (== Taxonomie)</text:p>
                <text:list>
                  <text:list-item>
                    <text:p>Diskrete Konzepte, Hierarchie</text:p>
                  </text:list-item>
                </text:list>
              </text:list-item>
              <text:list-item>
                <text:p>Diskret, semantisches Netz</text:p>
                <text:list>
                  <text:list-item>
                    <text:p>Diskrete Konzepte</text:p>
                  </text:list-item>
                  <text:list-item>
                    <text:p>Beliebige benannte Verknüpfunge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15" presentation:class="page"/>
          <draw:frame presentation:style-name="pr9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7" draw:layer="layout" svg:width="22.86cm" svg:height="1.535cm" svg:x="1.27cm" svg:y="0.968cm" presentation:class="title">
          <draw:text-box>
            <text:p>Beispiel</text:p>
          </draw:text-box>
        </draw:frame>
        <draw:ellipse draw:style-name="gr9" draw:layer="layout" svg:width="3.4cm" svg:height="2cm" svg:x="10.5cm" svg:y="4.8cm">
          <text:p>Physik</text:p>
        </draw:ellipse>
        <draw:ellipse draw:style-name="gr9" draw:layer="layout" svg:width="4.9cm" svg:height="2cm" svg:x="4cm" svg:y="8.8cm">
          <text:p>Quantenphysik</text:p>
        </draw:ellipse>
        <draw:ellipse draw:style-name="gr9" draw:layer="layout" svg:width="4.9cm" svg:height="2cm" svg:x="15.8cm" svg:y="8.9cm">
          <text:p>Kosmologie</text:p>
        </draw:ellipse>
        <draw:line draw:style-name="gr5" draw:layer="layout" svg:x1="11cm" svg:y1="6.3cm" svg:x2="7.5cm" svg:y2="8.8cm">
          <text:p/>
        </draw:line>
        <draw:line draw:style-name="gr5" draw:layer="layout" svg:x1="13.5cm" svg:y1="6.3cm" svg:x2="16.5cm" svg:y2="9.3cm">
          <text:p/>
        </draw:line>
        <presentation:notes draw:style-name="dp2">
          <draw:page-thumbnail draw:style-name="gr1" draw:layer="layout" svg:width="0.001cm" svg:height="0.001cm" svg:x="0cm" svg:y="1.93cm" draw:page-number="16" presentation:class="page"/>
          <draw:frame presentation:style-name="pr9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7" draw:layer="layout" svg:width="22.86cm" svg:height="1.535cm" svg:x="1.27cm" svg:y="0.968cm" presentation:class="title">
          <draw:text-box>
            <text:p>Interessen in Ontologien</text:p>
          </draw:text-box>
        </draw:frame>
        <draw:frame presentation:style-name="pr8" draw:layer="layout" svg:width="22.86cm" svg:height="12.746cm" svg:x="1.27cm" svg:y="3.937cm" presentation:class="outline">
          <draw:text-box>
            <text:list text:style-name="L3">
              <text:list-item>
                <text:p>Jemand kann also etwas anbieten über </text:p>
                <text:list>
                  <text:list-item>
                    <text:p>Quantenphysik, Kosmologie, …</text:p>
                  </text:list-item>
                  <text:list-item>
                    <text:p>Beides gehört aber zur Physik</text:p>
                  </text:list-item>
                </text:list>
              </text:list-item>
              <text:list-item>
                <text:p>Vielleicht will ich etwas von einem HTW-Mitarbeiter haben. Das lässt sich darstellen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17" presentation:class="page"/>
          <draw:frame presentation:style-name="pr9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7" draw:layer="layout" svg:width="22.86cm" svg:height="1.535cm" svg:x="1.27cm" svg:y="0.968cm" presentation:class="title">
          <draw:text-box>
            <text:p>Neues Beispiel</text:p>
          </draw:text-box>
        </draw:frame>
        <draw:frame presentation:style-name="pr8" draw:layer="layout" svg:width="22.86cm" svg:height="12.746cm" svg:x="1.27cm" svg:y="3.937cm" presentation:class="outline">
          <draw:text-box>
            <text:list text:style-name="L3">
              <text:list-item>
                <text:p>Sendeinteresse </text:p>
                <text:list>
                  <text:list-item>
                    <text:p>von Prof. X, der weiß, dass er ein Teilgebiet der Physik bearbeitet</text:p>
                  </text:list-item>
                  <text:list-item>
                    <text:p>Topic: Quantenphysik</text:p>
                  </text:list-item>
                  <text:list-item>
                    <text:p>Peer: beliebig</text:p>
                  </text:list-item>
                </text:list>
              </text:list-item>
              <text:list-item>
                <text:p>Empfangsinteresse </text:p>
                <text:list>
                  <text:list-item>
                    <text:p>von Person Y, die wenig über Physik weiß</text:p>
                  </text:list-item>
                  <text:list-item>
                    <text:p>Topic: Physik</text:p>
                  </text:list-item>
                  <text:list-item>
                    <text:p>Peer: HTW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18" presentation:class="page"/>
          <draw:frame presentation:style-name="pr9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line draw:style-name="gr10" draw:layer="layout" svg:x1="19cm" svg:y1="13cm" svg:x2="19cm" svg:y2="6cm">
          <text:p/>
        </draw:line>
        <draw:frame presentation:style-name="pr7" draw:layer="layout" svg:width="22.86cm" svg:height="1.535cm" svg:x="1.27cm" svg:y="0.968cm" presentation:class="title">
          <draw:text-box>
            <text:p>Neues Beispiel - grafisch</text:p>
          </draw:text-box>
        </draw:frame>
        <draw:frame draw:style-name="gr6" draw:layer="layout" svg:width="8.6cm" svg:height="1.013cm" svg:x="2.1cm" svg:y="3.687cm">
          <draw:text-box>
            <text:p>Empfangsinteresse von Y</text:p>
          </draw:text-box>
        </draw:frame>
        <draw:line draw:style-name="gr3" draw:layer="layout" svg:x1="3.3cm" svg:y1="12.6cm" svg:x2="3.3cm" svg:y2="6.1cm">
          <text:p/>
        </draw:line>
        <draw:circle draw:style-name="gr2" draw:layer="layout" svg:width="1cm" svg:height="1cm" svg:x="2.8cm" svg:y="8cm">
          <text:p/>
        </draw:circle>
        <draw:frame draw:style-name="gr4" draw:layer="layout" svg:width="2.36cm" svg:height="1.013cm" svg:x="7.84cm" svg:y="10.987cm">
          <draw:text-box>
            <text:p>Physik</text:p>
          </draw:text-box>
        </draw:frame>
        <draw:line draw:style-name="gr3" draw:layer="layout" svg:x1="2.2cm" svg:y1="12cm" svg:x2="11.2cm" svg:y2="12cm">
          <text:p/>
        </draw:line>
        <draw:circle draw:style-name="gr2" draw:layer="layout" svg:width="1cm" svg:height="1cm" svg:x="6.7cm" svg:y="11.5cm">
          <text:p/>
        </draw:circle>
        <draw:frame draw:style-name="gr4" draw:layer="layout" svg:width="1.954cm" svg:height="1.013cm" svg:x="1.2cm" svg:y="7.204cm">
          <draw:text-box>
            <text:p>HTW</text:p>
          </draw:text-box>
        </draw:frame>
        <draw:circle draw:style-name="gr7" draw:layer="layout" svg:width="0.5cm" svg:height="0.5cm" svg:x="6.9cm" svg:y="8.2cm">
          <text:p/>
        </draw:circle>
        <draw:line draw:style-name="gr3" draw:layer="layout" svg:x1="15.1cm" svg:y1="12.5cm" svg:x2="15.1cm" svg:y2="6cm">
          <text:p/>
        </draw:line>
        <draw:frame draw:style-name="gr11" draw:layer="layout" svg:width="2.36cm" svg:height="1.013cm" svg:x="13.14cm" svg:y="12.987cm">
          <draw:text-box>
            <text:p>Physik</text:p>
          </draw:text-box>
        </draw:frame>
        <draw:line draw:style-name="gr3" draw:layer="layout" svg:x1="14cm" svg:y1="11.9cm" svg:x2="23cm" svg:y2="11.9cm">
          <text:p/>
        </draw:line>
        <draw:circle draw:style-name="gr2" draw:id="id2" draw:layer="layout" svg:width="1cm" svg:height="1cm" svg:x="18.5cm" svg:y="11.4cm">
          <text:p/>
        </draw:circle>
        <draw:frame draw:style-name="gr6" draw:layer="layout" svg:width="8.6cm" svg:height="1.013cm" svg:x="14.5cm" svg:y="3.787cm">
          <draw:text-box>
            <text:p>Sendeinteresse von X</text:p>
          </draw:text-box>
        </draw:frame>
        <draw:frame draw:style-name="gr4" draw:layer="layout" svg:width="2.678cm" svg:height="1.013cm" svg:x="12.3cm" svg:y="6.5cm">
          <draw:text-box>
            <text:p>beliebig</text:p>
          </draw:text-box>
        </draw:frame>
        <draw:frame draw:style-name="gr4" draw:layer="layout" svg:width="4.718cm" svg:height="1.013cm" svg:x="19.5cm" svg:y="10.5cm">
          <draw:text-box>
            <text:p>Quantenphysik</text:p>
          </draw:text-box>
        </draw:frame>
        <draw:circle draw:style-name="gr2" draw:id="id1" draw:layer="layout" svg:width="1cm" svg:height="1cm" svg:x="15.5cm" svg:y="11.4cm">
          <text:p/>
        </draw:circle>
        <draw:connector draw:style-name="gr3" draw:layer="layout" draw:type="lines" svg:x1="16cm" svg:y1="12.4cm" svg:x2="19cm" svg:y2="12.4cm" draw:start-shape="id1" draw:start-glue-point="2" draw:end-shape="id2" draw:end-glue-point="2" svg:d="m16000 12400v501h3000v-501">
          <text:p/>
        </draw:connector>
        <draw:frame draw:style-name="gr4" draw:layer="layout" svg:width="3.88cm" svg:height="1.013cm" svg:x="15.6cm" svg:y="13cm">
          <draw:text-box>
            <text:p>subConcept</text:p>
          </draw:text-box>
        </draw:frame>
        <draw:frame draw:style-name="gr6" draw:layer="layout" svg:width="14.5cm" svg:height="1.013cm" svg:x="7.5cm" svg:y="15.5cm">
          <draw:text-box>
            <text:p>Wie kommen die nun zusammen ?</text:p>
          </draw:text-box>
        </draw:frame>
        <presentation:notes draw:style-name="dp2">
          <draw:page-thumbnail draw:style-name="gr1" draw:layer="layout" svg:width="0.001cm" svg:height="0.001cm" svg:x="0cm" svg:y="1.93cm" draw:page-number="19" presentation:class="page"/>
          <draw:frame presentation:style-name="pr9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7" draw:layer="layout" svg:width="22.86cm" svg:height="1.535cm" svg:x="1.27cm" svg:y="0.968cm" presentation:class="title">
          <draw:text-box>
            <text:p>ContextMap / Interesse</text:p>
          </draw:text-box>
        </draw:frame>
        <draw:frame presentation:style-name="pr8" draw:layer="layout" svg:width="22.86cm" svg:height="13.272cm" svg:x="1.27cm" svg:y="3.937cm" presentation:class="outline" presentation:user-transformed="true">
          <draw:text-box>
            <text:list text:style-name="L3">
              <text:list-item>
                <text:p>Interesse:</text:p>
                <text:list>
                  <text:list-item>
                    <text:p>Zählt die Ontology Concept (OC) auf, die interessieren</text:p>
                  </text:list-item>
                </text:list>
              </text:list-item>
              <text:list-item>
                <text:p>ContextMap:</text:p>
                <text:list>
                  <text:list-item>
                    <text:p>Beinhaltet die OC des Interessen und weitere Konzepte, die damit in Relation stehen</text:p>
                  </text:list-item>
                  <text:list-item>
                    <text:p>Hilft die Konzepte einzuordnen</text:p>
                  </text:list-item>
                </text:list>
              </text:list-item>
              <text:list-item>
                <text:p>Wozu:</text:p>
                <text:list>
                  <text:list-item>
                    <text:p>Zum Lernen</text:p>
                  </text:list-item>
                  <text:list-item>
                    <text:p>Erlaubt das Finden von verwandten Konzepte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20" presentation:class="page"/>
          <draw:frame presentation:style-name="pr9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7" draw:layer="layout" svg:width="22.86cm" svg:height="1.535cm" svg:x="1.27cm" svg:y="0.968cm" presentation:class="title">
          <draw:text-box>
            <text:p>Bsp: Interesse und CM</text:p>
          </draw:text-box>
        </draw:frame>
        <draw:line draw:style-name="gr10" draw:text-style-name="P8" draw:layer="layout" svg:x1="6.326cm" svg:y1="10.225cm" svg:x2="6.326cm" svg:y2="5cm">
          <text:p/>
        </draw:line>
        <draw:line draw:style-name="gr3" draw:text-style-name="P8" draw:layer="layout" svg:x1="3.244cm" svg:y1="9.852cm" svg:x2="3.244cm" svg:y2="5cm">
          <text:p/>
        </draw:line>
        <draw:frame draw:style-name="gr12" draw:text-style-name="P8" draw:layer="layout" svg:width="1.958cm" svg:height="0.843cm" svg:x="1.695cm" svg:y="10.216cm">
          <draw:text-box>
            <text:p><text:span text:style-name="T6">Physik</text:span></text:p>
          </draw:text-box>
        </draw:frame>
        <draw:line draw:style-name="gr3" draw:text-style-name="P8" draw:layer="layout" svg:x1="2.374cm" svg:y1="9.404cm" svg:x2="9.486cm" svg:y2="9.404cm">
          <text:p/>
        </draw:line>
        <draw:ellipse draw:style-name="gr2" draw:text-style-name="P8" draw:id="id4" draw:layer="layout" svg:width="0.79cm" svg:height="0.747cm" svg:x="5.931cm" svg:y="9.031cm">
          <text:p/>
        </draw:ellipse>
        <draw:frame draw:style-name="gr13" draw:text-style-name="P8" draw:layer="layout" svg:width="2.208cm" svg:height="0.843cm" svg:x="1.031cm" svg:y="5.374cm">
          <draw:text-box>
            <text:p><text:span text:style-name="T6">beliebig</text:span></text:p>
          </draw:text-box>
        </draw:frame>
        <draw:frame draw:style-name="gr14" draw:text-style-name="P8" draw:layer="layout" svg:width="3.804cm" svg:height="0.843cm" svg:x="6.721cm" svg:y="8.359cm">
          <draw:text-box>
            <text:p><text:span text:style-name="T6">Quantenphysik</text:span></text:p>
          </draw:text-box>
        </draw:frame>
        <draw:ellipse draw:style-name="gr2" draw:text-style-name="P8" draw:id="id3" draw:layer="layout" svg:width="0.79cm" svg:height="0.747cm" svg:x="3.56cm" svg:y="9.031cm">
          <text:p/>
        </draw:ellipse>
        <draw:connector draw:style-name="gr3" draw:text-style-name="P8" draw:layer="layout" draw:type="lines" svg:x1="3.955cm" svg:y1="9.778cm" svg:x2="6.326cm" svg:y2="9.778cm" draw:start-shape="id3" draw:start-glue-point="2" draw:end-shape="id4" draw:end-glue-point="2" svg:d="m3955 9778v501h2371v-501">
          <text:p/>
        </draw:connector>
        <draw:frame draw:style-name="gr15" draw:text-style-name="P8" draw:layer="layout" svg:width="3.148cm" svg:height="0.843cm" svg:x="3.639cm" svg:y="10.225cm">
          <draw:text-box>
            <text:p><text:span text:style-name="T6">subConcept</text:span></text:p>
          </draw:text-box>
        </draw:frame>
        <draw:frame draw:style-name="gr4" draw:layer="layout" svg:width="6.628cm" svg:height="4.061cm" svg:x="15cm" svg:y="4.463cm">
          <draw:text-box>
            <text:p>Interesse:</text:p>
            <text:p>Topic: Quantenphysik</text:p>
            <text:p>Peer: Anonymous</text:p>
            <text:p/>
            <text:p>Owner: X</text:p>
          </draw:text-box>
        </draw:frame>
        <draw:frame draw:style-name="gr4" draw:layer="layout" svg:width="4.092cm" svg:height="1.013cm" svg:x="1.908cm" svg:y="12cm">
          <draw:text-box>
            <text:p>Context Map</text:p>
          </draw:text-box>
        </draw:frame>
        <draw:circle draw:style-name="gr16" draw:layer="layout" svg:width="1cm" svg:height="1cm" svg:x="14cm" svg:y="13.7cm">
          <text:p/>
        </draw:circle>
        <draw:frame draw:style-name="gr4" draw:layer="layout" svg:width="4.718cm" svg:height="1.013cm" svg:x="16cm" svg:y="13.687cm">
          <draw:text-box>
            <text:p>Quantenphysik</text:p>
          </draw:text-box>
        </draw:frame>
        <draw:circle draw:style-name="gr16" draw:layer="layout" svg:width="1cm" svg:height="1cm" svg:x="14cm" svg:y="15.687cm">
          <text:p/>
        </draw:circle>
        <draw:frame draw:style-name="gr11" draw:layer="layout" svg:width="2.36cm" svg:height="1.013cm" svg:x="16.5cm" svg:y="15.674cm">
          <draw:text-box>
            <text:p>Physik</text:p>
          </draw:text-box>
        </draw:frame>
        <draw:line draw:style-name="gr3" draw:layer="layout" svg:x1="14.5cm" svg:y1="15.687cm" svg:x2="14.5cm" svg:y2="14.687cm">
          <text:p/>
        </draw:line>
        <draw:circle draw:style-name="gr16" draw:layer="layout" svg:width="1cm" svg:height="1cm" svg:x="6cm" svg:y="14cm">
          <text:p/>
        </draw:circle>
        <draw:circle draw:style-name="gr16" draw:layer="layout" svg:width="1cm" svg:height="1cm" svg:x="3.5cm" svg:y="14cm">
          <text:p/>
        </draw:circle>
        <draw:frame draw:style-name="gr17" draw:layer="layout" svg:width="0.921cm" svg:height="2cm" svg:x="6.079cm" svg:y="15.3cm">
          <draw:text-box>
            <text:p>X</text:p>
          </draw:text-box>
        </draw:frame>
        <draw:frame draw:style-name="gr4" draw:layer="layout" svg:width="1.954cm" svg:height="1.013cm" svg:x="3cm" svg:y="15.3cm">
          <draw:text-box>
            <text:p>HTW</text:p>
          </draw:text-box>
        </draw:frame>
        <draw:line draw:style-name="gr3" draw:layer="layout" svg:x1="4.5cm" svg:y1="14.5cm" svg:x2="6cm" svg:y2="14.5cm">
          <text:p/>
        </draw:line>
        <draw:frame draw:style-name="gr18" draw:layer="layout" svg:width="6.937cm" svg:height="1.775cm" svg:x="1.063cm" svg:y="3.1cm">
          <draw:text-box>
            <text:p>Interesse von Owner X (grafisch)</text:p>
          </draw:text-box>
        </draw:frame>
        <draw:custom-shape draw:style-name="gr19" draw:text-style-name="P9" draw:layer="layout" svg:width="3.5cm" svg:height="1cm" svg:x="11cm" svg:y="6.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rect draw:style-name="gr20" draw:layer="layout" svg:width="7.5cm" svg:height="4.5cm" svg:x="2cm" svg:y="13.5cm">
          <text:p/>
        </draw:rect>
        <draw:frame draw:style-name="gr4" draw:text-style-name="P7" draw:layer="layout" svg:width="4.587cm" svg:height="1.013cm" svg:x="2cm" svg:y="17cm">
          <draw:text-box>
            <text:p><text:span text:style-name="T5">Peer-Ontology</text:span></text:p>
          </draw:text-box>
        </draw:frame>
        <draw:rect draw:style-name="gr20" draw:layer="layout" svg:width="7.5cm" svg:height="4.5cm" svg:x="13.4cm" svg:y="13.5cm">
          <text:p/>
        </draw:rect>
        <draw:frame draw:style-name="gr4" draw:text-style-name="P7" draw:layer="layout" svg:width="4.799cm" svg:height="1.013cm" svg:x="13.413cm" svg:y="16.987cm">
          <draw:text-box>
            <text:p><text:span text:style-name="T5">Topic-Ontology</text:span></text:p>
          </draw:text-box>
        </draw:frame>
        <presentation:notes draw:style-name="dp2">
          <draw:page-thumbnail draw:style-name="gr1" draw:layer="layout" svg:width="0.001cm" svg:height="0.001cm" svg:x="0cm" svg:y="1.93cm" draw:page-number="21" presentation:class="page"/>
          <draw:frame presentation:style-name="pr9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7" draw:layer="layout" svg:width="22.86cm" svg:height="1.535cm" svg:x="1.27cm" svg:y="0.968cm" presentation:class="title" presentation:user-transformed="true">
          <draw:text-box>
            <text:p>Interesse, logische Interpretation</text:p>
          </draw:text-box>
        </draw:frame>
        <draw:frame presentation:style-name="pr8" draw:layer="layout" svg:width="22.86cm" svg:height="12.746cm" svg:x="1.27cm" svg:y="3.937cm" presentation:class="outline">
          <draw:text-box>
            <text:list text:style-name="L3">
              <text:list-item>
                <text:p>Interesse:</text:p>
                <text:list>
                  <text:list-item>
                    <text:p>zählt je Dimension die Konzepte auf, für die sich der Owner interessiert</text:p>
                  </text:list-item>
                  <text:list-item>
                    <text:p>Konzepte einer Dimension ODER verknüpft</text:p>
                  </text:list-item>
                  <text:list-item>
                    <text:p>alle Punkte im Interessenraum: Kreuzprodukt und UND verknüpft</text:p>
                  </text:list-item>
                  <text:list-item>
                    <text:p>Bsp: Interesse(T: „Physik, Auto“, P: „Alice“, „Bob“)</text:p>
                    <text:list>
                      <text:list-item>
                        <text:p>alle Punkte: (Physik, Alice), (Physik, Bob), (Auto, Alice), (Auto, Bob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22" presentation:class="page"/>
          <draw:frame presentation:style-name="pr9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7" draw:text-style-name="P10" draw:layer="layout" svg:width="22.86cm" svg:height="1.535cm" svg:x="1.27cm" svg:y="0.968cm" presentation:class="title" presentation:user-transformed="true">
          <draw:text-box>
            <text:p><text:span text:style-name="T3">Context Map, logische Interpretation</text:span></text:p>
          </draw:text-box>
        </draw:frame>
        <draw:frame presentation:style-name="pr8" draw:layer="layout" svg:width="22.86cm" svg:height="12.746cm" svg:x="1.27cm" svg:y="3.937cm" presentation:class="outline">
          <draw:text-box>
            <text:list text:style-name="L3">
              <text:list-item>
                <text:p>enthält n (in SharkFW) bzw. 2 (in SharkGrid) Fragmente von Ontologien</text:p>
              </text:list-item>
              <text:list-item>
                <text:p>jede Ontologie ist ein Statement</text:p>
                <text:list>
                  <text:list-item>
                    <text:p>Sender erklärt, dass er die Beziehungen zwischen den Konzepten so kennt</text:p>
                  </text:list-item>
                </text:list>
              </text:list-item>
              <text:list-item>
                <text:p>Empfänger kann mit dem Statement beliebig umgehen. Beispiele folgen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23" presentation:class="page"/>
          <draw:frame presentation:style-name="pr9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7" draw:layer="layout" svg:width="22.86cm" svg:height="1.535cm" svg:x="1.27cm" svg:y="0.968cm" presentation:class="title">
          <draw:text-box>
            <text:p>vereinfachte Darstellung</text:p>
          </draw:text-box>
        </draw:frame>
        <draw:line draw:style-name="gr3" draw:layer="layout" svg:x1="5.882cm" svg:y1="11.987cm" svg:x2="5.882cm" svg:y2="5.487cm">
          <text:p/>
        </draw:line>
        <draw:frame draw:style-name="gr11" draw:layer="layout" svg:width="2.36cm" svg:height="1.013cm" svg:x="3.922cm" svg:y="12.474cm">
          <draw:text-box>
            <text:p>Physik</text:p>
          </draw:text-box>
        </draw:frame>
        <draw:line draw:style-name="gr3" draw:layer="layout" svg:x1="4.782cm" svg:y1="11.387cm" svg:x2="13.782cm" svg:y2="11.387cm">
          <text:p/>
        </draw:line>
        <draw:circle draw:style-name="gr2" draw:id="id6" draw:layer="layout" svg:width="1cm" svg:height="1cm" svg:x="9.282cm" svg:y="10.887cm">
          <text:p/>
        </draw:circle>
        <draw:frame draw:style-name="gr4" draw:layer="layout" svg:width="4.718cm" svg:height="1.013cm" svg:x="10.282cm" svg:y="9.987cm">
          <draw:text-box>
            <text:p>Quantenphysik</text:p>
          </draw:text-box>
        </draw:frame>
        <draw:circle draw:style-name="gr16" draw:id="id5" draw:layer="layout" svg:width="1cm" svg:height="1cm" svg:x="6.282cm" svg:y="10.887cm">
          <text:p/>
        </draw:circle>
        <draw:connector draw:style-name="gr3" draw:layer="layout" draw:type="lines" svg:x1="6.782cm" svg:y1="11.887cm" svg:x2="9.782cm" svg:y2="11.887cm" draw:start-shape="id5" draw:start-glue-point="2" draw:end-shape="id6" draw:end-glue-point="2" svg:d="m6782 11887v501h3000v-501">
          <text:p/>
        </draw:connector>
        <draw:frame draw:style-name="gr4" draw:layer="layout" svg:width="3.88cm" svg:height="1.013cm" svg:x="6.382cm" svg:y="12.487cm">
          <draw:text-box>
            <text:p>subConcept</text:p>
          </draw:text-box>
        </draw:frame>
        <draw:circle draw:style-name="gr16" draw:id="id8" draw:layer="layout" svg:width="1cm" svg:height="1cm" svg:x="5.4cm" svg:y="9.074cm">
          <text:p/>
        </draw:circle>
        <draw:circle draw:style-name="gr16" draw:id="id7" draw:layer="layout" svg:width="1cm" svg:height="1cm" svg:x="5.4cm" svg:y="6.874cm">
          <text:p/>
        </draw:circle>
        <draw:frame draw:style-name="gr6" draw:layer="layout" svg:width="2cm" svg:height="1.013cm" svg:x="3.5cm" svg:y="6.274cm">
          <draw:text-box>
            <text:p>HTW</text:p>
          </draw:text-box>
        </draw:frame>
        <draw:connector draw:style-name="gr3" draw:layer="layout" draw:type="lines" svg:x1="5.4cm" svg:y1="7.374cm" svg:x2="5.4cm" svg:y2="9.574cm" draw:start-shape="id7" draw:start-glue-point="3" draw:end-shape="id8" draw:end-glue-point="3" svg:d="m5400 7374h-501v2200h501">
          <text:p/>
        </draw:connector>
        <draw:frame draw:style-name="gr4" draw:layer="layout" svg:width="9.142cm" svg:height="4.823cm" svg:x="16cm" svg:y="5.5cm">
          <draw:text-box>
            <text:p>Rote Konzepte:</text:p>
            <text:p>Konzept ist Teil des Interesses</text:p>
            <text:p>(Anchor)</text:p>
            <text:p/>
            <text:p>Graue Konzepte</text:p>
            <text:p>Teil der Kontext Map</text:p>
          </draw:text-box>
        </draw:frame>
        <draw:frame draw:style-name="gr4" draw:layer="layout" svg:width="0.921cm" svg:height="1.013cm" svg:x="4.579cm" svg:y="9.987cm">
          <draw:text-box>
            <text:p>X</text:p>
          </draw:text-box>
        </draw:frame>
        <draw:frame draw:style-name="gr4" draw:layer="layout" svg:width="9.083cm" svg:height="1.013cm" svg:x="3.926cm" svg:y="4.5cm">
          <draw:text-box>
            <text:p>Empfangen/Senden, Owner: X</text:p>
          </draw:text-box>
        </draw:frame>
        <presentation:notes draw:style-name="dp2">
          <draw:page-thumbnail draw:style-name="gr1" draw:layer="layout" svg:width="0.001cm" svg:height="0.001cm" svg:x="0cm" svg:y="1.93cm" draw:page-number="24" presentation:class="page"/>
          <draw:frame presentation:style-name="pr9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7" draw:layer="layout" svg:width="22.86cm" svg:height="1.535cm" svg:x="1.27cm" svg:y="0.968cm" presentation:class="title">
          <draw:text-box>
            <text:p>Fragmentierung</text:p>
          </draw:text-box>
        </draw:frame>
        <draw:frame presentation:style-name="pr8" draw:layer="layout" svg:width="22.86cm" svg:height="14.41cm" svg:x="1.27cm" svg:y="3.937cm" presentation:class="outline" presentation:user-transformed="true">
          <draw:text-box>
            <text:list text:style-name="L3">
              <text:list-item>
                <text:p>Funktion, Parameter</text:p>
                <text:list>
                  <text:list-item>
                    <text:p>Context Map, </text:p>
                  </text:list-item>
                  <text:list-item>
                    <text:p>Menge von Konzepten je Dimension (Anchor)</text:p>
                  </text:list-item>
                  <text:list-item>
                    <text:p>Tiefe (depth)</text:p>
                  </text:list-item>
                  <text:list-item>
                    <text:p>erlaubte / verbotene Assoziationen</text:p>
                  </text:list-item>
                  <text:list-item>
                    <text:p>Ergebnis: Context Map</text:p>
                  </text:list-item>
                </text:list>
              </text:list-item>
              <text:list-item>
                <text:p>Ergebnis:</text:p>
                <text:list>
                  <text:list-item>
                    <text:p>alle Anchor die auch in Eingabe-CM </text:p>
                  </text:list-item>
                  <text:list-item>
                    <text:p>alle Koncepte in CM, die über gültige Assoziationen mit Anchor verbunden und Entfernung &lt;= depth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25" presentation:class="page"/>
          <draw:frame presentation:style-name="pr9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7" draw:layer="layout" svg:width="22.86cm" svg:height="1.535cm" svg:x="1.27cm" svg:y="0.968cm" presentation:class="title">
          <draw:text-box>
            <text:p>Fragmentierungsparameter</text:p>
          </draw:text-box>
        </draw:frame>
        <draw:frame presentation:style-name="pr8" draw:layer="layout" svg:width="22.86cm" svg:height="12.746cm" svg:x="1.27cm" svg:y="3.937cm" presentation:class="outline">
          <draw:text-box>
            <text:list text:style-name="L3">
              <text:list-item>
                <text:p>je Dimension</text:p>
                <text:list>
                  <text:list-item>
                    <text:p>Tiefe (depth)</text:p>
                  </text:list-item>
                  <text:list-item>
                    <text:p>Erlaubte / Verbotene Assoziationen</text:p>
                  </text:list-item>
                </text:list>
              </text:list-item>
              <text:list-item>
                <text:p>Algorithmus: rekursiv</text:p>
                <text:list>
                  <text:list-item>
                    <text:p>Anfang: Kopiere alle Anchor, die in Quelle auffindbar ins Ergebnis</text:p>
                  </text:list-item>
                  <text:list-item>
                    <text:p>folge jedem Anchor über erlaubte Assocs in Quelle bis Maximaltiefe. Kopiere alle Konzepte auf dem Weg ins Ergebni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26" presentation:class="page"/>
          <draw:frame presentation:style-name="pr9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7" draw:layer="layout" svg:width="22.86cm" svg:height="1.535cm" svg:x="1.27cm" svg:y="0.968cm" presentation:class="title">
          <draw:text-box>
            <text:p>Bsp. Fragmentierung</text:p>
          </draw:text-box>
        </draw:frame>
        <draw:circle draw:style-name="gr16" draw:layer="layout" svg:width="1cm" svg:height="1cm" svg:x="4.5cm" svg:y="6.387cm">
          <text:p/>
        </draw:circle>
        <draw:circle draw:style-name="gr16" draw:layer="layout" svg:width="1cm" svg:height="1cm" svg:x="3cm" svg:y="8.387cm">
          <text:p/>
        </draw:circle>
        <draw:circle draw:style-name="gr16" draw:layer="layout" svg:width="1cm" svg:height="1cm" svg:x="6cm" svg:y="8.387cm">
          <text:p/>
        </draw:circle>
        <draw:circle draw:style-name="gr16" draw:layer="layout" svg:width="1cm" svg:height="1cm" svg:x="4.5cm" svg:y="10.387cm">
          <text:p/>
        </draw:circle>
        <draw:circle draw:style-name="gr16" draw:layer="layout" svg:width="1cm" svg:height="1cm" svg:x="7cm" svg:y="10.387cm">
          <text:p/>
        </draw:circle>
        <draw:frame draw:style-name="gr4" draw:layer="layout" svg:width="5.887cm" svg:height="1.013cm" svg:x="5cm" svg:y="5.287cm">
          <draw:text-box>
            <text:p>Forschungsgebiete</text:p>
          </draw:text-box>
        </draw:frame>
        <draw:frame draw:style-name="gr4" draw:layer="layout" svg:width="2.36cm" svg:height="1.013cm" svg:x="7cm" svg:y="7.489cm">
          <draw:text-box>
            <text:p>Physik</text:p>
          </draw:text-box>
        </draw:frame>
        <draw:frame draw:style-name="gr4" draw:layer="layout" svg:width="2.682cm" svg:height="1.013cm" svg:x="0.578cm" svg:y="7.487cm">
          <draw:text-box>
            <text:p>Chemie</text:p>
          </draw:text-box>
        </draw:frame>
        <draw:frame draw:style-name="gr4" draw:layer="layout" svg:width="4.718cm" svg:height="1.013cm" svg:x="0.4cm" svg:y="11.487cm">
          <draw:text-box>
            <text:p>Quantenphysik</text:p>
          </draw:text-box>
        </draw:frame>
        <draw:frame draw:style-name="gr4" draw:layer="layout" svg:width="3.808cm" svg:height="1.013cm" svg:x="7cm" svg:y="11.587cm">
          <draw:text-box>
            <text:p>Kosmologie</text:p>
          </draw:text-box>
        </draw:frame>
        <draw:line draw:style-name="gr3" draw:layer="layout" svg:x1="4.7cm" svg:y1="7.487cm" svg:x2="3.7cm" svg:y2="8.487cm">
          <text:p/>
        </draw:line>
        <draw:line draw:style-name="gr3" draw:layer="layout" svg:x1="5.2cm" svg:y1="7.387cm" svg:x2="6.2cm" svg:y2="8.387cm">
          <text:p/>
        </draw:line>
        <draw:line draw:style-name="gr3" draw:layer="layout" svg:x1="6.2cm" svg:y1="9.487cm" svg:x2="5.2cm" svg:y2="10.487cm">
          <text:p/>
        </draw:line>
        <draw:line draw:style-name="gr3" draw:layer="layout" svg:x1="6.8cm" svg:y1="9.487cm" svg:x2="7.3cm" svg:y2="10.487cm">
          <text:p/>
        </draw:line>
        <draw:frame draw:style-name="gr4" draw:text-style-name="P7" draw:layer="layout" svg:width="5.392cm" svg:height="1.013cm" svg:x="1cm" svg:y="3.2cm">
          <draw:text-box>
            <text:p><text:span text:style-name="T5">Dimension: Topic</text:span></text:p>
          </draw:text-box>
        </draw:frame>
        <draw:circle draw:style-name="gr2" draw:layer="layout" svg:width="1cm" svg:height="1cm" svg:x="13.46cm" svg:y="8.787cm">
          <text:p/>
        </draw:circle>
        <draw:frame draw:style-name="gr4" draw:text-style-name="P7" draw:layer="layout" svg:width="4.096cm" svg:height="1.013cm" svg:x="1cm" svg:y="4.201cm">
          <draw:text-box>
            <text:p><text:span text:style-name="T5">Context Map</text:span></text:p>
          </draw:text-box>
        </draw:frame>
        <draw:frame draw:style-name="gr4" draw:text-style-name="P7" draw:layer="layout" svg:width="8.169cm" svg:height="1.013cm" svg:x="10.9cm" svg:y="3.3cm">
          <draw:text-box>
            <text:p><text:span text:style-name="T5">Fragmentierungsparameter</text:span></text:p>
          </draw:text-box>
        </draw:frame>
        <draw:frame draw:style-name="gr4" draw:layer="layout" svg:width="2.36cm" svg:height="1.013cm" svg:x="13.1cm" svg:y="9.787cm">
          <draw:text-box>
            <text:p>Physik</text:p>
          </draw:text-box>
        </draw:frame>
        <draw:frame draw:style-name="gr6" draw:layer="layout" svg:width="6.5cm" svg:height="1.775cm" svg:x="12cm" svg:y="6.3cm">
          <draw:text-box>
            <text:p>Tiefe: 1</text:p>
            <text:p>erlaubt: subConcept</text:p>
          </draw:text-box>
        </draw:frame>
        <draw:custom-shape draw:style-name="gr19" draw:text-style-name="P9" draw:layer="layout" svg:width="2cm" svg:height="1cm" svg:x="16cm" svg:y="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ircle draw:style-name="gr16" draw:layer="layout" svg:width="1cm" svg:height="1cm" svg:x="21cm" svg:y="8cm">
          <text:p/>
        </draw:circle>
        <draw:circle draw:style-name="gr16" draw:layer="layout" svg:width="1cm" svg:height="1cm" svg:x="19.5cm" svg:y="10cm">
          <text:p/>
        </draw:circle>
        <draw:circle draw:style-name="gr16" draw:layer="layout" svg:width="1cm" svg:height="1cm" svg:x="22cm" svg:y="10cm">
          <text:p/>
        </draw:circle>
        <draw:line draw:style-name="gr3" draw:layer="layout" svg:x1="21.2cm" svg:y1="9.1cm" svg:x2="20.2cm" svg:y2="10.1cm">
          <text:p/>
        </draw:line>
        <draw:line draw:style-name="gr3" draw:layer="layout" svg:x1="21.8cm" svg:y1="9.1cm" svg:x2="22.3cm" svg:y2="10.1cm">
          <text:p/>
        </draw:line>
        <draw:frame draw:style-name="gr4" draw:layer="layout" svg:width="2.36cm" svg:height="1.013cm" svg:x="22.14cm" svg:y="7.487cm">
          <draw:text-box>
            <text:p>Physik</text:p>
          </draw:text-box>
        </draw:frame>
        <draw:frame draw:style-name="gr4" draw:layer="layout" svg:width="3.808cm" svg:height="1.013cm" svg:x="21cm" svg:y="11.5cm">
          <draw:text-box>
            <text:p>Kosmologie</text:p>
          </draw:text-box>
        </draw:frame>
        <draw:frame draw:style-name="gr4" draw:layer="layout" svg:width="4.718cm" svg:height="1.013cm" svg:x="15.782cm" svg:y="11.487cm">
          <draw:text-box>
            <text:p>Quantenphysik</text:p>
          </draw:text-box>
        </draw:frame>
        <draw:line draw:style-name="gr21" draw:layer="layout" svg:x1="0.5cm" svg:y1="13cm" svg:x2="25cm" svg:y2="13cm">
          <text:p/>
        </draw:line>
        <draw:circle draw:style-name="gr16" draw:layer="layout" svg:width="1cm" svg:height="1cm" svg:x="4.5cm" svg:y="14.9cm">
          <text:p/>
        </draw:circle>
        <draw:circle draw:style-name="gr16" draw:layer="layout" svg:width="1cm" svg:height="1cm" svg:x="3cm" svg:y="16.9cm">
          <text:p/>
        </draw:circle>
        <draw:circle draw:style-name="gr16" draw:layer="layout" svg:width="1cm" svg:height="1cm" svg:x="6cm" svg:y="16.9cm">
          <text:p/>
        </draw:circle>
        <draw:frame draw:style-name="gr4" draw:layer="layout" svg:width="0.921cm" svg:height="1.013cm" svg:x="2cm" svg:y="16.387cm">
          <draw:text-box>
            <text:p>X</text:p>
          </draw:text-box>
        </draw:frame>
        <draw:line draw:style-name="gr3" draw:layer="layout" svg:x1="4.7cm" svg:y1="16cm" svg:x2="3.7cm" svg:y2="17cm">
          <text:p/>
        </draw:line>
        <draw:line draw:style-name="gr3" draw:layer="layout" svg:x1="5.2cm" svg:y1="15.9cm" svg:x2="6.2cm" svg:y2="16.9cm">
          <text:p/>
        </draw:line>
        <draw:frame draw:style-name="gr6" draw:layer="layout" svg:width="2cm" svg:height="1.013cm" svg:x="2.5cm" svg:y="14.5cm">
          <draw:text-box>
            <text:p>HTW</text:p>
          </draw:text-box>
        </draw:frame>
        <draw:frame draw:style-name="gr4" draw:layer="layout" svg:width="0.925cm" svg:height="1.013cm" svg:x="7cm" svg:y="16.9cm">
          <draw:text-box>
            <text:p>Y</text:p>
          </draw:text-box>
        </draw:frame>
        <draw:circle draw:style-name="gr2" draw:layer="layout" svg:width="1cm" svg:height="1cm" svg:x="12.96cm" svg:y="16.787cm">
          <text:p/>
        </draw:circle>
        <draw:frame draw:style-name="gr22" draw:layer="layout" svg:width="0.921cm" svg:height="1.013cm" svg:x="13.5cm" svg:y="17.5cm">
          <draw:text-box>
            <text:p>X</text:p>
          </draw:text-box>
        </draw:frame>
        <draw:frame draw:style-name="gr6" draw:layer="layout" svg:width="6.5cm" svg:height="2.537cm" svg:x="11.5cm" svg:y="13.5cm">
          <draw:text-box>
            <text:p>Tiefe: 2</text:p>
            <text:p>erlaubt: subConcept</text:p>
            <text:p>superConcept</text:p>
          </draw:text-box>
        </draw:frame>
        <draw:custom-shape draw:style-name="gr19" draw:text-style-name="P9" draw:layer="layout" svg:width="2cm" svg:height="1cm" svg:x="15.5cm" svg:y="1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7" draw:layer="layout" svg:width="5.18cm" svg:height="1.013cm" svg:x="0.5cm" svg:y="13.487cm">
          <draw:text-box>
            <text:p><text:span text:style-name="T5">Dimension: Peer</text:span></text:p>
          </draw:text-box>
        </draw:frame>
        <draw:circle draw:style-name="gr16" draw:layer="layout" svg:width="1cm" svg:height="1cm" svg:x="22cm" svg:y="15.5cm">
          <text:p/>
        </draw:circle>
        <draw:circle draw:style-name="gr16" draw:layer="layout" svg:width="1cm" svg:height="1cm" svg:x="20.5cm" svg:y="17.5cm">
          <text:p/>
        </draw:circle>
        <draw:frame draw:style-name="gr4" draw:layer="layout" svg:width="0.921cm" svg:height="1.013cm" svg:x="19.5cm" svg:y="16.987cm">
          <draw:text-box>
            <text:p>X</text:p>
          </draw:text-box>
        </draw:frame>
        <draw:line draw:style-name="gr3" draw:layer="layout" svg:x1="22.2cm" svg:y1="16.6cm" svg:x2="21.2cm" svg:y2="17.6cm">
          <text:p/>
        </draw:line>
        <draw:frame draw:style-name="gr6" draw:layer="layout" svg:width="2cm" svg:height="1.013cm" svg:x="20cm" svg:y="15.487cm">
          <draw:text-box>
            <text:p>HTW</text:p>
          </draw:text-box>
        </draw:frame>
        <draw:circle draw:style-name="gr16" draw:layer="layout" svg:width="1cm" svg:height="1cm" svg:x="23.475cm" svg:y="17.487cm">
          <text:p/>
        </draw:circle>
        <draw:line draw:style-name="gr3" draw:layer="layout" svg:x1="22.675cm" svg:y1="16.487cm" svg:x2="23.675cm" svg:y2="17.487cm">
          <text:p/>
        </draw:line>
        <draw:frame draw:style-name="gr4" draw:layer="layout" svg:width="0.925cm" svg:height="1.013cm" svg:x="24.475cm" svg:y="17.487cm">
          <draw:text-box>
            <text:p>Y</text:p>
          </draw:text-box>
        </draw:frame>
        <presentation:notes draw:style-name="dp2">
          <draw:page-thumbnail draw:style-name="gr1" draw:layer="layout" svg:width="0.001cm" svg:height="0.001cm" svg:x="0cm" svg:y="1.93cm" draw:page-number="27" presentation:class="page"/>
          <draw:frame presentation:style-name="pr9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7" draw:layer="layout" svg:width="22.86cm" svg:height="1.535cm" svg:x="1.27cm" svg:y="0.968cm" presentation:class="title">
          <draw:text-box>
            <text:p>Kontextualisierung</text:p>
          </draw:text-box>
        </draw:frame>
        <draw:frame presentation:style-name="pr8" draw:layer="layout" svg:width="22.86cm" svg:height="13.533cm" svg:x="1.27cm" svg:y="3.937cm" presentation:class="outline" presentation:user-transformed="true">
          <draw:text-box>
            <text:list text:style-name="L3">
              <text:list-item>
                <text:p>Funktion, Parameter</text:p>
                <text:list>
                  <text:list-item>
                    <text:p>Context Map (<text:span text:style-name="T5">Base Map</text:span>)</text:p>
                  </text:list-item>
                  <text:list-item>
                    <text:p>Context Map (Context)</text:p>
                  </text:list-item>
                  <text:list-item>
                    <text:p>Fragmentierungsparameter</text:p>
                  </text:list-item>
                  <text:list-item>
                    <text:p>Ergebnis: Context Map (Effective Map)</text:p>
                  </text:list-item>
                </text:list>
              </text:list-item>
              <text:list-item>
                <text:p>extrahiert aus Base die Teile, die zum Context passen</text:p>
              </text:list-item>
              <text:list-item>
                <text:p>Realisierung: Interpretiere alle Konzepte des Context als Anchor und wende Fragmentierung an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28" presentation:class="page"/>
          <draw:frame presentation:style-name="pr9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7" draw:layer="layout" svg:width="22.86cm" svg:height="1.535cm" svg:x="1.27cm" svg:y="0.968cm" presentation:class="title">
          <draw:text-box>
            <text:p>Kommunikation - Konzept</text:p>
          </draw:text-box>
        </draw:frame>
        <draw:frame presentation:style-name="pr8" draw:layer="layout" svg:width="22.86cm" svg:height="12.821cm" svg:x="1.27cm" svg:y="3.937cm" presentation:class="outline" presentation:user-transformed="true">
          <draw:text-box>
            <text:list text:style-name="L3">
              <text:list-item>
                <text:p>Annahmen</text:p>
                <text:list>
                  <text:list-item>
                    <text:p>Peer erkennen Aufauchen anderer</text:p>
                  </text:list-item>
                  <text:list-item>
                    <text:p>Kommunikation kann jederzeit abbrechen</text:p>
                  </text:list-item>
                  <text:list-item>
                    <text:p>Peer kann nicht zwingend wieder gefunden werden</text:p>
                  </text:list-item>
                </text:list>
              </text:list-item>
              <text:list-item>
                <text:p>Idee</text:p>
                <text:list>
                  <text:list-item>
                    <text:p>Peers senden sich Interessen, geben diese weiter</text:p>
                  </text:list-item>
                  <text:list-item>
                    <text:p>Wenn passenden Interessen gefunden – Autausch von „Wissen“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29" presentation:class="page"/>
          <draw:frame presentation:style-name="pr9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7" draw:layer="layout" svg:width="22.86cm" svg:height="1.535cm" svg:x="1.27cm" svg:y="0.968cm" presentation:class="title">
          <draw:text-box>
            <text:p>Wissen in Shark</text:p>
          </draw:text-box>
        </draw:frame>
        <draw:frame presentation:style-name="pr8" draw:layer="layout" svg:width="22.86cm" svg:height="12.746cm" svg:x="1.27cm" svg:y="3.937cm" presentation:class="outline" presentation:user-transformed="true">
          <draw:text-box>
            <text:list text:style-name="L3">
              <text:list-item>
                <text:p>Informationen in einem Kontext</text:p>
              </text:list-item>
              <text:list-item>
                <text:p>konkreter: Menge von Context Points</text:p>
              </text:list-item>
              <text:list-item>
                <text:p>Context Point:</text:p>
                <text:list>
                  <text:list-item>
                    <text:p>Punkt Context Space</text:p>
                  </text:list-item>
                  <text:list-item>
                    <text:p>hat Properties und Informationen</text:p>
                  </text:list-item>
                </text:list>
              </text:list-item>
              <text:list-item>
                <text:p>Context Space </text:p>
                <text:list>
                  <text:list-item>
                    <text:p>mehrdimensionale Ontologie</text:p>
                  </text:list-item>
                  <text:list-item>
                    <text:p>beinhaltet aber Konzept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30" presentation:class="page"/>
          <draw:frame presentation:style-name="pr9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line draw:style-name="gr3" draw:layer="layout" svg:x1="6.5cm" svg:y1="11.6cm" svg:x2="17.5cm" svg:y2="11.6cm">
          <text:p/>
        </draw:line>
        <draw:line draw:style-name="gr3" draw:layer="layout" svg:x1="6.5cm" svg:y1="11.6cm" svg:x2="6.5cm" svg:y2="4.6cm">
          <text:p/>
        </draw:line>
        <draw:frame presentation:style-name="pr7" draw:layer="layout" svg:width="22.86cm" svg:height="1.535cm" svg:x="1.27cm" svg:y="0.968cm" presentation:class="title">
          <draw:text-box>
            <text:p>Beispiel</text:p>
          </draw:text-box>
        </draw:frame>
        <draw:frame draw:style-name="gr23" draw:text-style-name="P7" draw:layer="layout" svg:width="1.84cm" svg:height="1.013cm" svg:x="4.5cm" svg:y="4.1cm">
          <draw:text-box>
            <text:p><text:span text:style-name="T5">Peer</text:span></text:p>
          </draw:text-box>
        </draw:frame>
        <draw:circle draw:style-name="gr24" draw:layer="layout" svg:width="1cm" svg:height="1cm" svg:x="6cm" svg:y="9.6cm">
          <text:p>X</text:p>
        </draw:circle>
        <draw:circle draw:style-name="gr24" draw:layer="layout" svg:width="1cm" svg:height="1cm" svg:x="6cm" svg:y="6.6cm">
          <text:p>Y</text:p>
        </draw:circle>
        <draw:circle draw:style-name="gr25" draw:layer="layout" svg:width="1cm" svg:height="1cm" svg:x="9.5cm" svg:y="11.1cm">
          <text:p/>
        </draw:circle>
        <draw:circle draw:style-name="gr25" draw:layer="layout" svg:width="1cm" svg:height="1cm" svg:x="13.7cm" svg:y="11.1cm">
          <text:p/>
        </draw:circle>
        <draw:frame draw:style-name="gr4" draw:layer="layout" svg:width="2.36cm" svg:height="1.013cm" svg:x="7.5cm" svg:y="12.2cm">
          <draw:text-box>
            <text:p>Physik</text:p>
          </draw:text-box>
        </draw:frame>
        <draw:frame draw:style-name="gr4" draw:layer="layout" svg:width="3.808cm" svg:height="1.013cm" svg:x="14.1cm" svg:y="12.2cm">
          <draw:text-box>
            <text:p>Kosmologie</text:p>
          </draw:text-box>
        </draw:frame>
        <draw:circle draw:style-name="gr26" draw:text-style-name="P11" draw:layer="layout" svg:width="1cm" svg:height="1cm" svg:x="9.5cm" svg:y="9.6cm">
          <text:p><text:span text:style-name="T7">CP</text:span></text:p>
        </draw:circle>
        <draw:custom-shape draw:style-name="gr27" draw:text-style-name="P12" draw:layer="layout" svg:width="3.5cm" svg:height="1.5cm" svg:x="8cm" svg:y="6.7cm">
          <text:p text:style-name="P9"><text:span text:style-name="T7">Eine Einführung</text:span></text:p>
          <text:p text:style-name="P9"><text:span text:style-name="T7">in die Physik...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ircle draw:style-name="gr28" draw:layer="layout" svg:width="1cm" svg:height="1cm" svg:x="13.6cm" svg:y="6.7cm">
          <text:p/>
        </draw:circle>
        <draw:custom-shape draw:style-name="gr29" draw:text-style-name="P9" draw:layer="layout" svg:width="2cm" svg:height="1cm" svg:x="14.9cm" svg:y="4.7cm">
          <text:p/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line draw:style-name="gr3" draw:layer="layout" svg:x1="10cm" svg:y1="9.6cm" svg:x2="10cm" svg:y2="8.1cm">
          <text:p/>
        </draw:line>
        <draw:line draw:style-name="gr3" draw:layer="layout" svg:x1="14.4cm" svg:y1="6.7cm" svg:x2="15.4cm" svg:y2="5.7cm">
          <text:p/>
        </draw:line>
        <draw:frame draw:style-name="gr4" draw:layer="layout" svg:width="3.131cm" svg:height="1.013cm" svg:x="7.769cm" svg:y="3.187cm">
          <draw:text-box>
            <text:p>Owner: X</text:p>
          </draw:text-box>
        </draw:frame>
        <draw:frame draw:style-name="gr6" draw:layer="layout" svg:width="20cm" svg:height="4.061cm" svg:x="2cm" svg:y="14.3cm">
          <draw:text-box>
            <text:p>Interpretation: X (als Owner) ist der Meinung, dass das Dokument „Eine Einführung...“ zum Thema „Physik“ passt. X weiß ebenfalls, dass Peer Y meint, dass eine Reihe von Dokumenten zum Thema Kosmologie passen. X erklärt, dass Kosmologie ein Teilbereich der Physik ist.</text:p>
          </draw:text-box>
        </draw:frame>
        <draw:frame draw:style-name="gr23" draw:text-style-name="P7" draw:layer="layout" svg:width="2.051cm" svg:height="1.013cm" svg:x="16cm" svg:y="10.5cm">
          <draw:text-box>
            <text:p><text:span text:style-name="T5">Topic</text:span></text:p>
          </draw:text-box>
        </draw:frame>
        <presentation:notes draw:style-name="dp2">
          <draw:page-thumbnail draw:style-name="gr1" draw:layer="layout" svg:width="0.001cm" svg:height="0.001cm" svg:x="0cm" svg:y="1.93cm" draw:page-number="31" presentation:class="page"/>
          <draw:frame presentation:style-name="pr9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7" draw:layer="layout" svg:width="22.86cm" svg:height="1.535cm" svg:x="1.27cm" svg:y="0.968cm" presentation:class="title">
          <draw:text-box>
            <text:p>Context Point</text:p>
          </draw:text-box>
        </draw:frame>
        <draw:frame presentation:style-name="pr8" draw:layer="layout" svg:width="22.86cm" svg:height="12.746cm" svg:x="1.27cm" svg:y="3.937cm" presentation:class="outline">
          <draw:text-box>
            <text:list text:style-name="L3">
              <text:list-item>
                <text:p>Konzept in einer mehrdimensionalen Ontologie (Context Space)</text:p>
              </text:list-item>
              <text:list-item>
                <text:p>in Shark: Menge von CP = Wissen</text:p>
              </text:list-item>
              <text:list-item>
                <text:p>Wissen kann in einer Wissensbasis verwaltet werden (SharkKB)</text:p>
              </text:list-item>
              <text:list-item>
                <text:p>jede SharkKB hat einen Besitzer (Owner)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32" presentation:class="page"/>
          <draw:frame presentation:style-name="pr9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7" draw:layer="layout" svg:width="22.86cm" svg:height="1.535cm" svg:x="1.27cm" svg:y="0.968cm" presentation:class="title">
          <draw:text-box>
            <text:p>Semantik CP</text:p>
          </draw:text-box>
        </draw:frame>
        <draw:frame presentation:style-name="pr8" draw:layer="layout" svg:width="22.86cm" svg:height="12.746cm" svg:x="1.27cm" svg:y="3.937cm" presentation:class="outline">
          <draw:text-box>
            <text:list text:style-name="L3">
              <text:list-item>
                <text:p>Owner des CP erklärt, dass die Informationen und Properties zu allen Konzepten in den unterschiedlichen Dimensionen passt.</text:p>
              </text:list-item>
              <text:list-item>
                <text:p>Siehe Beispiel oben</text:p>
              </text:list-item>
              <text:list-item>
                <text:p>Owner ist nicht Autor von Informationen! 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33" presentation:class="page"/>
          <draw:frame presentation:style-name="pr9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7" draw:layer="layout" svg:width="22.86cm" svg:height="1.535cm" svg:x="1.27cm" svg:y="0.968cm" presentation:class="title">
          <draw:text-box>
            <text:p>Shark Peer</text:p>
          </draw:text-box>
        </draw:frame>
        <draw:frame presentation:style-name="pr8" draw:layer="layout" svg:width="22.86cm" svg:height="12.746cm" svg:x="1.27cm" svg:y="3.937cm" presentation:class="outline">
          <draw:text-box>
            <text:list text:style-name="L3">
              <text:list-item>
                <text:p>verfügt über eine SharkKB</text:p>
              </text:list-item>
              <text:list-item>
                <text:p>hat einen Owner</text:p>
              </text:list-item>
              <text:list-item>
                <text:p>ein Owner kann mehrere Peers haben</text:p>
                <text:list>
                  <text:list-item>
                    <text:p>kann daher sein, dass sich Peers mit identischen Besitzern treffen.</text:p>
                  </text:list-item>
                  <text:list-item>
                    <text:p>das macht Sinn, siehe weiter unte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34" presentation:class="page"/>
          <draw:frame presentation:style-name="pr9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7" draw:layer="layout" svg:width="22.86cm" svg:height="1.535cm" svg:x="1.27cm" svg:y="0.968cm" presentation:class="title">
          <draw:text-box>
            <text:p>Shark Peer - Grafik</text:p>
          </draw:text-box>
        </draw:frame>
        <draw:g>
          <draw:custom-shape draw:style-name="gr30" draw:text-style-name="P13" draw:layer="layout" svg:width="0.878cm" svg:height="0.832cm" svg:x="3.961cm" svg:y="8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31" draw:text-style-name="P14" draw:layer="layout" svg:x1="4.402cm" svg:y1="8.885cm" svg:x2="4.402cm" svg:y2="10.133cm">
            <text:p/>
          </draw:line>
          <draw:line draw:style-name="gr31" draw:text-style-name="P14" draw:layer="layout" svg:x1="4.4cm" svg:y1="10.133cm" svg:x2="3.739cm" svg:y2="10.998cm">
            <text:p/>
          </draw:line>
          <draw:line draw:style-name="gr31" draw:text-style-name="P14" draw:layer="layout" svg:x1="4.402cm" svg:y1="10.133cm" svg:x2="5.061cm" svg:y2="10.998cm">
            <text:p/>
          </draw:line>
          <draw:line draw:style-name="gr31" draw:text-style-name="P14" draw:layer="layout" svg:x1="4.401cm" svg:y1="9.3cm" svg:x2="3.521cm" svg:y2="8.936cm">
            <text:p/>
          </draw:line>
          <draw:line draw:style-name="gr31" draw:text-style-name="P14" draw:layer="layout" svg:x1="4.402cm" svg:y1="9.3cm" svg:x2="5.226cm" svg:y2="8.936cm">
            <text:p/>
          </draw:line>
          <draw:custom-shape draw:style-name="gr30" draw:text-style-name="P13" draw:layer="layout" svg:width="0.495cm" svg:height="0.136cm" svg:x="5.005cm" svg:y="10.862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30" draw:text-style-name="P13" draw:layer="layout" svg:width="0.495cm" svg:height="0.136cm" svg:x="3.301cm" svg:y="10.862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</draw:g>
        <draw:frame draw:style-name="gr4" draw:layer="layout" svg:width="1.874cm" svg:height="1.013cm" svg:x="3.601cm" svg:y="11.4cm">
          <draw:text-box>
            <text:p>Alice</text:p>
          </draw:text-box>
        </draw:frame>
        <draw:rect draw:style-name="gr16" draw:layer="layout" svg:width="4.5cm" svg:height="4.5cm" svg:x="12cm" svg:y="4.5cm">
          <text:p/>
        </draw:rect>
        <draw:custom-shape draw:style-name="gr32" draw:text-style-name="P9" draw:layer="layout" svg:width="2cm" svg:height="2.5cm" svg:x="13cm" svg:y="6cm">
          <text:p text:style-name="P9">KB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frame draw:style-name="gr6" draw:layer="layout" svg:width="3.5cm" svg:height="1.013cm" svg:x="12cm" svg:y="4.687cm">
          <draw:text-box>
            <text:p>Peer Alice</text:p>
          </draw:text-box>
        </draw:frame>
        <draw:frame draw:style-name="gr4" draw:layer="layout" svg:width="2.437cm" svg:height="1.013cm" svg:x="11.9cm" svg:y="3.5cm">
          <draw:text-box>
            <text:p>Laptop</text:p>
          </draw:text-box>
        </draw:frame>
        <draw:rect draw:style-name="gr16" draw:layer="layout" svg:width="4.5cm" svg:height="4.5cm" svg:x="12cm" svg:y="11cm">
          <text:p/>
        </draw:rect>
        <draw:custom-shape draw:style-name="gr32" draw:text-style-name="P9" draw:layer="layout" svg:width="2cm" svg:height="2.5cm" svg:x="13cm" svg:y="12.5cm">
          <text:p text:style-name="P9">KB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frame draw:style-name="gr6" draw:layer="layout" svg:width="3.5cm" svg:height="1.013cm" svg:x="12cm" svg:y="11.187cm">
          <draw:text-box>
            <text:p>Peer Alice</text:p>
          </draw:text-box>
        </draw:frame>
        <draw:frame draw:style-name="gr4" draw:layer="layout" svg:width="2.322cm" svg:height="1.013cm" svg:x="11.9cm" svg:y="10cm">
          <draw:text-box>
            <text:p>Handy</text:p>
          </draw:text-box>
        </draw:frame>
        <draw:line draw:style-name="gr3" draw:layer="layout" svg:x1="5.5cm" svg:y1="10cm" svg:x2="12cm" svg:y2="7cm">
          <text:p/>
        </draw:line>
        <draw:line draw:style-name="gr3" draw:layer="layout" svg:x1="5.5cm" svg:y1="10.5cm" svg:x2="12cm" svg:y2="13.5cm">
          <text:p/>
        </draw:line>
        <draw:frame draw:style-name="gr4" draw:layer="layout" svg:width="2.356cm" svg:height="1.013cm" svg:x="6.444cm" svg:y="9.7cm">
          <draw:text-box>
            <text:p>Owner</text:p>
          </draw:text-box>
        </draw:frame>
        <presentation:notes draw:style-name="dp2">
          <draw:page-thumbnail draw:style-name="gr1" draw:layer="layout" svg:width="0.001cm" svg:height="0.001cm" svg:x="0cm" svg:y="1.93cm" draw:page-number="35" presentation:class="page"/>
          <draw:frame presentation:style-name="pr9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7" draw:layer="layout" svg:width="22.86cm" svg:height="1.535cm" svg:x="1.27cm" svg:y="0.968cm" presentation:class="title">
          <draw:text-box>
            <text:p>Austausch</text:p>
          </draw:text-box>
        </draw:frame>
        <draw:frame presentation:style-name="pr8" draw:layer="layout" svg:width="22.86cm" svg:height="12.746cm" svg:x="1.27cm" svg:y="3.937cm" presentation:class="outline">
          <draw:text-box>
            <text:list text:style-name="L3">
              <text:list-item>
                <text:p>Owner kann beliebig viele Interessen definieren</text:p>
                <text:list>
                  <text:list-item>
                    <text:p>mittels Benennung von Konzepten in der KB</text:p>
                  </text:list-item>
                  <text:list-item>
                    <text:p>Definition der Fragmentierungsparameter je Interesse</text:p>
                  </text:list-item>
                  <text:list-item>
                    <text:p>Benennung des Owners des Interesses</text:p>
                  </text:list-item>
                  <text:list-item>
                    <text:p>ob senden oder empfangen</text:p>
                  </text:list-item>
                </text:list>
              </text:list-item>
              <text:list-item>
                <text:p>diese Struktur heißt: Lokales Interesse (local interest)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36" presentation:class="page"/>
          <draw:frame presentation:style-name="pr9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7" draw:layer="layout" svg:width="22.86cm" svg:height="1.535cm" svg:x="1.27cm" svg:y="0.968cm" presentation:class="title">
          <draw:text-box>
            <text:p>Bsp.: Lokales Interesse</text:p>
          </draw:text-box>
        </draw:frame>
        <draw:g>
          <draw:custom-shape draw:style-name="gr30" draw:text-style-name="P13" draw:layer="layout" svg:width="0.878cm" svg:height="0.832cm" svg:x="18.461cm" svg:y="6.087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31" draw:text-style-name="P14" draw:layer="layout" svg:x1="18.902cm" svg:y1="6.972cm" svg:x2="18.902cm" svg:y2="8.22cm">
            <text:p/>
          </draw:line>
          <draw:line draw:style-name="gr31" draw:text-style-name="P14" draw:layer="layout" svg:x1="18.9cm" svg:y1="8.22cm" svg:x2="18.239cm" svg:y2="9.085cm">
            <text:p/>
          </draw:line>
          <draw:line draw:style-name="gr31" draw:text-style-name="P14" draw:layer="layout" svg:x1="18.902cm" svg:y1="8.22cm" svg:x2="19.561cm" svg:y2="9.085cm">
            <text:p/>
          </draw:line>
          <draw:line draw:style-name="gr31" draw:text-style-name="P14" draw:layer="layout" svg:x1="18.901cm" svg:y1="7.387cm" svg:x2="18.021cm" svg:y2="7.023cm">
            <text:p/>
          </draw:line>
          <draw:line draw:style-name="gr31" draw:text-style-name="P14" draw:layer="layout" svg:x1="18.902cm" svg:y1="7.387cm" svg:x2="19.726cm" svg:y2="7.023cm">
            <text:p/>
          </draw:line>
          <draw:custom-shape draw:style-name="gr30" draw:text-style-name="P13" draw:layer="layout" svg:width="0.495cm" svg:height="0.136cm" svg:x="19.505cm" svg:y="8.949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30" draw:text-style-name="P13" draw:layer="layout" svg:width="0.495cm" svg:height="0.136cm" svg:x="17.801cm" svg:y="8.949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</draw:g>
        <draw:frame draw:style-name="gr4" draw:layer="layout" svg:width="1.874cm" svg:height="1.013cm" svg:x="18.101cm" svg:y="9.487cm">
          <draw:text-box>
            <text:p>Alice</text:p>
          </draw:text-box>
        </draw:frame>
        <draw:line draw:style-name="gr3" draw:text-style-name="P15" draw:layer="layout" svg:x1="4.04cm" svg:y1="8.761cm" svg:x2="13.183cm" svg:y2="8.761cm">
          <text:p/>
        </draw:line>
        <draw:line draw:style-name="gr3" draw:text-style-name="P15" draw:layer="layout" svg:x1="4.04cm" svg:y1="8.761cm" svg:x2="4.04cm" svg:y2="3.384cm">
          <text:p/>
        </draw:line>
        <draw:frame draw:style-name="gr33" draw:text-style-name="P16" draw:layer="layout" svg:width="1.692cm" svg:height="0.927cm" svg:x="2.377cm" svg:y="3cm">
          <draw:text-box>
            <text:p><text:span text:style-name="T8">Peer</text:span></text:p>
          </draw:text-box>
        </draw:frame>
        <draw:ellipse draw:style-name="gr25" draw:text-style-name="P15" draw:layer="layout" svg:width="0.831cm" svg:height="0.768cm" svg:x="3.624cm" svg:y="7.225cm">
          <text:p/>
        </draw:ellipse>
        <draw:ellipse draw:style-name="gr25" draw:text-style-name="P15" draw:layer="layout" svg:width="0.831cm" svg:height="0.768cm" svg:x="3.624cm" svg:y="4.92cm">
          <text:p/>
        </draw:ellipse>
        <draw:ellipse draw:style-name="gr25" draw:text-style-name="P15" draw:id="id10" draw:layer="layout" svg:width="0.831cm" svg:height="0.768cm" svg:x="6.533cm" svg:y="8.377cm">
          <text:p/>
        </draw:ellipse>
        <draw:ellipse draw:style-name="gr25" draw:text-style-name="P15" draw:id="id9" draw:layer="layout" svg:width="0.831cm" svg:height="0.768cm" svg:x="10.024cm" svg:y="8.377cm">
          <text:p/>
        </draw:ellipse>
        <draw:frame draw:style-name="gr34" draw:text-style-name="P15" draw:layer="layout" svg:width="1.975cm" svg:height="0.927cm" svg:x="4.525cm" svg:y="9.073cm">
          <draw:text-box>
            <text:p><text:span text:style-name="T9">Shark</text:span></text:p>
          </draw:text-box>
        </draw:frame>
        <draw:frame draw:style-name="gr35" draw:text-style-name="P15" draw:layer="layout" svg:width="1.569cm" svg:height="0.927cm" svg:x="10.356cm" svg:y="9.222cm">
          <draw:text-box>
            <text:p><text:span text:style-name="T9">P2P</text:span></text:p>
          </draw:text-box>
        </draw:frame>
        <draw:ellipse draw:style-name="gr28" draw:text-style-name="P17" draw:layer="layout" svg:width="0.831cm" svg:height="0.768cm" svg:x="6.533cm" svg:y="7.125cm">
          <text:p/>
        </draw:ellipse>
        <draw:frame draw:style-name="gr36" draw:text-style-name="P15" draw:layer="layout" svg:width="1.73cm" svg:height="0.927cm" svg:x="2.377cm" svg:y="7.915cm">
          <draw:text-box>
            <text:p><text:span text:style-name="T9">Alice</text:span></text:p>
          </draw:text-box>
        </draw:frame>
        <draw:frame draw:style-name="gr37" draw:text-style-name="P15" draw:layer="layout" svg:width="1.785cm" svg:height="0.927cm" svg:x="2cm" svg:y="4.449cm">
          <draw:text-box>
            <text:p><text:span text:style-name="T9">HTW</text:span></text:p>
          </draw:text-box>
        </draw:frame>
        <draw:frame draw:style-name="gr38" draw:text-style-name="P16" draw:layer="layout" svg:width="1.882cm" svg:height="0.927cm" svg:x="12.6cm" svg:y="9.067cm">
          <draw:text-box>
            <text:p><text:span text:style-name="T8">To</text:span><text:span text:style-name="T9">pic</text:span></text:p>
          </draw:text-box>
        </draw:frame>
        <draw:frame draw:style-name="gr4" draw:layer="layout" svg:width="7.439cm" svg:height="6.347cm" svg:x="3.132cm" svg:y="10.8cm">
          <draw:text-box>
            <text:p>lokales Interesse: </text:p>
            <text:list text:style-name="L4">
              <text:list-item>
                <text:p><text:s/>senden, </text:p>
              </text:list-item>
              <text:list-item>
                <text:p><text:s/>Anchor: </text:p>
                <text:list>
                  <text:list-item>
                    <text:p><text:s/>T: Shark, P: Alice, </text:p>
                  </text:list-item>
                </text:list>
              </text:list-item>
              <text:list-item>
                <text:p><text:s/>FP: </text:p>
                <text:list>
                  <text:list-item>
                    <text:p>T: 1, super </text:p>
                  </text:list-item>
                  <text:list-item>
                    <text:p><text:s/>P: 0,-</text:p>
                  </text:list-item>
                </text:list>
              </text:list-item>
              <text:list-item>
                <text:p><text:s/>Owner: Alice</text:p>
              </text:list-item>
            </text:list>
          </draw:text-box>
        </draw:frame>
        <draw:custom-shape draw:style-name="gr29" draw:text-style-name="P9" draw:layer="layout" svg:width="1.5cm" svg:height="1.5cm" svg:x="7.5cm" svg:y="4.6cm">
          <text:p/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line draw:style-name="gr3" draw:layer="layout" svg:x1="7cm" svg:y1="7cm" svg:x2="7.5cm" svg:y2="6cm">
          <text:p/>
        </draw:line>
        <draw:connector draw:style-name="gr3" draw:layer="layout" svg:x1="10.439cm" svg:y1="9.145cm" svg:x2="6.948cm" svg:y2="9.145cm" draw:start-shape="id9" draw:start-glue-point="2" draw:end-shape="id10" draw:end-glue-point="2" svg:d="m10439 9145v501h-3491v-501">
          <text:p/>
        </draw:connector>
        <draw:line draw:style-name="gr3" draw:layer="layout" svg:x1="17.5cm" svg:y1="9cm" svg:x2="11.5cm" svg:y2="13.5cm">
          <text:p/>
        </draw:line>
        <draw:frame draw:style-name="gr4" draw:layer="layout" svg:width="2.754cm" svg:height="1.013cm" svg:x="13.746cm" svg:y="11.5cm">
          <draw:text-box>
            <text:p>definiert</text:p>
          </draw:text-box>
        </draw:frame>
        <draw:line draw:style-name="gr3" draw:layer="layout" svg:x1="17.5cm" svg:y1="8cm" svg:x2="12cm" svg:y2="6.5cm">
          <text:p/>
        </draw:line>
        <draw:frame draw:style-name="gr4" draw:layer="layout" svg:width="2.335cm" svg:height="1.013cm" svg:x="14.5cm" svg:y="6cm">
          <draw:text-box>
            <text:p>besitzt</text:p>
          </draw:text-box>
        </draw:frame>
        <draw:frame draw:style-name="gr4" draw:layer="layout" svg:width="3.004cm" svg:height="1.013cm" svg:x="9.8cm" svg:y="3.5cm">
          <draw:text-box>
            <text:p>SharkKB</text:p>
          </draw:text-box>
        </draw:frame>
        <presentation:notes draw:style-name="dp2">
          <draw:page-thumbnail draw:style-name="gr1" draw:layer="layout" svg:width="0.001cm" svg:height="0.001cm" svg:x="0cm" svg:y="1.93cm" draw:page-number="37" presentation:class="page"/>
          <draw:frame presentation:style-name="pr9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7" draw:layer="layout" svg:width="22.86cm" svg:height="1.535cm" svg:x="1.27cm" svg:y="0.968cm" presentation:class="title">
          <draw:text-box>
            <text:p>Knowledge Ports (KP)</text:p>
          </draw:text-box>
        </draw:frame>
        <draw:frame presentation:style-name="pr8" draw:layer="layout" svg:width="22.86cm" svg:height="12.746cm" svg:x="1.27cm" svg:y="3.937cm" presentation:class="outline">
          <draw:text-box>
            <text:list text:style-name="L3">
              <text:list-item>
                <text:p>Shark Peers kommunzieren via KPs</text:p>
              </text:list-item>
              <text:list-item>
                <text:p>wird angelegt mittels eines lokalen Interesses</text:p>
              </text:list-item>
              <text:list-item>
                <text:p>Knowledge Port erzeugte (remote) Interesse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38" presentation:class="page"/>
          <draw:frame presentation:style-name="pr9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7" draw:layer="layout" svg:width="22.86cm" svg:height="1.535cm" svg:x="1.27cm" svg:y="0.968cm" presentation:class="title">
          <draw:text-box>
            <text:p>Local / Remote Interest</text:p>
          </draw:text-box>
        </draw:frame>
        <draw:frame presentation:style-name="pr8" draw:layer="layout" svg:width="22.86cm" svg:height="12.746cm" svg:x="1.27cm" svg:y="3.937cm" presentation:class="outline">
          <draw:text-box>
            <text:list text:style-name="L3">
              <text:list-item>
                <text:p>Interessen, die zwischen Peers ausgetauscht werden, heißen Remote Interests (oder kurz Interest, s.o.)</text:p>
              </text:list-item>
              <text:list-item>
                <text:p>Erzeugung eines (remote) Interest aus lokalem Interesse erfolgt mittels Fragmentierung 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39" presentation:class="page"/>
          <draw:frame presentation:style-name="pr9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7" draw:layer="layout" svg:width="22.86cm" svg:height="1.535cm" svg:x="1.27cm" svg:y="0.968cm" presentation:class="title">
          <draw:text-box>
            <text:p>Bsp.: Local -&gt; Remote Interest</text:p>
          </draw:text-box>
        </draw:frame>
        <draw:g>
          <draw:custom-shape draw:style-name="gr30" draw:text-style-name="P13" draw:layer="layout" svg:width="0.878cm" svg:height="0.832cm" svg:x="17.461cm" svg:y="4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31" draw:text-style-name="P14" draw:layer="layout" svg:x1="17.902cm" svg:y1="4.885cm" svg:x2="17.902cm" svg:y2="6.133cm">
            <text:p/>
          </draw:line>
          <draw:line draw:style-name="gr31" draw:text-style-name="P14" draw:layer="layout" svg:x1="17.9cm" svg:y1="6.133cm" svg:x2="17.239cm" svg:y2="6.998cm">
            <text:p/>
          </draw:line>
          <draw:line draw:style-name="gr31" draw:text-style-name="P14" draw:layer="layout" svg:x1="17.902cm" svg:y1="6.133cm" svg:x2="18.561cm" svg:y2="6.998cm">
            <text:p/>
          </draw:line>
          <draw:line draw:style-name="gr31" draw:text-style-name="P14" draw:layer="layout" svg:x1="17.901cm" svg:y1="5.3cm" svg:x2="17.021cm" svg:y2="4.936cm">
            <text:p/>
          </draw:line>
          <draw:line draw:style-name="gr31" draw:text-style-name="P14" draw:layer="layout" svg:x1="17.902cm" svg:y1="5.3cm" svg:x2="18.726cm" svg:y2="4.936cm">
            <text:p/>
          </draw:line>
          <draw:custom-shape draw:style-name="gr30" draw:text-style-name="P13" draw:layer="layout" svg:width="0.495cm" svg:height="0.136cm" svg:x="18.505cm" svg:y="6.862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30" draw:text-style-name="P13" draw:layer="layout" svg:width="0.495cm" svg:height="0.136cm" svg:x="16.801cm" svg:y="6.862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</draw:g>
        <draw:frame draw:style-name="gr4" draw:layer="layout" svg:width="1.874cm" svg:height="1.013cm" svg:x="17.101cm" svg:y="7.4cm">
          <draw:text-box>
            <text:p>Alice</text:p>
          </draw:text-box>
        </draw:frame>
        <draw:line draw:style-name="gr3" draw:text-style-name="P15" draw:layer="layout" svg:x1="4.04cm" svg:y1="8.761cm" svg:x2="13.183cm" svg:y2="8.761cm">
          <text:p/>
        </draw:line>
        <draw:line draw:style-name="gr3" draw:text-style-name="P15" draw:layer="layout" svg:x1="4.04cm" svg:y1="8.761cm" svg:x2="4.04cm" svg:y2="3.384cm">
          <text:p/>
        </draw:line>
        <draw:frame draw:style-name="gr33" draw:text-style-name="P16" draw:layer="layout" svg:width="1.692cm" svg:height="0.927cm" svg:x="2.377cm" svg:y="3cm">
          <draw:text-box>
            <text:p><text:span text:style-name="T8">Peer</text:span></text:p>
          </draw:text-box>
        </draw:frame>
        <draw:ellipse draw:style-name="gr25" draw:text-style-name="P15" draw:layer="layout" svg:width="0.831cm" svg:height="0.768cm" svg:x="3.624cm" svg:y="7.225cm">
          <text:p/>
        </draw:ellipse>
        <draw:ellipse draw:style-name="gr25" draw:text-style-name="P15" draw:layer="layout" svg:width="0.831cm" svg:height="0.768cm" svg:x="3.624cm" svg:y="4.92cm">
          <text:p/>
        </draw:ellipse>
        <draw:ellipse draw:style-name="gr25" draw:text-style-name="P15" draw:id="id12" draw:layer="layout" svg:width="0.831cm" svg:height="0.768cm" svg:x="6.533cm" svg:y="8.377cm">
          <text:p/>
        </draw:ellipse>
        <draw:ellipse draw:style-name="gr25" draw:text-style-name="P15" draw:id="id11" draw:layer="layout" svg:width="0.831cm" svg:height="0.768cm" svg:x="10.024cm" svg:y="8.377cm">
          <text:p/>
        </draw:ellipse>
        <draw:frame draw:style-name="gr34" draw:text-style-name="P15" draw:layer="layout" svg:width="1.975cm" svg:height="0.927cm" svg:x="4.525cm" svg:y="9.073cm">
          <draw:text-box>
            <text:p><text:span text:style-name="T9">Shark</text:span></text:p>
          </draw:text-box>
        </draw:frame>
        <draw:frame draw:style-name="gr35" draw:text-style-name="P15" draw:layer="layout" svg:width="1.569cm" svg:height="0.927cm" svg:x="10.356cm" svg:y="9.222cm">
          <draw:text-box>
            <text:p><text:span text:style-name="T9">P2P</text:span></text:p>
          </draw:text-box>
        </draw:frame>
        <draw:ellipse draw:style-name="gr28" draw:text-style-name="P17" draw:layer="layout" svg:width="0.831cm" svg:height="0.768cm" svg:x="6.533cm" svg:y="7.125cm">
          <text:p/>
        </draw:ellipse>
        <draw:frame draw:style-name="gr36" draw:text-style-name="P15" draw:layer="layout" svg:width="1.73cm" svg:height="0.927cm" svg:x="2.377cm" svg:y="7.915cm">
          <draw:text-box>
            <text:p><text:span text:style-name="T9">Alice</text:span></text:p>
          </draw:text-box>
        </draw:frame>
        <draw:frame draw:style-name="gr37" draw:text-style-name="P15" draw:layer="layout" svg:width="1.785cm" svg:height="0.927cm" svg:x="2cm" svg:y="4.449cm">
          <draw:text-box>
            <text:p><text:span text:style-name="T9">HTW</text:span></text:p>
          </draw:text-box>
        </draw:frame>
        <draw:frame draw:style-name="gr38" draw:text-style-name="P16" draw:layer="layout" svg:width="1.882cm" svg:height="0.927cm" svg:x="12.6cm" svg:y="9.067cm">
          <draw:text-box>
            <text:p><text:span text:style-name="T8">To</text:span><text:span text:style-name="T9">pic</text:span></text:p>
          </draw:text-box>
        </draw:frame>
        <draw:frame draw:style-name="gr4" draw:layer="layout" svg:width="22.778cm" svg:height="1.013cm" svg:x="0.5cm" svg:y="10.486cm">
          <draw:text-box>
            <text:p>lokales Interesse: senden, Anchor: T: Shark, P: Alice, FP: (T: 1, super), (P: 0,-) </text:p>
          </draw:text-box>
        </draw:frame>
        <draw:custom-shape draw:style-name="gr29" draw:text-style-name="P9" draw:layer="layout" svg:width="1.5cm" svg:height="1.5cm" svg:x="7.5cm" svg:y="4.6cm">
          <text:p/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line draw:style-name="gr3" draw:layer="layout" svg:x1="7cm" svg:y1="7cm" svg:x2="7.5cm" svg:y2="6cm">
          <text:p/>
        </draw:line>
        <draw:connector draw:style-name="gr3" draw:layer="layout" draw:line-skew="0.354cm" svg:x1="10.439cm" svg:y1="9.145cm" svg:x2="6.948cm" svg:y2="9.145cm" draw:start-shape="id11" draw:start-glue-point="2" draw:end-shape="id12" draw:end-glue-point="2" svg:d="m10439 9145v855h-3491v-855">
          <text:p/>
        </draw:connector>
        <draw:line draw:style-name="gr3" draw:text-style-name="P15" draw:layer="layout" svg:x1="13.263cm" svg:y1="15.112cm" svg:x2="22.406cm" svg:y2="15.112cm">
          <text:p/>
        </draw:line>
        <draw:ellipse draw:style-name="gr2" draw:text-style-name="P15" draw:id="id14" draw:layer="layout" svg:width="0.831cm" svg:height="0.768cm" svg:x="15.656cm" svg:y="14.728cm">
          <text:p/>
        </draw:ellipse>
        <draw:ellipse draw:style-name="gr16" draw:text-style-name="P15" draw:id="id13" draw:layer="layout" svg:width="0.831cm" svg:height="0.768cm" svg:x="19.147cm" svg:y="14.728cm">
          <text:p/>
        </draw:ellipse>
        <draw:frame draw:style-name="gr34" draw:text-style-name="P15" draw:layer="layout" svg:width="1.975cm" svg:height="0.927cm" svg:x="13.648cm" svg:y="15.424cm">
          <draw:text-box>
            <text:p><text:span text:style-name="T9">Shark</text:span></text:p>
          </draw:text-box>
        </draw:frame>
        <draw:frame draw:style-name="gr35" draw:text-style-name="P15" draw:layer="layout" svg:width="1.569cm" svg:height="0.927cm" svg:x="19.479cm" svg:y="15.573cm">
          <draw:text-box>
            <text:p><text:span text:style-name="T9">P2P</text:span></text:p>
          </draw:text-box>
        </draw:frame>
        <draw:frame draw:style-name="gr36" draw:text-style-name="P15" draw:layer="layout" svg:width="1.73cm" svg:height="0.927cm" svg:x="11.5cm" svg:y="14.266cm">
          <draw:text-box>
            <text:p><text:span text:style-name="T9">Alice</text:span></text:p>
          </draw:text-box>
        </draw:frame>
        <draw:connector draw:style-name="gr3" draw:layer="layout" draw:line-skew="0.503cm" svg:x1="19.562cm" svg:y1="15.496cm" svg:x2="16.071cm" svg:y2="15.496cm" draw:start-shape="id13" draw:start-glue-point="2" draw:end-shape="id14" draw:end-glue-point="2" svg:d="m19562 15496v1004h-3491v-1004">
          <text:p/>
        </draw:connector>
        <draw:frame draw:style-name="gr4" draw:layer="layout" svg:width="4.972cm" svg:height="1.013cm" svg:x="4.028cm" svg:y="13.7cm">
          <draw:text-box>
            <text:p>Fragmentierung</text:p>
          </draw:text-box>
        </draw:frame>
        <draw:line draw:style-name="gr3" draw:layer="layout" svg:x1="13.223cm" svg:y1="15.135cm" svg:x2="13.223cm" svg:y2="12.135cm">
          <text:p/>
        </draw:line>
        <draw:line draw:style-name="gr3" draw:layer="layout" svg:x1="6cm" svg:y1="11.5cm" svg:x2="6cm" svg:y2="13.5cm">
          <text:p/>
        </draw:line>
        <draw:line draw:style-name="gr3" draw:layer="layout" svg:x1="6cm" svg:y1="15cm" svg:x2="11cm" svg:y2="15cm">
          <text:p/>
        </draw:line>
        <draw:ellipse draw:style-name="gr2" draw:text-style-name="P15" draw:layer="layout" svg:width="0.831cm" svg:height="0.768cm" svg:x="12.847cm" svg:y="13.576cm">
          <text:p/>
        </draw:ellipse>
        <draw:frame draw:style-name="gr4" draw:layer="layout" svg:width="6.759cm" svg:height="1.775cm" svg:x="14.5cm" svg:y="11.976cm">
          <draw:text-box>
            <text:p>Remote Interest: </text:p>
            <text:p>(senden, Owner Alice)</text:p>
          </draw:text-box>
        </draw:frame>
        <presentation:notes draw:style-name="dp2">
          <draw:page-thumbnail draw:style-name="gr1" draw:layer="layout" svg:width="0.001cm" svg:height="0.001cm" svg:x="0cm" svg:y="1.93cm" draw:page-number="40" presentation:class="page"/>
          <draw:frame presentation:style-name="pr9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frame presentation:style-name="pr7" draw:layer="layout" svg:width="22.86cm" svg:height="1.535cm" svg:x="1.27cm" svg:y="0.968cm" presentation:class="title">
          <draw:text-box>
            <text:p>KEP</text:p>
          </draw:text-box>
        </draw:frame>
        <draw:frame presentation:style-name="pr8" draw:layer="layout" svg:width="22.86cm" svg:height="13.723cm" svg:x="1.27cm" svg:y="3.937cm" presentation:class="outline" presentation:user-transformed="true">
          <draw:text-box>
            <text:list text:style-name="L3">
              <text:list-item>
                <text:p>Knowledge Exchange Protocol</text:p>
              </text:list-item>
              <text:list-item>
                <text:p>KPs kommunzieren via KEP</text:p>
              </text:list-item>
              <text:list-item>
                <text:p>Asynchron, zustandsfrei</text:p>
                <text:list>
                  <text:list-item>
                    <text:p>Kommando können in beliebiger Reihenfolge kommen</text:p>
                  </text:list-item>
                </text:list>
              </text:list-item>
              <text:list-item>
                <text:p>4 Funktionsprimitive</text:p>
                <text:list>
                  <text:list-item>
                    <text:p>Interest (sendet Empfangsinteresse)</text:p>
                  </text:list-item>
                  <text:list-item>
                    <text:p>Offer (sendet Sendeinteresse)</text:p>
                  </text:list-item>
                  <text:list-item>
                    <text:p>Accept (bitte um Senden von Informationen)</text:p>
                  </text:list-item>
                  <text:list-item>
                    <text:p>Insert (sendet Informationen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41" presentation:class="page"/>
          <draw:frame presentation:style-name="pr9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presentation:style-name="pr7" draw:layer="layout" svg:width="22.86cm" svg:height="1.535cm" svg:x="1.27cm" svg:y="0.968cm" presentation:class="title">
          <draw:text-box>
            <text:p>Mehr Details</text:p>
          </draw:text-box>
        </draw:frame>
        <draw:frame presentation:style-name="pr8" draw:layer="layout" svg:width="22.86cm" svg:height="13.3cm" svg:x="1.27cm" svg:y="3.937cm" presentation:class="outline" presentation:user-transformed="true">
          <draw:text-box>
            <text:list text:style-name="L3">
              <text:list-item>
                <text:p>Jede KEP Nachricht beinhaltet:</text:p>
                <text:list>
                  <text:list-item>
                    <text:p>PeerDescription: <text:line-break/>Beschreibung des sendenden Peers</text:p>
                    <text:list>
                      <text:list-item>
                        <text:p>Name, SIs</text:p>
                      </text:list-item>
                      <text:list-item>
                        <text:p>Reply-Adressen (wohin Antwort geschickt werden kann)</text:p>
                      </text:list-item>
                    </text:list>
                  </text:list-item>
                  <text:list-item>
                    <text:p>Adresse der sendenden Maschine</text:p>
                  </text:list-item>
                  <text:list-item>
                    <text:p>Content:</text:p>
                    <text:list>
                      <text:list-item>
                        <text:p>(Remote) Interest inklusive CM</text:p>
                      </text:list-item>
                      <text:list-item>
                        <text:p>Wissen</text:p>
                      </text:list-item>
                    </text:list>
                  </text:list-item>
                  <text:list-item>
                    <text:p>Gültigkeitsdauer des Interess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42" presentation:class="page"/>
          <draw:frame presentation:style-name="pr9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office:forms form:automatic-focus="false" form:apply-design-mode="false"/>
        <draw:line draw:style-name="gr3" draw:layer="layout" svg:x1="8.5cm" svg:y1="8.5cm" svg:x2="15cm" svg:y2="8.5cm">
          <text:p/>
        </draw:line>
        <draw:frame presentation:style-name="pr7" draw:layer="layout" svg:width="22.86cm" svg:height="1.535cm" svg:x="1.27cm" svg:y="0.968cm" presentation:class="title">
          <draw:text-box>
            <text:p>Beispiel</text:p>
          </draw:text-box>
        </draw:frame>
        <draw:ellipse draw:style-name="gr24" draw:layer="layout" svg:width="3.5cm" svg:height="1.5cm" svg:x="5.5cm" svg:y="4cm">
          <text:p>Alice</text:p>
        </draw:ellipse>
        <draw:line draw:style-name="gr21" draw:layer="layout" svg:x1="7.2cm" svg:y1="5.5cm" svg:x2="7.2cm" svg:y2="18.5cm">
          <text:p/>
        </draw:line>
        <draw:ellipse draw:style-name="gr24" draw:layer="layout" svg:width="3.5cm" svg:height="1.5cm" svg:x="15.5cm" svg:y="4cm">
          <text:p>Bob</text:p>
        </draw:ellipse>
        <draw:line draw:style-name="gr21" draw:layer="layout" svg:x1="17.2cm" svg:y1="5.5cm" svg:x2="17.2cm" svg:y2="18.5cm">
          <text:p/>
        </draw:line>
        <draw:line draw:style-name="gr3" draw:layer="layout" svg:x1="7.5cm" svg:y1="9.3cm" svg:x2="17cm" svg:y2="9.3cm">
          <text:p/>
        </draw:line>
        <draw:ellipse draw:style-name="gr2" draw:text-style-name="P15" draw:id="id16" draw:layer="layout" svg:width="0.831cm" svg:height="0.768cm" svg:x="10.009cm" svg:y="8.152cm">
          <text:p/>
        </draw:ellipse>
        <draw:ellipse draw:style-name="gr16" draw:text-style-name="P15" draw:id="id15" draw:layer="layout" svg:width="0.831cm" svg:height="0.768cm" svg:x="13.5cm" svg:y="8.152cm">
          <text:p/>
        </draw:ellipse>
        <draw:frame draw:style-name="gr39" draw:text-style-name="P15" draw:layer="layout" svg:width="1.975cm" svg:height="0.927cm" svg:x="9.5cm" svg:y="6.673cm">
          <draw:text-box>
            <text:p><text:span text:style-name="T9">Shark</text:span></text:p>
          </draw:text-box>
        </draw:frame>
        <draw:frame draw:style-name="gr40" draw:text-style-name="P15" draw:layer="layout" svg:width="1.569cm" svg:height="1.024cm" svg:x="13.031cm" svg:y="6.6cm">
          <draw:text-box>
            <text:p><text:span text:style-name="T9">P2P</text:span></text:p>
          </draw:text-box>
        </draw:frame>
        <draw:connector draw:style-name="gr3" draw:layer="layout" svg:x1="13.915cm" svg:y1="8.152cm" svg:x2="10.424cm" svg:y2="8.152cm" draw:start-shape="id15" draw:start-glue-point="0" draw:end-shape="id16" draw:end-glue-point="0" svg:d="m13915 8152v-501h-3491v501">
          <text:p/>
        </draw:connector>
        <draw:frame draw:style-name="gr39" draw:text-style-name="P15" draw:layer="layout" svg:width="1.793cm" svg:height="0.927cm" svg:x="8.525cm" svg:y="5.5cm">
          <draw:text-box>
            <text:p><text:span text:style-name="T9">Alice</text:span></text:p>
          </draw:text-box>
        </draw:frame>
        <draw:line draw:style-name="gr3" draw:layer="layout" svg:x1="8.5cm" svg:y1="8.5cm" svg:x2="8.5cm" svg:y2="5.5cm">
          <text:p/>
        </draw:line>
        <draw:ellipse draw:style-name="gr2" draw:text-style-name="P15" draw:layer="layout" svg:width="0.831cm" svg:height="0.768cm" svg:x="8.1cm" svg:y="6.6cm">
          <text:p/>
        </draw:ellipse>
        <draw:frame draw:style-name="gr4" draw:layer="layout" svg:width="3.609cm" svg:height="1.013cm" svg:x="10.5cm" svg:y="9.273cm">
          <draw:text-box>
            <text:p>KEP - offer</text:p>
          </draw:text-box>
        </draw:frame>
        <draw:frame draw:style-name="gr4" draw:layer="layout" svg:width="4.202cm" svg:height="1.013cm" svg:x="18.5cm" svg:y="5cm">
          <draw:text-box>
            <text:p>Bobs interest</text:p>
          </draw:text-box>
        </draw:frame>
        <draw:frame draw:style-name="gr40" draw:text-style-name="P15" draw:layer="layout" svg:width="1.569cm" svg:height="1.024cm" svg:x="20.5cm" svg:y="7.576cm">
          <draw:text-box>
            <text:p><text:span text:style-name="T9">P2P</text:span></text:p>
          </draw:text-box>
        </draw:frame>
        <draw:frame draw:style-name="gr39" draw:text-style-name="P15" draw:layer="layout" svg:width="1.793cm" svg:height="0.927cm" svg:x="18.925cm" svg:y="6.18cm">
          <draw:text-box>
            <text:p><text:span text:style-name="T9">anon</text:span></text:p>
          </draw:text-box>
        </draw:frame>
        <draw:line draw:style-name="gr3" draw:layer="layout" svg:x1="18.9cm" svg:y1="9.18cm" svg:x2="18.9cm" svg:y2="6.18cm">
          <text:p/>
        </draw:line>
        <draw:ellipse draw:style-name="gr2" draw:text-style-name="P15" draw:layer="layout" svg:width="0.831cm" svg:height="0.768cm" svg:x="18.5cm" svg:y="7.28cm">
          <text:p/>
        </draw:ellipse>
        <draw:line draw:style-name="gr3" draw:layer="layout" svg:x1="18.9cm" svg:y1="9.2cm" svg:x2="22.4cm" svg:y2="9.2cm">
          <text:p/>
        </draw:line>
        <draw:ellipse draw:style-name="gr2" draw:text-style-name="P15" draw:layer="layout" svg:width="0.831cm" svg:height="0.768cm" svg:x="20.409cm" svg:y="8.832cm">
          <text:p/>
        </draw:ellipse>
        <draw:frame draw:style-name="gr4" draw:layer="layout" svg:width="5.705cm" svg:height="1.013cm" svg:x="18cm" svg:y="11cm">
          <draw:text-box>
            <text:p>Kontextualisierung</text:p>
          </draw:text-box>
        </draw:frame>
        <draw:line draw:style-name="gr3" draw:layer="layout" svg:x1="15.5cm" svg:y1="10cm" svg:x2="19cm" svg:y2="11cm">
          <text:p/>
        </draw:line>
        <draw:line draw:style-name="gr3" draw:layer="layout" svg:x1="22cm" svg:y1="9.7cm" svg:x2="22cm" svg:y2="11.2cm">
          <text:p/>
        </draw:line>
        <draw:frame draw:style-name="gr4" draw:layer="layout" svg:width="1.874cm" svg:height="1.013cm" svg:x="17.126cm" svg:y="9.5cm">
          <draw:text-box>
            <text:p>base</text:p>
          </draw:text-box>
        </draw:frame>
        <draw:frame draw:style-name="gr4" draw:layer="layout" svg:width="2.542cm" svg:height="1.013cm" svg:x="22cm" svg:y="9.887cm">
          <draw:text-box>
            <text:p>context</text:p>
          </draw:text-box>
        </draw:frame>
        <draw:frame draw:style-name="gr39" draw:text-style-name="P15" draw:layer="layout" svg:width="1.793cm" svg:height="0.927cm" svg:x="11.9cm" svg:y="12.253cm">
          <draw:text-box>
            <text:p><text:span text:style-name="T9">P2P</text:span></text:p>
          </draw:text-box>
        </draw:frame>
        <draw:frame draw:style-name="gr39" draw:text-style-name="P15" draw:layer="layout" svg:width="1.793cm" svg:height="0.927cm" svg:x="10.925cm" svg:y="11.08cm">
          <draw:text-box>
            <text:p><text:span text:style-name="T9">Alice</text:span></text:p>
          </draw:text-box>
        </draw:frame>
        <draw:line draw:style-name="gr3" draw:layer="layout" svg:x1="10.9cm" svg:y1="14.08cm" svg:x2="10.9cm" svg:y2="11.08cm">
          <text:p/>
        </draw:line>
        <draw:ellipse draw:style-name="gr2" draw:text-style-name="P15" draw:layer="layout" svg:width="0.831cm" svg:height="0.768cm" svg:x="10.5cm" svg:y="12.18cm">
          <text:p/>
        </draw:ellipse>
        <draw:line draw:style-name="gr3" draw:layer="layout" svg:x1="10.9cm" svg:y1="14.08cm" svg:x2="14.4cm" svg:y2="14.08cm">
          <text:p/>
        </draw:line>
        <draw:ellipse draw:style-name="gr2" draw:text-style-name="P15" draw:layer="layout" svg:width="0.831cm" svg:height="0.768cm" svg:x="12.409cm" svg:y="13.732cm">
          <text:p/>
        </draw:ellipse>
        <draw:line draw:style-name="gr3" draw:layer="layout" svg:x1="20cm" svg:y1="12cm" svg:x2="15cm" svg:y2="13cm">
          <text:p/>
        </draw:line>
        <draw:frame draw:style-name="gr4" draw:layer="layout" svg:width="5.967cm" svg:height="1.013cm" svg:x="17.972cm" svg:y="12.5cm">
          <draw:text-box>
            <text:p>effektives Interesse</text:p>
          </draw:text-box>
        </draw:frame>
        <draw:line draw:style-name="gr3" draw:layer="layout" svg:x1="17cm" svg:y1="15cm" svg:x2="7.5cm" svg:y2="15cm">
          <text:p/>
        </draw:line>
        <draw:frame draw:style-name="gr4" draw:layer="layout" svg:width="4.206cm" svg:height="1.013cm" svg:x="10.5cm" svg:y="15.3cm">
          <draw:text-box>
            <text:p>KEP - accept</text:p>
          </draw:text-box>
        </draw:frame>
        <presentation:notes draw:style-name="dp2">
          <draw:page-thumbnail draw:style-name="gr1" draw:layer="layout" svg:width="0.001cm" svg:height="0.001cm" svg:x="0cm" svg:y="1.93cm" draw:page-number="43" presentation:class="page"/>
          <draw:frame presentation:style-name="pr9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office:forms form:automatic-focus="false" form:apply-design-mode="false"/>
        <draw:frame presentation:style-name="pr7" draw:layer="layout" svg:width="22.86cm" svg:height="1.535cm" svg:x="1.27cm" svg:y="0.968cm" presentation:class="title">
          <draw:text-box>
            <text:p>Extraktion</text:p>
          </draw:text-box>
        </draw:frame>
        <draw:frame presentation:style-name="pr8" draw:layer="layout" svg:width="22.86cm" svg:height="12.746cm" svg:x="1.27cm" svg:y="3.937cm" presentation:class="outline">
          <draw:text-box>
            <text:list text:style-name="L3">
              <text:list-item>
                <text:p>Peers können Wissen senden</text:p>
              </text:list-item>
              <text:list-item>
                <text:p>Wissen wird anhand eines Interesses aus der KB extrahiert</text:p>
              </text:list-item>
              <text:list-item>
                <text:p>Extraktion ist ein Prozess, der auch programmiert werden kann</text:p>
              </text:list-item>
              <text:list-item>
                <text:p>Standardvorgehen:</text:p>
                <text:list>
                  <text:list-item>
                    <text:p>Extraktion läuft wie Kontextualisierung, aber nicht über einer Kontext Map, sondern über der Shark KB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44" presentation:class="page"/>
          <draw:frame presentation:style-name="pr9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office:forms form:automatic-focus="false" form:apply-design-mode="false"/>
        <draw:frame presentation:style-name="pr7" draw:layer="layout" svg:width="22.86cm" svg:height="1.535cm" svg:x="1.27cm" svg:y="0.968cm" presentation:class="title">
          <draw:text-box>
            <text:p>Extraktion: Beispiel</text:p>
          </draw:text-box>
        </draw:frame>
        <draw:frame draw:style-name="gr39" draw:text-style-name="P15" draw:layer="layout" svg:width="1.793cm" svg:height="0.927cm" svg:x="19.4cm" svg:y="6.673cm">
          <draw:text-box>
            <text:p><text:span text:style-name="T9">P2P</text:span></text:p>
          </draw:text-box>
        </draw:frame>
        <draw:frame draw:style-name="gr39" draw:text-style-name="P15" draw:layer="layout" svg:width="1.793cm" svg:height="0.927cm" svg:x="18.425cm" svg:y="5.5cm">
          <draw:text-box>
            <text:p><text:span text:style-name="T9">Alice</text:span></text:p>
          </draw:text-box>
        </draw:frame>
        <draw:line draw:style-name="gr3" draw:layer="layout" svg:x1="18.4cm" svg:y1="8.5cm" svg:x2="18.4cm" svg:y2="5.5cm">
          <text:p/>
        </draw:line>
        <draw:ellipse draw:style-name="gr2" draw:text-style-name="P15" draw:layer="layout" svg:width="0.831cm" svg:height="0.768cm" svg:x="18cm" svg:y="6.6cm">
          <text:p/>
        </draw:ellipse>
        <draw:line draw:style-name="gr3" draw:layer="layout" svg:x1="18.4cm" svg:y1="8.5cm" svg:x2="21.9cm" svg:y2="8.5cm">
          <text:p/>
        </draw:line>
        <draw:ellipse draw:style-name="gr2" draw:text-style-name="P15" draw:layer="layout" svg:width="0.831cm" svg:height="0.768cm" svg:x="19.909cm" svg:y="8.152cm">
          <text:p/>
        </draw:ellipse>
        <draw:line draw:style-name="gr3" draw:text-style-name="P15" draw:layer="layout" svg:x1="4.04cm" svg:y1="8.762cm" svg:x2="13.183cm" svg:y2="8.762cm">
          <text:p/>
        </draw:line>
        <draw:line draw:style-name="gr3" draw:text-style-name="P15" draw:layer="layout" svg:x1="4.04cm" svg:y1="8.762cm" svg:x2="4.04cm" svg:y2="3.385cm">
          <text:p/>
        </draw:line>
        <draw:ellipse draw:style-name="gr25" draw:text-style-name="P15" draw:layer="layout" svg:width="0.831cm" svg:height="0.768cm" svg:x="3.624cm" svg:y="7.226cm">
          <text:p/>
        </draw:ellipse>
        <draw:ellipse draw:style-name="gr25" draw:text-style-name="P15" draw:layer="layout" svg:width="0.831cm" svg:height="0.768cm" svg:x="3.624cm" svg:y="4.921cm">
          <text:p/>
        </draw:ellipse>
        <draw:ellipse draw:style-name="gr25" draw:text-style-name="P15" draw:id="id18" draw:layer="layout" svg:width="0.831cm" svg:height="0.768cm" svg:x="6.533cm" svg:y="8.378cm">
          <text:p/>
        </draw:ellipse>
        <draw:ellipse draw:style-name="gr25" draw:text-style-name="P15" draw:id="id17" draw:layer="layout" svg:width="0.831cm" svg:height="0.768cm" svg:x="10.024cm" svg:y="8.378cm">
          <text:p/>
        </draw:ellipse>
        <draw:frame draw:style-name="gr34" draw:text-style-name="P15" draw:layer="layout" svg:width="1.975cm" svg:height="0.927cm" svg:x="4.525cm" svg:y="9.074cm">
          <draw:text-box>
            <text:p><text:span text:style-name="T9">Shark</text:span></text:p>
          </draw:text-box>
        </draw:frame>
        <draw:frame draw:style-name="gr35" draw:text-style-name="P15" draw:layer="layout" svg:width="1.569cm" svg:height="0.927cm" svg:x="10.356cm" svg:y="9.223cm">
          <draw:text-box>
            <text:p><text:span text:style-name="T9">P2P</text:span></text:p>
          </draw:text-box>
        </draw:frame>
        <draw:ellipse draw:style-name="gr28" draw:text-style-name="P17" draw:layer="layout" svg:width="0.831cm" svg:height="0.768cm" svg:x="6.533cm" svg:y="7.126cm">
          <text:p/>
        </draw:ellipse>
        <draw:frame draw:style-name="gr36" draw:text-style-name="P15" draw:layer="layout" svg:width="1.73cm" svg:height="0.927cm" svg:x="2.377cm" svg:y="7.916cm">
          <draw:text-box>
            <text:p><text:span text:style-name="T9">Alice</text:span></text:p>
          </draw:text-box>
        </draw:frame>
        <draw:frame draw:style-name="gr37" draw:text-style-name="P15" draw:layer="layout" svg:width="1.785cm" svg:height="0.927cm" svg:x="2cm" svg:y="4.45cm">
          <draw:text-box>
            <text:p><text:span text:style-name="T9">HTW</text:span></text:p>
          </draw:text-box>
        </draw:frame>
        <draw:frame draw:style-name="gr38" draw:text-style-name="P16" draw:layer="layout" svg:width="1.882cm" svg:height="0.927cm" svg:x="12.6cm" svg:y="9.068cm">
          <draw:text-box>
            <text:p><text:span text:style-name="T8">To</text:span><text:span text:style-name="T9">pic</text:span></text:p>
          </draw:text-box>
        </draw:frame>
        <draw:custom-shape draw:style-name="gr29" draw:text-style-name="P9" draw:layer="layout" svg:width="1.5cm" svg:height="1.5cm" svg:x="7.5cm" svg:y="4.601cm">
          <text:p/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line draw:style-name="gr3" draw:layer="layout" svg:x1="7cm" svg:y1="7.001cm" svg:x2="7.5cm" svg:y2="6.001cm">
          <text:p/>
        </draw:line>
        <draw:connector draw:style-name="gr3" draw:layer="layout" svg:x1="10.439cm" svg:y1="9.146cm" svg:x2="6.948cm" svg:y2="9.146cm" draw:start-shape="id17" draw:start-glue-point="2" draw:end-shape="id18" draw:end-glue-point="2" svg:d="m10439 9146v501h-3491v-501">
          <text:p/>
        </draw:connector>
        <draw:frame draw:style-name="gr4" draw:layer="layout" svg:width="5.476cm" svg:height="1.013cm" svg:x="9.8cm" svg:y="3.501cm">
          <draw:text-box>
            <text:p>SharkKB == base</text:p>
          </draw:text-box>
        </draw:frame>
        <draw:frame draw:style-name="gr4" draw:layer="layout" svg:width="2.542cm" svg:height="1.013cm" svg:x="18cm" svg:y="3.5cm">
          <draw:text-box>
            <text:p>context</text:p>
          </draw:text-box>
        </draw:frame>
        <draw:frame draw:style-name="gr4" draw:layer="layout" svg:width="5.705cm" svg:height="1.013cm" svg:x="8.295cm" svg:y="10.987cm">
          <draw:text-box>
            <text:p>Kontextualisierung</text:p>
          </draw:text-box>
        </draw:frame>
        <draw:line draw:style-name="gr3" draw:layer="layout" svg:x1="6cm" svg:y1="10.5cm" svg:x2="8.5cm" svg:y2="11.5cm">
          <text:p/>
        </draw:line>
        <draw:line draw:style-name="gr3" draw:layer="layout" svg:x1="18cm" svg:y1="9cm" svg:x2="14cm" svg:y2="11cm">
          <text:p/>
        </draw:line>
        <draw:line draw:style-name="gr3" draw:text-style-name="P15" draw:layer="layout" svg:x1="5.663cm" svg:y1="17.112cm" svg:x2="14.806cm" svg:y2="17.112cm">
          <text:p/>
        </draw:line>
        <draw:ellipse draw:style-name="gr16" draw:text-style-name="P15" draw:id="id20" draw:layer="layout" svg:width="0.831cm" svg:height="0.768cm" svg:x="8.156cm" svg:y="16.728cm">
          <text:p/>
        </draw:ellipse>
        <draw:ellipse draw:style-name="gr16" draw:text-style-name="P15" draw:id="id19" draw:layer="layout" svg:width="0.831cm" svg:height="0.768cm" svg:x="11.647cm" svg:y="16.728cm">
          <text:p/>
        </draw:ellipse>
        <draw:frame draw:style-name="gr34" draw:text-style-name="P15" draw:layer="layout" svg:width="1.975cm" svg:height="0.927cm" svg:x="6.148cm" svg:y="17.424cm">
          <draw:text-box>
            <text:p><text:span text:style-name="T9">Shark</text:span></text:p>
          </draw:text-box>
        </draw:frame>
        <draw:frame draw:style-name="gr35" draw:text-style-name="P15" draw:layer="layout" svg:width="1.569cm" svg:height="0.927cm" svg:x="11.979cm" svg:y="17.573cm">
          <draw:text-box>
            <text:p><text:span text:style-name="T9">P2P</text:span></text:p>
          </draw:text-box>
        </draw:frame>
        <draw:ellipse draw:style-name="gr28" draw:text-style-name="P17" draw:layer="layout" svg:width="0.831cm" svg:height="0.768cm" svg:x="8.156cm" svg:y="15.476cm">
          <text:p/>
        </draw:ellipse>
        <draw:frame draw:style-name="gr36" draw:text-style-name="P15" draw:layer="layout" svg:width="1.73cm" svg:height="0.927cm" svg:x="4cm" svg:y="16.266cm">
          <draw:text-box>
            <text:p><text:span text:style-name="T9">Alice</text:span></text:p>
          </draw:text-box>
        </draw:frame>
        <draw:frame draw:style-name="gr38" draw:text-style-name="P16" draw:layer="layout" svg:width="1.882cm" svg:height="0.927cm" svg:x="14.223cm" svg:y="17.418cm">
          <draw:text-box>
            <text:p><text:span text:style-name="T8">To</text:span><text:span text:style-name="T9">pic</text:span></text:p>
          </draw:text-box>
        </draw:frame>
        <draw:custom-shape draw:style-name="gr29" draw:text-style-name="P9" draw:layer="layout" svg:width="1.5cm" svg:height="1.5cm" svg:x="9.123cm" svg:y="12.951cm">
          <text:p/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line draw:style-name="gr3" draw:layer="layout" svg:x1="8.623cm" svg:y1="15.351cm" svg:x2="9.123cm" svg:y2="14.351cm">
          <text:p/>
        </draw:line>
        <draw:connector draw:style-name="gr3" draw:layer="layout" svg:x1="12.062cm" svg:y1="17.496cm" svg:x2="8.571cm" svg:y2="17.496cm" draw:start-shape="id19" draw:start-glue-point="2" draw:end-shape="id20" draw:end-glue-point="2" svg:d="m12062 17496v501h-3491v-501">
          <text:p/>
        </draw:connector>
        <draw:line draw:style-name="gr3" draw:layer="layout" svg:x1="5.705cm" svg:y1="17.135cm" svg:x2="5.705cm" svg:y2="14.135cm">
          <text:p/>
        </draw:line>
        <draw:ellipse draw:style-name="gr16" draw:text-style-name="P15" draw:layer="layout" svg:width="0.831cm" svg:height="0.768cm" svg:x="5.247cm" svg:y="15.576cm">
          <text:p/>
        </draw:ellipse>
        <draw:line draw:style-name="gr3" draw:layer="layout" svg:x1="12.5cm" svg:y1="12cm" svg:x2="12.5cm" svg:y2="14cm">
          <text:p/>
        </draw:line>
        <draw:frame draw:style-name="gr4" draw:text-style-name="P7" draw:layer="layout" svg:width="5.4cm" svg:height="1.013cm" svg:x="11.921cm" svg:y="14.5cm">
          <draw:text-box>
            <text:p><text:span text:style-name="T5">Austauschwissen</text:span></text:p>
          </draw:text-box>
        </draw:frame>
        <presentation:notes draw:style-name="dp2">
          <draw:page-thumbnail draw:style-name="gr1" draw:layer="layout" svg:width="0.001cm" svg:height="0.001cm" svg:x="0cm" svg:y="1.93cm" draw:page-number="45" presentation:class="page"/>
          <draw:frame presentation:style-name="pr9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office:forms form:automatic-focus="false" form:apply-design-mode="false"/>
        <draw:frame presentation:style-name="pr7" draw:layer="layout" svg:width="22.86cm" svg:height="1.535cm" svg:x="1.27cm" svg:y="0.968cm" presentation:class="title">
          <draw:text-box>
            <text:p>Beispiel - Fortsetzung</text:p>
          </draw:text-box>
        </draw:frame>
        <draw:ellipse draw:style-name="gr24" draw:layer="layout" svg:width="3.5cm" svg:height="1.5cm" svg:x="5.5cm" svg:y="4cm">
          <text:p>Alice</text:p>
        </draw:ellipse>
        <draw:line draw:style-name="gr21" draw:layer="layout" svg:x1="7.2cm" svg:y1="5.5cm" svg:x2="7.2cm" svg:y2="18.5cm">
          <text:p/>
        </draw:line>
        <draw:ellipse draw:style-name="gr24" draw:layer="layout" svg:width="3.5cm" svg:height="1.5cm" svg:x="15.5cm" svg:y="4cm">
          <text:p>Bob</text:p>
        </draw:ellipse>
        <draw:line draw:style-name="gr21" draw:layer="layout" svg:x1="17.2cm" svg:y1="5.5cm" svg:x2="17.2cm" svg:y2="18.5cm">
          <text:p/>
        </draw:line>
        <draw:frame draw:style-name="gr39" draw:text-style-name="P15" draw:layer="layout" svg:width="1.793cm" svg:height="0.927cm" svg:x="11.9cm" svg:y="4.44cm">
          <draw:text-box>
            <text:p><text:span text:style-name="T9">P2P</text:span></text:p>
          </draw:text-box>
        </draw:frame>
        <draw:frame draw:style-name="gr39" draw:text-style-name="P15" draw:layer="layout" svg:width="1.793cm" svg:height="0.927cm" svg:x="10.925cm" svg:y="3.267cm">
          <draw:text-box>
            <text:p><text:span text:style-name="T9">Alice</text:span></text:p>
          </draw:text-box>
        </draw:frame>
        <draw:line draw:style-name="gr3" draw:layer="layout" svg:x1="10.9cm" svg:y1="6.267cm" svg:x2="10.9cm" svg:y2="3.267cm">
          <text:p/>
        </draw:line>
        <draw:ellipse draw:style-name="gr2" draw:text-style-name="P15" draw:layer="layout" svg:width="0.831cm" svg:height="0.768cm" svg:x="10.5cm" svg:y="4.367cm">
          <text:p/>
        </draw:ellipse>
        <draw:line draw:style-name="gr3" draw:layer="layout" svg:x1="10.9cm" svg:y1="6.267cm" svg:x2="14.4cm" svg:y2="6.267cm">
          <text:p/>
        </draw:line>
        <draw:ellipse draw:style-name="gr2" draw:text-style-name="P15" draw:layer="layout" svg:width="0.831cm" svg:height="0.768cm" svg:x="12.409cm" svg:y="5.919cm">
          <text:p/>
        </draw:ellipse>
        <draw:line draw:style-name="gr3" draw:layer="layout" svg:x1="17cm" svg:y1="7.187cm" svg:x2="7.5cm" svg:y2="7.187cm">
          <text:p/>
        </draw:line>
        <draw:frame draw:style-name="gr4" draw:layer="layout" svg:width="4.206cm" svg:height="1.013cm" svg:x="10.5cm" svg:y="7.487cm">
          <draw:text-box>
            <text:p>KEP - accept</text:p>
          </draw:text-box>
        </draw:frame>
        <draw:frame draw:style-name="gr4" draw:layer="layout" svg:width="3.317cm" svg:height="1.013cm" svg:x="2.5cm" svg:y="7.487cm">
          <draw:text-box>
            <text:p>Extraktion</text:p>
          </draw:text-box>
        </draw:frame>
        <draw:line draw:style-name="gr3" draw:layer="layout" svg:x1="8cm" svg:y1="11cm" svg:x2="17cm" svg:y2="11cm">
          <text:p/>
        </draw:line>
        <draw:frame draw:style-name="gr4" draw:layer="layout" svg:width="6.767cm" svg:height="1.013cm" svg:x="8.75cm" svg:y="10cm">
          <draw:text-box>
            <text:p>KEP insert: CPs + CM</text:p>
          </draw:text-box>
        </draw:frame>
        <draw:ellipse draw:style-name="gr28" draw:text-style-name="P17" draw:layer="layout" svg:width="0.674cm" svg:height="0.651cm" svg:x="11.094cm" svg:y="13.047cm">
          <text:p/>
        </draw:ellipse>
        <draw:custom-shape draw:style-name="gr29" draw:text-style-name="P9" draw:layer="layout" svg:width="1.216cm" svg:height="0.979cm" svg:x="11.878cm" svg:y="11.198cm">
          <text:p/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line draw:style-name="gr3" draw:layer="layout" svg:x1="11.473cm" svg:y1="12.94cm" svg:x2="11.878cm" svg:y2="12.092cm">
          <text:p/>
        </draw:line>
        <draw:line draw:style-name="gr3" draw:text-style-name="P15" draw:layer="layout" svg:x1="9.272cm" svg:y1="14.409cm" svg:x2="16.3cm" svg:y2="14.409cm">
          <text:p/>
        </draw:line>
        <draw:ellipse draw:style-name="gr16" draw:text-style-name="P8" draw:id="id22" draw:layer="layout" svg:width="0.639cm" svg:height="0.613cm" svg:x="11.189cm" svg:y="14.103cm">
          <text:p/>
        </draw:ellipse>
        <draw:ellipse draw:style-name="gr16" draw:text-style-name="P15" draw:id="id21" draw:layer="layout" svg:width="0.639cm" svg:height="0.613cm" svg:x="13.872cm" svg:y="14.103cm">
          <text:p/>
        </draw:ellipse>
        <draw:frame draw:style-name="gr41" draw:text-style-name="P8" draw:layer="layout" svg:width="1.797cm" svg:height="0.843cm" svg:x="9.645cm" svg:y="14.658cm">
          <draw:text-box>
            <text:p><text:span text:style-name="T6">Shark</text:span></text:p>
          </draw:text-box>
        </draw:frame>
        <draw:frame draw:style-name="gr42" draw:text-style-name="P8" draw:layer="layout" svg:width="1.577cm" svg:height="0.843cm" svg:x="7.994cm" svg:y="13.734cm">
          <draw:text-box>
            <text:p><text:span text:style-name="T6">Alice</text:span></text:p>
          </draw:text-box>
        </draw:frame>
        <draw:connector draw:style-name="gr3" draw:layer="layout" svg:x1="14.191cm" svg:y1="14.716cm" svg:x2="11.508cm" svg:y2="14.716cm" draw:start-shape="id21" draw:start-glue-point="2" draw:end-shape="id22" draw:end-glue-point="2" svg:d="m14191 14716v501h-2683v-501">
          <text:p/>
        </draw:connector>
        <draw:line draw:style-name="gr3" draw:layer="layout" svg:x1="9.305cm" svg:y1="14.427cm" svg:x2="9.305cm" svg:y2="12.033cm">
          <text:p/>
        </draw:line>
        <draw:ellipse draw:style-name="gr16" draw:text-style-name="P15" draw:layer="layout" svg:width="0.638cm" svg:height="0.613cm" svg:x="8.953cm" svg:y="13.183cm">
          <text:p/>
        </draw:ellipse>
        <presentation:notes draw:style-name="dp2">
          <draw:page-thumbnail draw:style-name="gr1" draw:layer="layout" svg:width="0.001cm" svg:height="0.001cm" svg:x="0cm" svg:y="1.93cm" draw:page-number="46" presentation:class="page"/>
          <draw:frame presentation:style-name="pr9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office:forms form:automatic-focus="false" form:apply-design-mode="false"/>
        <draw:frame presentation:style-name="pr7" draw:layer="layout" svg:width="22.86cm" svg:height="1.535cm" svg:x="1.27cm" svg:y="0.968cm" presentation:class="title">
          <draw:text-box>
            <text:p>Assimilation</text:p>
          </draw:text-box>
        </draw:frame>
        <draw:frame presentation:style-name="pr8" draw:layer="layout" svg:width="22.86cm" svg:height="12.746cm" svg:x="1.27cm" svg:y="3.937cm" presentation:class="outline" presentation:user-transformed="true">
          <draw:text-box>
            <text:list text:style-name="L3">
              <text:list-item>
                <text:p>Peers empfangen Wissen über KPs mittels KEP insert</text:p>
              </text:list-item>
              <text:list-item>
                <text:p>können das Wissen assimilieren</text:p>
              </text:list-item>
              <text:list-item>
                <text:p>Prozess, der programmiert werden kann.</text:p>
              </text:list-item>
              <text:list-item>
                <text:p>Standardvorgehen: merge, d.h. Einfügen der Kontextpunkte in die lokale Wissensbasis</text:p>
              </text:list-item>
              <text:list-item>
                <text:p>zwei Varianten:</text:p>
                <text:list>
                  <text:list-item>
                    <text:p>Konzepte lernen oder nicht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47" presentation:class="page"/>
          <draw:frame presentation:style-name="pr9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office:forms form:automatic-focus="false" form:apply-design-mode="false"/>
        <draw:frame presentation:style-name="pr7" draw:layer="layout" svg:width="22.86cm" svg:height="1.535cm" svg:x="1.27cm" svg:y="0.968cm" presentation:class="title">
          <draw:text-box>
            <text:p>Konzepte lernen</text:p>
          </draw:text-box>
        </draw:frame>
        <draw:frame presentation:style-name="pr8" draw:layer="layout" svg:width="22.86cm" svg:height="13.663cm" svg:x="1.27cm" svg:y="3.937cm" presentation:class="outline" presentation:user-transformed="true">
          <draw:text-box>
            <text:list text:style-name="L3">
              <text:list-item>
                <text:p>CPs verweisen auf Ontology Concepts (OC)</text:p>
              </text:list-item>
              <text:list-item>
                <text:p>können bereits bekannt sein oder nicht</text:p>
              </text:list-item>
              <text:list-item>
                <text:p>wenn bekannt – keine Problem</text:p>
              </text:list-item>
              <text:list-item>
                <text:p>nicht bekannt – wo einfügen</text:p>
              </text:list-item>
              <text:list-item>
                <text:p>Lernen:</text:p>
                <text:list>
                  <text:list-item>
                    <text:p>füge das OC auch lokal ein</text:p>
                    <text:list>
                      <text:list-item>
                        <text:p>ermittle ggf. Anchor in lokaler KB</text:p>
                      </text:list-item>
                    </text:list>
                  </text:list-item>
                  <text:list-item>
                    <text:p>lerne nicht – suche vorhandenes verwandtes lokales OC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48" presentation:class="page"/>
          <draw:frame presentation:style-name="pr9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office:forms form:automatic-focus="false" form:apply-design-mode="false"/>
        <draw:frame presentation:style-name="pr7" draw:layer="layout" svg:width="22.86cm" svg:height="1.535cm" svg:x="1.27cm" svg:y="0.968cm" presentation:class="title">
          <draw:text-box>
            <text:p>Assimilation am Bsp.</text:p>
          </draw:text-box>
        </draw:frame>
        <draw:ellipse draw:style-name="gr28" draw:text-style-name="P17" draw:layer="layout" svg:width="0.674cm" svg:height="0.651cm" svg:x="9.963cm" svg:y="6.282cm">
          <text:p/>
        </draw:ellipse>
        <draw:line draw:style-name="gr3" draw:text-style-name="P15" draw:layer="layout" svg:x1="1.972cm" svg:y1="6.909cm" svg:x2="9cm" svg:y2="6.909cm">
          <text:p/>
        </draw:line>
        <draw:ellipse draw:style-name="gr16" draw:text-style-name="P8" draw:id="id24" draw:layer="layout" svg:width="0.639cm" svg:height="0.613cm" svg:x="3.889cm" svg:y="6.603cm">
          <text:p/>
        </draw:ellipse>
        <draw:ellipse draw:style-name="gr16" draw:text-style-name="P15" draw:id="id23" draw:layer="layout" svg:width="0.639cm" svg:height="0.613cm" svg:x="6.572cm" svg:y="6.603cm">
          <text:p/>
        </draw:ellipse>
        <draw:frame draw:style-name="gr41" draw:text-style-name="P8" draw:layer="layout" svg:width="1.797cm" svg:height="0.843cm" svg:x="2.345cm" svg:y="7.158cm">
          <draw:text-box>
            <text:p><text:span text:style-name="T6">Shark</text:span></text:p>
          </draw:text-box>
        </draw:frame>
        <draw:frame draw:style-name="gr42" draw:text-style-name="P8" draw:layer="layout" svg:width="1.577cm" svg:height="0.843cm" svg:x="0.694cm" svg:y="6.234cm">
          <draw:text-box>
            <text:p><text:span text:style-name="T6">Alice</text:span></text:p>
          </draw:text-box>
        </draw:frame>
        <draw:connector draw:style-name="gr3" draw:layer="layout" svg:x1="6.891cm" svg:y1="7.216cm" svg:x2="4.208cm" svg:y2="7.216cm" draw:start-shape="id23" draw:start-glue-point="2" draw:end-shape="id24" draw:end-glue-point="2" svg:d="m6891 7216v501h-2683v-501">
          <text:p/>
        </draw:connector>
        <draw:line draw:style-name="gr3" draw:layer="layout" svg:x1="2.005cm" svg:y1="6.927cm" svg:x2="2.005cm" svg:y2="4.533cm">
          <text:p/>
        </draw:line>
        <draw:ellipse draw:style-name="gr16" draw:text-style-name="P15" draw:layer="layout" svg:width="0.638cm" svg:height="0.613cm" svg:x="1.653cm" svg:y="5.683cm">
          <text:p/>
        </draw:ellipse>
        <draw:frame draw:style-name="gr4" draw:layer="layout" svg:width="5.836cm" svg:height="1.775cm" svg:x="10cm" svg:y="4.5cm">
          <draw:text-box>
            <text:p>CP </text:p>
            <text:p>(P: Alice, T: Shark)</text:p>
          </draw:text-box>
        </draw:frame>
        <draw:custom-shape draw:style-name="gr29" draw:text-style-name="P9" draw:layer="layout" svg:width="1.5cm" svg:height="1cm" svg:x="11.237cm" svg:y="7.13cm">
          <text:p/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line draw:style-name="gr3" draw:layer="layout" svg:x1="10.737cm" svg:y1="7cm" svg:x2="11.237cm" svg:y2="7.5cm">
          <text:p/>
        </draw:line>
        <draw:frame draw:style-name="gr4" draw:layer="layout" svg:width="4.092cm" svg:height="1.013cm" svg:x="3.602cm" svg:y="4.89cm">
          <draw:text-box>
            <text:p>Context Map</text:p>
          </draw:text-box>
        </draw:frame>
        <draw:frame draw:style-name="gr43" draw:text-style-name="P7" draw:layer="layout" svg:width="6.59cm" svg:height="8.987cm" svg:x="1cm" svg:y="3cm">
          <draw:text-box>
            <text:p><text:span text:style-name="T5">empfangenes Wissen</text:span></text:p>
          </draw:text-box>
        </draw:frame>
        <draw:line draw:style-name="gr3" draw:layer="layout" svg:x1="18cm" svg:y1="9cm" svg:x2="23cm" svg:y2="9cm">
          <text:p/>
        </draw:line>
        <draw:line draw:style-name="gr3" draw:layer="layout" svg:x1="18cm" svg:y1="9cm" svg:x2="18cm" svg:y2="5.5cm">
          <text:p/>
        </draw:line>
        <draw:circle draw:style-name="gr25" draw:layer="layout" svg:width="1cm" svg:height="1cm" svg:x="20cm" svg:y="8.5cm">
          <text:p/>
        </draw:circle>
        <draw:frame draw:style-name="gr4" draw:text-style-name="P7" draw:layer="layout" svg:width="2.97cm" svg:height="1.013cm" svg:x="17.8cm" svg:y="4cm">
          <draw:text-box>
            <text:p><text:span text:style-name="T5">Bobs KB</text:span></text:p>
          </draw:text-box>
        </draw:frame>
        <draw:frame draw:style-name="gr41" draw:text-style-name="P8" draw:layer="layout" svg:width="1.518cm" svg:height="0.843cm" svg:x="7.194cm" svg:y="7.061cm">
          <draw:text-box>
            <text:p><text:span text:style-name="T6">P2P</text:span></text:p>
          </draw:text-box>
        </draw:frame>
        <draw:rect draw:style-name="gr20" draw:layer="layout" svg:width="15.5cm" svg:height="6.5cm" svg:x="0.5cm" svg:y="3cm">
          <text:p/>
        </draw:rect>
        <draw:frame draw:style-name="gr4" draw:layer="layout" svg:width="7.051cm" svg:height="1.013cm" svg:x="3.749cm" svg:y="11cm">
          <draw:text-box>
            <text:p>Assimilation mit Lernen</text:p>
          </draw:text-box>
        </draw:frame>
        <draw:circle draw:style-name="gr25" draw:layer="layout" svg:width="1cm" svg:height="1cm" svg:x="17.5cm" svg:y="6.6cm">
          <text:p/>
        </draw:circle>
        <draw:frame draw:style-name="gr4" draw:layer="layout" svg:width="1.7cm" svg:height="1.013cm" svg:x="21.1cm" svg:y="9.3cm">
          <draw:text-box>
            <text:p>P2P</text:p>
          </draw:text-box>
        </draw:frame>
        <draw:frame draw:style-name="gr4" draw:layer="layout" svg:width="1.979cm" svg:height="1.013cm" svg:x="18.121cm" svg:y="5.8cm">
          <draw:text-box>
            <text:p>Anon</text:p>
          </draw:text-box>
        </draw:frame>
        <draw:line draw:style-name="gr3" draw:text-style-name="P15" draw:layer="layout" svg:x1="1.416cm" svg:y1="16.712cm" svg:x2="10.559cm" svg:y2="16.712cm">
          <text:p/>
        </draw:line>
        <draw:line draw:style-name="gr3" draw:text-style-name="P15" draw:layer="layout" svg:x1="1.416cm" svg:y1="16.712cm" svg:x2="1.416cm" svg:y2="11.335cm">
          <text:p/>
        </draw:line>
        <draw:ellipse draw:style-name="gr25" draw:text-style-name="P15" draw:layer="layout" svg:width="0.831cm" svg:height="0.768cm" svg:x="1cm" svg:y="15.176cm">
          <text:p/>
        </draw:ellipse>
        <draw:ellipse draw:style-name="gr25" draw:text-style-name="P15" draw:layer="layout" svg:width="0.831cm" svg:height="0.768cm" svg:x="1cm" svg:y="12.871cm">
          <text:p/>
        </draw:ellipse>
        <draw:ellipse draw:style-name="gr25" draw:text-style-name="P15" draw:id="id26" draw:layer="layout" svg:width="0.831cm" svg:height="0.768cm" svg:x="3.909cm" svg:y="16.328cm">
          <text:p/>
        </draw:ellipse>
        <draw:ellipse draw:style-name="gr25" draw:text-style-name="P15" draw:id="id25" draw:layer="layout" svg:width="0.831cm" svg:height="0.768cm" svg:x="7.4cm" svg:y="16.328cm">
          <text:p/>
        </draw:ellipse>
        <draw:frame draw:style-name="gr34" draw:text-style-name="P15" draw:layer="layout" svg:width="1.975cm" svg:height="0.927cm" svg:x="1.901cm" svg:y="17.024cm">
          <draw:text-box>
            <text:p><text:span text:style-name="T9">Shark</text:span></text:p>
          </draw:text-box>
        </draw:frame>
        <draw:frame draw:style-name="gr35" draw:text-style-name="P15" draw:layer="layout" svg:width="1.569cm" svg:height="0.927cm" svg:x="7.732cm" svg:y="17.173cm">
          <draw:text-box>
            <text:p><text:span text:style-name="T9">P2P</text:span></text:p>
          </draw:text-box>
        </draw:frame>
        <draw:ellipse draw:style-name="gr28" draw:text-style-name="P17" draw:layer="layout" svg:width="0.831cm" svg:height="0.768cm" svg:x="3.909cm" svg:y="15.076cm">
          <text:p/>
        </draw:ellipse>
        <draw:frame draw:style-name="gr36" draw:text-style-name="P15" draw:layer="layout" svg:width="1.73cm" svg:height="0.927cm" svg:x="1.628cm" svg:y="14.6cm">
          <draw:text-box>
            <text:p><text:span text:style-name="T9">Alice</text:span></text:p>
          </draw:text-box>
        </draw:frame>
        <draw:frame draw:style-name="gr44" draw:text-style-name="P15" draw:layer="layout" svg:width="1.819cm" svg:height="0.927cm" svg:x="1.539cm" svg:y="12.1cm">
          <draw:text-box>
            <text:p><text:span text:style-name="T9">Anon</text:span></text:p>
          </draw:text-box>
        </draw:frame>
        <draw:connector draw:style-name="gr3" draw:layer="layout" draw:line-skew="0.354cm" svg:x1="7.815cm" svg:y1="17.096cm" svg:x2="4.324cm" svg:y2="17.096cm" draw:start-shape="id25" draw:start-glue-point="2" draw:end-shape="id26" draw:end-glue-point="2" svg:d="m7815 17096v855h-3491v-855">
          <text:p/>
        </draw:connector>
        <draw:line draw:style-name="gr3" draw:layer="layout" svg:x1="16.5cm" svg:y1="16.293cm" svg:x2="21.5cm" svg:y2="16.293cm">
          <text:p/>
        </draw:line>
        <draw:line draw:style-name="gr3" draw:layer="layout" svg:x1="16.5cm" svg:y1="16.293cm" svg:x2="16.5cm" svg:y2="12.793cm">
          <text:p/>
        </draw:line>
        <draw:circle draw:style-name="gr25" draw:layer="layout" svg:width="1cm" svg:height="1cm" svg:x="18.5cm" svg:y="15.793cm">
          <text:p/>
        </draw:circle>
        <draw:circle draw:style-name="gr25" draw:layer="layout" svg:width="1cm" svg:height="1cm" svg:x="16cm" svg:y="13.893cm">
          <text:p/>
        </draw:circle>
        <draw:frame draw:style-name="gr4" draw:layer="layout" svg:width="1.7cm" svg:height="1.013cm" svg:x="19.6cm" svg:y="16.593cm">
          <draw:text-box>
            <text:p>P2P</text:p>
          </draw:text-box>
        </draw:frame>
        <draw:frame draw:style-name="gr4" draw:layer="layout" svg:width="1.979cm" svg:height="1.013cm" svg:x="16.621cm" svg:y="13.093cm">
          <draw:text-box>
            <text:p>Anon</text:p>
          </draw:text-box>
        </draw:frame>
        <draw:ellipse draw:style-name="gr28" draw:text-style-name="P17" draw:layer="layout" svg:width="0.831cm" svg:height="0.768cm" svg:x="18.5cm" svg:y="14.025cm">
          <text:p/>
        </draw:ellipse>
        <draw:custom-shape draw:style-name="gr29" draw:text-style-name="P9" draw:layer="layout" svg:width="1.5cm" svg:height="1cm" svg:x="6cm" svg:y="13.7cm">
          <text:p/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line draw:style-name="gr3" draw:layer="layout" svg:x1="5cm" svg:y1="15.1cm" svg:x2="6cm" svg:y2="14.6cm">
          <text:p/>
        </draw:line>
        <draw:custom-shape draw:style-name="gr29" draw:text-style-name="P9" draw:layer="layout" svg:width="1.5cm" svg:height="1cm" svg:x="20.5cm" svg:y="12.6cm">
          <text:p/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line draw:style-name="gr3" draw:layer="layout" svg:x1="19.5cm" svg:y1="14cm" svg:x2="20.5cm" svg:y2="13.5cm">
          <text:p/>
        </draw:line>
        <draw:frame draw:style-name="gr4" draw:layer="layout" svg:width="7.61cm" svg:height="1.013cm" svg:x="15.949cm" svg:y="10.987cm">
          <draw:text-box>
            <text:p>Assimilation ohne Lernen</text:p>
          </draw:text-box>
        </draw:frame>
        <presentation:notes draw:style-name="dp2">
          <draw:page-thumbnail draw:style-name="gr1" draw:layer="layout" svg:width="0.001cm" svg:height="0.001cm" svg:x="0cm" svg:y="1.93cm" draw:page-number="49" presentation:class="page"/>
          <draw:frame presentation:style-name="pr9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office:forms form:automatic-focus="false" form:apply-design-mode="false"/>
        <draw:frame presentation:style-name="pr7" draw:layer="layout" svg:width="22.86cm" svg:height="1.535cm" svg:x="1.27cm" svg:y="0.968cm" presentation:class="title">
          <draw:text-box>
            <text:p>Lernen: etwas formaler</text:p>
          </draw:text-box>
        </draw:frame>
        <draw:frame presentation:style-name="pr8" draw:layer="layout" svg:width="22.86cm" svg:height="14.209cm" svg:x="1.27cm" svg:y="3.937cm" presentation:class="outline" presentation:user-transformed="true">
          <draw:text-box>
            <text:list text:style-name="L3">
              <text:list-item>
                <text:p>je Dimension </text:p>
                <text:list>
                  <text:list-item>
                    <text:p>lernen, wenn OC des CP (OC<text:span text:style-name="T10">CP</text:span><text:span text:style-name="T11">)</text:span><text:span text:style-name="T10"> </text:span>lokal nicht existiert</text:p>
                  </text:list-item>
                  <text:list-item>
                    <text:p>Breitensuche in empfangener Context Map</text:p>
                    <text:list>
                      <text:list-item>
                        <text:p>suche dort OC, dass auch lokal existiert und den geringsten Abstand zu OC<text:span text:style-name="T10">CP</text:span><text:span text:style-name="T11"> hat</text:span></text:p>
                      </text:list-item>
                    </text:list>
                  </text:list-item>
                  <text:list-item>
                    <text:p><text:span text:style-name="T11">wenn gefunden: füge Pfad in lokaler KB ein</text:span></text:p>
                  </text:list-item>
                  <text:list-item>
                    <text:p><text:span text:style-name="T11">nicht gefunden: füge Konzept ohne Verbindungen ein.</text:span></text:p>
                  </text:list-item>
                </text:list>
              </text:list-item>
              <text:list-item>
                <text:p><text:span text:style-name="T11">(Hinweis: In Implementierung wird auch hier die Fragmentierung eingesetzt)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50" presentation:class="page"/>
          <draw:frame presentation:style-name="pr9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>
        <office:forms form:automatic-focus="false" form:apply-design-mode="false"/>
        <draw:frame presentation:style-name="pr7" draw:layer="layout" svg:width="22.86cm" svg:height="1.535cm" svg:x="1.27cm" svg:y="0.968cm" presentation:class="title">
          <draw:text-box>
            <text:p>keine Lernen</text:p>
          </draw:text-box>
        </draw:frame>
        <draw:frame presentation:style-name="pr8" draw:layer="layout" svg:width="22.86cm" svg:height="12.746cm" svg:x="1.27cm" svg:y="3.937cm" presentation:class="outline" presentation:user-transformed="true">
          <draw:text-box>
            <text:list text:style-name="L3">
              <text:list-item>
                <text:p>OC des CP (OC<text:span text:style-name="T10">CP</text:span><text:span text:style-name="T11">) </text:span>existiert lokal nicht</text:p>
              </text:list-item>
              <text:list-item>
                <text:p>Breitensuche in empfangener Context Map</text:p>
                <text:list>
                  <text:list-item>
                    <text:p>suche dort OC, dass auch lokal existiert und den geringsten Abstand zu OC<text:span text:style-name="T10">CP</text:span><text:span text:style-name="T11"> hat</text:span> </text:p>
                  </text:list-item>
                </text:list>
              </text:list-item>
              <text:list-item>
                <text:p>wenn gefunden: ändere OC<text:span text:style-name="T10">CP</text:span><text:span text:style-name="T11"> in gefundenen lokalen OC</text:span></text:p>
              </text:list-item>
              <text:list-item>
                <text:p><text:span text:style-name="T11">wenn nicht gefunden: verwerfe den CP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51" presentation:class="page"/>
          <draw:frame presentation:style-name="pr9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>
        <office:forms form:automatic-focus="false" form:apply-design-mode="false"/>
        <draw:frame presentation:style-name="pr7" draw:layer="layout" svg:width="22.86cm" svg:height="1.535cm" svg:x="1.27cm" svg:y="0.968cm" presentation:class="title">
          <draw:text-box>
            <text:p>kleine Zusammenfassung</text:p>
          </draw:text-box>
        </draw:frame>
        <draw:frame presentation:style-name="pr8" draw:text-style-name="P18" draw:layer="layout" svg:width="22.86cm" svg:height="13.472cm" svg:x="1.27cm" svg:y="3.937cm" presentation:class="outline" presentation:user-transformed="true">
          <draw:text-box>
            <text:list text:style-name="L3">
              <text:list-item>
                <text:p><text:span text:style-name="T12">Kommunikation ist ein Austausch von Interessen und am Ende von Wissen</text:span></text:p>
              </text:list-item>
              <text:list-item>
                <text:p><text:span text:style-name="T12">Owner definieren Interessen durch</text:span></text:p>
                <text:list>
                  <text:list-item>
                    <text:p><text:span text:style-name="T13">Benennung von Ontology Concepts</text:span></text:p>
                  </text:list-item>
                  <text:list-item>
                    <text:p><text:span text:style-name="T13">Fragmentierungsparameter</text:span></text:p>
                  </text:list-item>
                  <text:list-item>
                    <text:p><text:span text:style-name="T13">Gültigkeitsdauer, Owner</text:span></text:p>
                  </text:list-item>
                </text:list>
              </text:list-item>
              <text:list-item>
                <text:p><text:span text:style-name="T12">Shark ermittelt daraus Remote Interesse:</text:span></text:p>
                <text:list>
                  <text:list-item>
                    <text:p><text:span text:style-name="T13">Context Map, übernimmt FP, Owner, Dauer</text:span></text:p>
                  </text:list-item>
                </text:list>
              </text:list-item>
              <text:list-item>
                <text:p><text:span text:style-name="T12">Kontextualisierung erlaubt</text:span></text:p>
                <text:list>
                  <text:list-item>
                    <text:p><text:span text:style-name="T13">Ermittlung gemeinsamer Interessen</text:span></text:p>
                  </text:list-item>
                  <text:list-item>
                    <text:p><text:span text:style-name="T13">Extraktion von Wisse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52" presentation:class="page"/>
          <draw:frame presentation:style-name="pr9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2T1">
        <office:forms form:automatic-focus="false" form:apply-design-mode="false"/>
        <draw:frame presentation:style-name="pr7" draw:layer="layout" svg:width="22.86cm" svg:height="1.535cm" svg:x="1.27cm" svg:y="0.968cm" presentation:class="title">
          <draw:text-box>
            <text:p>Topologie = „Chaos“</text:p>
          </draw:text-box>
        </draw:frame>
        <draw:frame presentation:style-name="pr8" draw:layer="layout" svg:width="22.86cm" svg:height="12.746cm" svg:x="1.27cm" svg:y="3.937cm" presentation:class="outline">
          <draw:text-box>
            <text:list text:style-name="L3">
              <text:list-item>
                <text:p>Shark verlangt keine Topologie</text:p>
              </text:list-item>
              <text:list-item>
                <text:p>Peers kommunizieren, wenn sie sich „sehen“</text:p>
              </text:list-item>
              <text:list-item>
                <text:p>Peers übermitteln jedes Mal aber Reply-Address</text:p>
              </text:list-item>
              <text:list-item>
                <text:p>Peer kann damit ggf. auf KEP Nachricht antworten, auch wenn Peer bereits fort</text:p>
                <text:list>
                  <text:list-item>
                    <text:p>Bsp: Initiale Kommunikation via BT, Abbruch, aber Peer hat Mailadresse hinterlasse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53" presentation:class="page"/>
          <draw:frame presentation:style-name="pr9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2T1">
        <office:forms form:automatic-focus="false" form:apply-design-mode="false"/>
        <draw:frame presentation:style-name="pr7" draw:layer="layout" svg:width="22.86cm" svg:height="1.535cm" svg:x="1.27cm" svg:y="0.968cm" presentation:class="title">
          <draw:text-box>
            <text:p>Adressen</text:p>
          </draw:text-box>
        </draw:frame>
        <draw:frame presentation:style-name="pr8" draw:layer="layout" svg:width="22.86cm" svg:height="12.746cm" svg:x="1.27cm" svg:y="3.937cm" presentation:class="outline" presentation:user-transformed="true">
          <draw:text-box>
            <text:list text:style-name="L3">
              <text:list-item>
                <text:p>bei jeder Kommunikation erhält ein Peer drei Arten von Adressen von anderen Peer:</text:p>
                <text:list>
                  <text:list-item>
                    <text:p>Sender-Address:<text:line-break/>tatsächliche Adresse des sendenden Peers </text:p>
                    <text:list>
                      <text:list-item>
                        <text:p>z.B. lokaler Port einer TCP Verbindung</text:p>
                      </text:list-item>
                    </text:list>
                  </text:list-item>
                  <text:list-item>
                    <text:p>Reply-Address:</text:p>
                    <text:list>
                      <text:list-item>
                        <text:p>Adresse, auf die geantwortet werden soll – sinnvoll bei message basierten Protokollen (e.g. UDP)</text:p>
                      </text:list-item>
                    </text:list>
                  </text:list-item>
                  <text:list-item>
                    <text:p>PeerDescription des Owners des Remote Interest – dort kodier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54" presentation:class="page"/>
          <draw:frame presentation:style-name="pr9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2T1">
        <office:forms form:automatic-focus="false" form:apply-design-mode="false"/>
        <draw:frame presentation:style-name="pr7" draw:layer="layout" svg:width="22.86cm" svg:height="1.535cm" svg:x="1.27cm" svg:y="0.968cm" presentation:class="title">
          <draw:text-box>
            <text:p>Semantik</text:p>
          </draw:text-box>
        </draw:frame>
        <draw:frame presentation:style-name="pr8" draw:layer="layout" svg:width="22.86cm" svg:height="13.302cm" svg:x="1.27cm" svg:y="3.937cm" presentation:class="outline" presentation:user-transformed="true">
          <draw:text-box>
            <text:list text:style-name="L3">
              <text:list-item>
                <text:p>Senderadresse ist der physikalische Sender der Nachricht</text:p>
              </text:list-item>
              <text:list-item>
                <text:p>Reply-Adresse: hier soll eine Antwort gesendet werden, wenn das sendende Peer erreicht werden soll</text:p>
              </text:list-item>
              <text:list-item>
                <text:p>Owner-Adressen: das sind die Adressen des Owner des Interests. Peers können Interessen anderer weitergeben. In dem Fall unterscheiden sich die Adressen </text:p>
                <text:list>
                  <text:list-item>
                    <text:p>aktueller Sender ist nicht zwingend der Own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55" presentation:class="page"/>
          <draw:frame presentation:style-name="pr9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2T1">
        <office:forms form:automatic-focus="false" form:apply-design-mode="false"/>
        <draw:frame presentation:style-name="pr7" draw:layer="layout" svg:width="22.86cm" svg:height="1.535cm" svg:x="1.27cm" svg:y="0.968cm" presentation:class="title">
          <draw:text-box>
            <text:p>Beispiel</text:p>
          </draw:text-box>
        </draw:frame>
        <draw:ellipse draw:style-name="gr24" draw:layer="layout" svg:width="3cm" svg:height="2cm" svg:x="3cm" svg:y="5.3cm">
          <text:p>Peer A</text:p>
        </draw:ellipse>
        <draw:ellipse draw:style-name="gr24" draw:layer="layout" svg:width="3cm" svg:height="2cm" svg:x="13.8cm" svg:y="5.2cm">
          <text:p>Peer B</text:p>
        </draw:ellipse>
        <draw:ellipse draw:style-name="gr24" draw:layer="layout" svg:width="3cm" svg:height="2cm" svg:x="14cm" svg:y="12cm">
          <text:p>Peer C</text:p>
        </draw:ellipse>
        <draw:line draw:style-name="gr3" draw:layer="layout" svg:x1="6.5cm" svg:y1="6.3cm" svg:x2="13.5cm" svg:y2="6.3cm">
          <text:p/>
        </draw:line>
        <draw:ellipse draw:style-name="gr9" draw:text-style-name="P12" draw:layer="layout" svg:width="5.5cm" svg:height="1.5cm" svg:x="7cm" svg:y="4.3cm">
          <text:p text:style-name="P9"><text:span text:style-name="T7">Interest: </text:span></text:p>
          <text:p text:style-name="P9"><text:span text:style-name="T7">Owner A, Sender A</text:span></text:p>
        </draw:ellipse>
        <draw:ellipse draw:style-name="gr9" draw:text-style-name="P12" draw:layer="layout" svg:width="5.5cm" svg:height="1.5cm" svg:x="16cm" svg:y="8.5cm">
          <text:p text:style-name="P9"><text:span text:style-name="T7">Interest: </text:span></text:p>
          <text:p text:style-name="P9"><text:span text:style-name="T7">Owner A, Sender B</text:span></text:p>
        </draw:ellipse>
        <draw:line draw:style-name="gr3" draw:layer="layout" svg:x1="15.4cm" svg:y1="7.4cm" svg:x2="15.4cm" svg:y2="11.9cm">
          <text:p/>
        </draw:line>
        <draw:frame draw:style-name="gr4" draw:layer="layout" svg:width="11.14cm" svg:height="3.299cm" svg:x="11.5cm" svg:y="14.225cm">
          <draw:text-box>
            <text:p>C kennt nun A und B und es</text:p>
            <text:p>kennt ein Interesse von A.</text:p>
            <text:p/>
            <text:p>Kann Kommunikation mit A aufbauen.</text:p>
          </draw:text-box>
        </draw:frame>
        <presentation:notes draw:style-name="dp2">
          <draw:page-thumbnail draw:style-name="gr1" draw:layer="layout" svg:width="0.001cm" svg:height="0.001cm" svg:x="0cm" svg:y="1.93cm" draw:page-number="56" presentation:class="page"/>
          <draw:frame presentation:style-name="pr9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2T1">
        <office:forms form:automatic-focus="false" form:apply-design-mode="false"/>
        <draw:frame presentation:style-name="pr7" draw:layer="layout" svg:width="22.86cm" svg:height="1.535cm" svg:x="1.27cm" svg:y="0.968cm" presentation:class="title">
          <draw:text-box>
            <text:p>Weitergabe von Interessen</text:p>
          </draw:text-box>
        </draw:frame>
        <draw:frame presentation:style-name="pr8" draw:layer="layout" svg:width="22.86cm" svg:height="12.746cm" svg:x="1.27cm" svg:y="3.937cm" presentation:class="outline">
          <draw:text-box>
            <text:list text:style-name="L3">
              <text:list-item>
                <text:p>Einstellbar, ob Peers Interessen anderer Peers weitergeben sollen</text:p>
              </text:list-item>
              <text:list-item>
                <text:p>Prinzip in Shark</text:p>
                <text:list>
                  <text:list-item>
                    <text:p>jedes Interesse, das ein Peer übergeben hat, kann und darf beliebig weitergegeben werden</text:p>
                  </text:list-item>
                  <text:list-item>
                    <text:p>keine Ebenen der Privacy in Shark! In anderen Ebene möglich.</text:p>
                  </text:list-item>
                  <text:list-item>
                    <text:p>Interessen haben Gültigkeitsdauer – das ist Empfehlung, kann ignoriert werde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57" presentation:class="page"/>
          <draw:frame presentation:style-name="pr9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3T19">
        <office:forms form:automatic-focus="false" form:apply-design-mode="false"/>
        <draw:frame presentation:style-name="pr10" draw:text-style-name="P1" draw:layer="layout" svg:width="22.86cm" svg:height="1.786cm" svg:x="1.27cm" svg:y="0.843cm" presentation:class="title" presentation:placeholder="true">
          <draw:text-box/>
        </draw:frame>
        <draw:g>
          <draw:custom-shape draw:style-name="gr30" draw:text-style-name="P13" draw:layer="layout" svg:width="0.878cm" svg:height="0.832cm" svg:x="5.761cm" svg:y="4.602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31" draw:text-style-name="P14" draw:layer="layout" svg:x1="6.202cm" svg:y1="5.487cm" svg:x2="6.202cm" svg:y2="6.735cm">
            <text:p/>
          </draw:line>
          <draw:line draw:style-name="gr31" draw:text-style-name="P14" draw:layer="layout" svg:x1="6.2cm" svg:y1="6.735cm" svg:x2="5.539cm" svg:y2="7.6cm">
            <text:p/>
          </draw:line>
          <draw:line draw:style-name="gr31" draw:text-style-name="P14" draw:layer="layout" svg:x1="6.202cm" svg:y1="6.735cm" svg:x2="6.861cm" svg:y2="7.6cm">
            <text:p/>
          </draw:line>
          <draw:line draw:style-name="gr31" draw:text-style-name="P14" draw:layer="layout" svg:x1="6.201cm" svg:y1="5.902cm" svg:x2="5.321cm" svg:y2="5.538cm">
            <text:p/>
          </draw:line>
          <draw:line draw:style-name="gr31" draw:text-style-name="P14" draw:layer="layout" svg:x1="6.202cm" svg:y1="5.902cm" svg:x2="7.026cm" svg:y2="5.538cm">
            <text:p/>
          </draw:line>
          <draw:custom-shape draw:style-name="gr30" draw:text-style-name="P13" draw:layer="layout" svg:width="0.495cm" svg:height="0.136cm" svg:x="6.805cm" svg:y="7.464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30" draw:text-style-name="P13" draw:layer="layout" svg:width="0.495cm" svg:height="0.136cm" svg:x="5.101cm" svg:y="7.464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</draw:g>
        <presentation:notes draw:style-name="dp2">
          <draw:page-thumbnail draw:style-name="gr1" draw:layer="layout" svg:width="0.001cm" svg:height="0.001cm" svg:x="0cm" svg:y="1.93cm" draw:page-number="58" presentation:class="page"/>
          <draw:frame presentation:style-name="pr9" draw:text-style-name="P1" draw:layer="layout" svg:width="15.239cm" svg:height="11.17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'MS Gothic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.246cm" fo:margin-bottom="0cm" fo:line-height="100%" fo:text-align="start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36pt" fo:font-style="normal" fo:text-shadow="none" style:text-underline-style="none" fo:font-weight="normal" style:font-family-asian="'MS Gothic'" style:font-family-generic-asian="system" style:font-pitch-asian="variable" style:font-size-asian="36pt" style:font-style-asian="normal" style:font-weight-asian="normal" style:font-family-complex="Tahoma" style:font-family-generic-complex="system" style:font-pitch-complex="variable" style:font-size-complex="36pt" style:font-style-complex="normal" style:font-weight-complex="normal" style:text-emphasize="none" style:font-relief="none"/>
    </style:style>
    <style:style style:name="Shark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Shark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hark-notes" style:family="presentation">
      <style:graphic-properties draw:stroke="none" draw:fill="none">
        <text:list-style style:name="Shark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letter-kerning="true" style:font-family-asian="'MS Gothic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Shark-outline1" style:family="presentation">
      <style:graphic-properties draw:stroke="none" draw:fill="none">
        <text:list-style style:name="Shark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hark-outline2" style:family="presentation" style:parent-style-name="Shark-outline1">
      <style:paragraph-properties fo:margin-left="0cm" fo:margin-right="0cm" fo:margin-top="0.246cm" fo:margin-bottom="0cm" fo:line-height="100%" fo:text-align="start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Shark-outline3" style:family="presentation" style:parent-style-name="Shark-outline2">
      <style:paragraph-properties fo:margin-left="0cm" fo:margin-right="0cm" fo:margin-top="0.21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Shark-outline4" style:family="presentation" style:parent-style-name="Shark-outline3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hark-outline5" style:family="presentation" style:parent-style-name="Shark-outline4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hark-outline6" style:family="presentation" style:parent-style-name="Shark-outline5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hark-outline7" style:family="presentation" style:parent-style-name="Shark-outline6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hark-outline8" style:family="presentation" style:parent-style-name="Shark-outline7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hark-outline9" style:family="presentation" style:parent-style-name="Shark-outline8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hark-subtitle" style:family="presentation">
      <style:graphic-properties draw:stroke="none" draw:fill="none" draw:textarea-vertical-align="middle">
        <text:list-style style:name="Shark-subtitle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hark-title" style:family="presentation">
      <style:graphic-properties draw:stroke="none" draw:fill="none" draw:textarea-vertical-align="middle">
        <text:list-style style:name="Shark-title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36pt" fo:font-style="normal" fo:text-shadow="none" style:text-underline-style="none" fo:font-weight="normal" style:letter-kerning="true" style:font-family-asian="'MS Gothic'" style:font-family-generic-asian="system" style:font-pitch-asian="variable" style:font-size-asian="36pt" style:font-style-asian="normal" style:font-weight-asian="normal" style:font-family-complex="Tahoma" style:font-family-generic-complex="system" style:font-pitch-complex="variable" style:font-size-complex="36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bbe0e3" draw:textarea-horizontal-align="justify" draw:textarea-vertical-align="top" draw:auto-grow-height="true" fo:min-height="0.677cm" fo:min-width="0.379cm" fo:padding-top="0.13cm" fo:padding-bottom="0.13cm" fo:padding-left="0.25cm" fo:padding-right="0.25cm" fo:wrap-option="no-wrap" draw:shadow="hidden" draw:shadow-color="#808080"/>
    </style:style>
    <style:style style:name="Mgr4" style:family="graphic" style:parent-style-name="standard">
      <style:graphic-properties draw:stroke="solid" svg:stroke-width="0.026cm" svg:stroke-color="#00b8ff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M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draw:fill="none" draw:fill-color="#bbe0e3" draw:textarea-horizontal-align="justify" draw:textarea-vertical-align="top" draw:auto-grow-height="true" fo:padding-top="0.13cm" fo:padding-bottom="0.13cm" fo:padding-left="0.25cm" fo:padding-right="0.25cm" fo:wrap-option="no-wrap" draw:shadow="hidden" draw:shadow-color="#808080"/>
    </style:style>
    <style:style style:name="Mpr1" style:family="presentation" style:parent-style-name="Default-backgroundobjects">
      <style:graphic-properties draw:stroke="none" draw:fill="none" draw:fill-color="#bbe0e3" draw:textarea-horizontal-align="justify" draw:textarea-vertical-align="top" draw:auto-grow-height="false" draw:auto-grow-width="false" fo:min-height="1.325cm" fo:min-width="0cm" fo:padding-top="0.13cm" fo:padding-bottom="0.13cm" fo:padding-left="0.25cm" fo:padding-right="0.25cm" fo:wrap-option="wrap" draw:shadow="hidden" draw:shadow-color="#808080"/>
    </style:style>
    <style:style style:name="Mpr2" style:family="presentation" style:parent-style-name="Shark-backgroundobjects">
      <style:graphic-properties draw:stroke="none" draw:fill="none" draw:fill-color="#bbe0e3" draw:textarea-horizontal-align="justify" draw:textarea-vertical-align="top" draw:auto-grow-height="false" draw:auto-grow-width="false" fo:min-height="1.325cm" fo:min-width="0cm" fo:padding-top="0.13cm" fo:padding-bottom="0.13cm" fo:padding-left="0.25cm" fo:padding-right="0.25cm" fo:wrap-option="wrap" draw:shadow="hidden" draw:shadow-color="#808080"/>
    </style:style>
    <style:style style:name="Mpr3" style:family="presentation" style:parent-style-name="Shark-outline1">
      <style:graphic-properties draw:fill-color="#ffffff" draw:auto-grow-height="false" fo:min-height="12.573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 style:writing-mode="lr-tb"/>
    </style:style>
    <style:style style:name="MP4" style:family="paragraph">
      <style:paragraph-properties text:enable-numbering="false" fo:margin-left="0cm" fo:margin-right="0cm" fo:text-align="end" fo:text-indent="0cm" style:writing-mode="lr-tb"/>
    </style:style>
    <style:style style:name="MP5" style:family="paragraph">
      <style:paragraph-properties fo:text-align="end" style:writing-mode="lr-tb"/>
    </style:style>
    <style:style style:name="MP6" style:family="paragraph">
      <style:paragraph-properties fo:text-align="center" style:writing-mode="lr-tb"/>
      <style:text-properties fo:font-size="24pt"/>
    </style:style>
    <style:style style:name="MP7" style:family="paragraph">
      <style:paragraph-properties fo:text-align="center"/>
    </style:style>
    <style:style style:name="MP8" style:family="paragraph">
      <style:paragraph-properties text:enable-numbering="false" fo:margin-left="0cm" fo:margin-right="0cm" fo:text-indent="0cm" style:writing-mode="lr-tb"/>
    </style:style>
    <style:style style:name="MP9" style:family="paragraph">
      <style:paragraph-properties fo:margin-left="0cm" fo:margin-right="0cm" fo:text-indent="0cm"/>
    </style:style>
    <style:style style:name="MP10" style:family="paragraph">
      <style:paragraph-properties fo:margin-left="1.2cm" fo:margin-right="0cm" fo:text-indent="-0.9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6.095cm" svg:height="4.571cm" svg:x="2.19cm" svg:y="3.556cm" draw:page-number="1"/>
      <draw:page-thumbnail draw:layer="backgroundobjects" svg:width="6.095cm" svg:height="4.571cm" svg:x="10.762cm" svg:y="3.556cm"/>
      <draw:page-thumbnail draw:layer="backgroundobjects" svg:width="6.095cm" svg:height="4.571cm" svg:x="2.19cm" svg:y="10.414cm"/>
      <draw:page-thumbnail draw:layer="backgroundobjects" svg:width="6.095cm" svg:height="4.571cm" svg:x="10.762cm" svg:y="10.414cm"/>
      <draw:page-thumbnail draw:layer="backgroundobjects" svg:width="6.095cm" svg:height="4.571cm" svg:x="2.19cm" svg:y="17.272cm"/>
      <draw:page-thumbnail draw:layer="backgroundobjects" svg:width="6.095cm" svg:height="4.571cm" svg:x="10.762cm" svg:y="17.272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2.86cm" svg:height="1.785cm" svg:x="1.27cm" svg:y="0.843cm" presentation:class="title" presentation:placeholder="true">
        <draw:text-box/>
      </draw:frame>
      <draw:frame presentation:style-name="Default-outline1" draw:layer="backgroundobjects" svg:width="22.86cm" svg:height="12.996cm" svg:x="1.27cm" svg:y="3.937cm" presentation:class="outline" presentation:placeholder="true">
        <draw:text-box/>
      </draw:frame>
      <draw:frame presentation:style-name="Mpr1" draw:text-style-name="MP3" draw:layer="backgroundobjects" svg:width="5.927cm" svg:height="1.324cm" svg:x="1.269cm" svg:y="17.347cm" presentation:class="date-time">
        <draw:text-box>
          <text:p/>
        </draw:text-box>
      </draw:frame>
      <draw:frame presentation:style-name="Mpr1" draw:text-style-name="MP3" draw:layer="backgroundobjects" svg:width="8.044cm" svg:height="1.324cm" svg:x="8.678cm" svg:y="17.347cm" presentation:class="footer">
        <draw:text-box>
          <text:p/>
        </draw:text-box>
      </draw:frame>
      <draw:frame presentation:style-name="Mpr1" draw:text-style-name="MP4" draw:layer="backgroundobjects" svg:width="5.927cm" svg:height="1.324cm" svg:x="18.202cm" svg:y="17.347cm" presentation:class="page-number">
        <draw:text-box>
          <text:p text:style-name="MP4"><text:span text:style-name="MT1"><text:page-number>&lt;Nummer&gt;</text:page-number></text:span></text:p>
        </draw:text-box>
      </draw:frame>
      <draw:custom-shape draw:style-name="Mgr3" draw:text-style-name="MP5" draw:layer="backgroundobjects" svg:width="0.879cm" svg:height="0.937cm" svg:x="19.177cm" svg:y="0.739cm">
        <text:p/>
        <draw:enhanced-geometry svg:viewBox="0 0 21600 21600" draw:type="mso-spt202" draw:enhanced-path="M 0 0 L 21600 0 21600 21600 0 21600 0 0 Z N"/>
      </draw:custom-shape>
      <draw:line draw:style-name="Mgr4" draw:text-style-name="MP6" draw:layer="backgroundobjects" svg:x1="0cm" svg:y1="2.888cm" svg:x2="25.4cm" svg:y2="2.888cm">
        <text:p/>
      </draw:line>
      <draw:frame draw:style-name="Mgr5" draw:text-style-name="MP7" draw:layer="backgroundobjects" svg:width="2.2cm" svg:height="2cm" svg:x="21.7cm" svg:y="0.501cm">
        <draw:image xlink:href="Pictures/10000000000000CF000000D02F503ED3.jpg" xlink:type="simple" xlink:show="embed" xlink:actuate="onLoad">
          <text:p/>
        </draw:image>
      </draw:frame>
      <presentation:notes style:page-layout-name="PM0">
        <draw:page-thumbnail presentation:style-name="Default-title" draw:layer="backgroundobjects" svg:width="0.001cm" svg:height="0.001cm" svg:x="0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Shark" style:page-layout-name="PM1" draw:style-name="Mdp1">
      <office:forms form:automatic-focus="false" form:apply-design-mode="false"/>
      <draw:frame presentation:style-name="Shark-title" draw:layer="backgroundobjects" svg:width="21.59cm" svg:height="4.084cm" svg:x="1.905cm" svg:y="5.917cm" presentation:class="title" presentation:placeholder="true">
        <draw:text-box/>
      </draw:frame>
      <draw:frame presentation:style-name="Mpr2" draw:text-style-name="MP8" draw:layer="backgroundobjects" svg:width="5.927cm" svg:height="1.324cm" svg:x="1.269cm" svg:y="17.347cm" presentation:class="date-time">
        <draw:text-box>
          <text:p text:style-name="MP8"><text:span text:style-name="MT1"><presentation:date-time/></text:span></text:p>
        </draw:text-box>
      </draw:frame>
      <draw:frame presentation:style-name="Mpr2" draw:text-style-name="MP3" draw:layer="backgroundobjects" svg:width="8.044cm" svg:height="1.324cm" svg:x="8.678cm" svg:y="17.347cm" presentation:class="footer">
        <draw:text-box>
          <text:p/>
        </draw:text-box>
      </draw:frame>
      <draw:frame presentation:style-name="Mpr2" draw:text-style-name="MP4" draw:layer="backgroundobjects" svg:width="5.927cm" svg:height="1.324cm" svg:x="18.202cm" svg:y="17.347cm" presentation:class="page-number">
        <draw:text-box>
          <text:p text:style-name="MP4"><text:span text:style-name="MT1"><text:page-number>&lt;Nummer&gt;</text:page-number></text:span></text:p>
        </draw:text-box>
      </draw:frame>
      <draw:custom-shape draw:style-name="Mgr6" draw:text-style-name="MP5" draw:layer="backgroundobjects" svg:width="0.879cm" svg:height="0.937cm" svg:x="19.177cm" svg:y="0.738cm">
        <text:p/>
        <draw:enhanced-geometry svg:viewBox="0 0 21600 21600" draw:type="mso-spt202" draw:enhanced-path="M 0 0 L 21600 0 21600 21600 0 21600 0 0 Z N"/>
      </draw:custom-shape>
      <draw:line draw:style-name="Mgr4" draw:text-style-name="MP6" draw:layer="backgroundobjects" svg:x1="0cm" svg:y1="2.887cm" svg:x2="25.4cm" svg:y2="2.887cm">
        <text:p/>
      </draw:line>
      <draw:frame presentation:style-name="Mpr3" draw:text-style-name="MP10" draw:layer="backgroundobjects" svg:width="22.859cm" svg:height="12.572cm" svg:x="1.27cm" svg:y="4.457cm" presentation:class="outline">
        <draw:text-box>
          <text:list text:style-name="ML3">
            <text:list-item>
              <text:p text:style-name="MP9">Click to edit the outline text format</text:p>
              <text:list>
                <text:list-item>
                  <text:p text:style-name="MP9">Second Outline Level</text:p>
                  <text:list>
                    <text:list-item>
                      <text:p text:style-name="MP9">Third Outline Level</text:p>
                      <text:list>
                        <text:list-item>
                          <text:p text:style-name="MP9">Fourth Outline Level</text:p>
                          <text:list>
                            <text:list-item>
                              <text:p text:style-name="MP9">Fifth Outline Level</text:p>
                              <text:list>
                                <text:list-item>
                                  <text:p text:style-name="MP9">Sixth Outline Level</text:p>
                                  <text:list>
                                    <text:list-item>
                                      <text:p text:style-name="MP9">Seventh Outline Level</text:p>
                                      <text:list>
                                        <text:list-item>
                                          <text:p text:style-name="MP9">Eighth Outline Level</text:p>
                                          <text:list>
                                            <text:list-item>
                                              <text:p text:style-name="MP9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5" draw:text-style-name="MP7" draw:layer="backgroundobjects" svg:width="2.1cm" svg:height="2.11cm" svg:x="21.438cm" svg:y="0.538cm">
        <draw:image xlink:href="Pictures/10000000000000CF000000D02F503ED3.jpg" xlink:type="simple" xlink:show="embed" xlink:actuate="onLoad">
          <text:p/>
        </draw:image>
      </draw:frame>
      <presentation:notes style:page-layout-name="PM0">
        <draw:page-thumbnail presentation:style-name="Shark-title" draw:layer="backgroundobjects" svg:width="0.001cm" svg:height="0.001cm" svg:x="0cm" svg:y="1.93cm" presentation:class="page"/>
        <draw:frame presentation:style-name="Shark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text="urn:oasis:names:tc:opendocument:xmlns:text:1.0" office:version="1.2">
  <office:meta>
    <meta:generator>OpenOffice.org/3.1$Win32 OpenOffice.org_project/310m19$Build-9420</meta:generator>
    <dc:title>PowerPoint Presentation</dc:title>
    <meta:creation-date>2009-12-16T09:21:17.34</meta:creation-date>
    <meta:editing-cycles>96</meta:editing-cycles>
    <meta:editing-duration>PT11H22M37S</meta:editing-duration>
    <meta:initial-creator>Thomas Schwotzer</meta:initial-creator>
    <dc:date>2010-01-04T10:45:00.37</dc:date>
    <dc:creator>Thomas Schwotzer</dc:creator>
    <meta:document-statistic meta:object-count="667"/>
    <meta:user-defined meta:name="Info 1"/>
    <meta:user-defined meta:name="Info 2"/>
    <meta:user-defined meta:name="Info 3"/>
    <meta:user-defined meta:name="Info 4"/>
    <meta:user-defined meta:name="Version">1</meta:user-defined>
  </office:meta>
</office:document-meta>
</file>